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23mm"/>
    </style:style>
    <style:style style:name="co3" style:family="table-column">
      <style:table-column-properties fo:break-before="auto" style:column-width="20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8.08mm"/>
    </style:style>
    <style:style style:name="co6" style:family="table-column">
      <style:table-column-properties fo:break-before="auto" style:column-width="80.7mm"/>
    </style:style>
    <style:style style:name="co7" style:family="table-column">
      <style:table-column-properties fo:break-before="auto" style:column-width="32.21mm"/>
    </style:style>
    <style:style style:name="ro1" style:family="table-row">
      <style:table-row-properties style:row-height="37.02mm" fo:break-before="auto" style:use-optimal-row-height="false"/>
    </style:style>
    <style:style style:name="ro2" style:family="table-row">
      <style:table-row-properties style:row-height="8.98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diagonal-tl-br="0.74pt solid #000000" fo:wrap-option="wrap"/>
    </style:style>
    <style:style style:name="gr1" style:family="graphic">
      <style:graphic-properties draw:fill-color="#ffffff" draw:textarea-horizontal-align="justify" draw:textarea-vertical-align="middle" draw:auto-grow-height="false" fo:min-height="28.72mm" fo:min-width="215.99mm"/>
    </style:style>
    <style:style style:name="P1" style:family="paragraph">
      <loext:graphic-properties draw:fill-color="#ffffff"/>
    </style:style>
  </office:automatic-styles>
  <office:body>
    <office:spreadsheet>
      <table:calculation-settings table:automatic-find-labels="false"/>
      <table:table table:name="総当り表" table:style-name="ta1">
        <table:shapes>
          <draw:custom-shape draw:z-index="0" draw:style-name="gr1" draw:text-style-name="P1" svg:width="215.99mm" svg:height="28.72mm" svg:x="21.65mm" svg:y="0mm">
            <text:p>使い方</text:p>
            <text:p>1.レポジトリ対応シートにレポジトリ名とチーム名の対応表を入れる</text:p>
            <text:p>2.総当り表のA列にチーム名を入れる。列は勝手に入るがチーム数が増えた場合は右にセルをコピーする。</text:p>
            <text:p>　対戦Noのセルもそれに応じて増やす</text:p>
            <text:p>3.対戦表を確認する。行が不足していないか確認する。</text:p>
            <text:p>4.match_list.csvをCSVで保存する。フィールドの区切り記号は半角スペース、テキストの区切り記号はなし。</text:p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ce1"/>
        <table:table-column table:style-name="co2" table:number-columns-repeated="11" table:default-cell-style-name="ce1"/>
        <table:table-column table:style-name="co3" table:number-columns-repeated="4" table:default-cell-style-name="ce1"/>
        <table:table-column table:style-name="co4" table:number-columns-repeated="1008" table:default-cell-style-name="ce1"/>
        <table:table-row table:style-name="ro1">
          <table:table-cell/>
          <table:table-cell table:formula="of:=INDIRECT(&quot;A&quot;&amp;COLUMN())" office:value-type="string" office:string-value="チームおひるごはん" calcext:value-type="string">
            <text:p>チームおひるごはん</text:p>
          </table:table-cell>
          <table:table-cell table:formula="of:=INDIRECT(&quot;A&quot;&amp;COLUMN())" office:value-type="string" office:string-value="第三ロボ部" calcext:value-type="string">
            <text:p>第三ロボ部</text:p>
          </table:table-cell>
          <table:table-cell table:formula="of:=INDIRECT(&quot;A&quot;&amp;COLUMN())" office:value-type="string" office:string-value="チームゆかい" calcext:value-type="string">
            <text:p>チームゆかい</text:p>
          </table:table-cell>
          <table:table-cell table:formula="of:=INDIRECT(&quot;A&quot;&amp;COLUMN())" office:value-type="string" office:string-value="組込AIチーム" calcext:value-type="string">
            <text:p>組込AIチーム</text:p>
          </table:table-cell>
          <table:table-cell table:formula="of:=INDIRECT(&quot;A&quot;&amp;COLUMN())" office:value-type="string" office:string-value="チームさくら" calcext:value-type="string">
            <text:p>チームさくら</text:p>
          </table:table-cell>
          <table:table-cell table:formula="of:=INDIRECT(&quot;A&quot;&amp;COLUMN())" office:value-type="string" office:string-value="Bola de arroz" calcext:value-type="string">
            <text:p>Bola de arroz</text:p>
          </table:table-cell>
          <table:table-cell table:formula="of:=INDIRECT(&quot;A&quot;&amp;COLUMN())" office:value-type="string" office:string-value="電気の子" calcext:value-type="string">
            <text:p>電気の子</text:p>
          </table:table-cell>
          <table:table-cell table:formula="of:=INDIRECT(&quot;A&quot;&amp;COLUMN())" office:value-type="string" office:string-value="OnePanaロボ部選抜" calcext:value-type="string">
            <text:p>OnePanaロボ部選抜</text:p>
          </table:table-cell>
          <table:table-cell table:formula="of:=INDIRECT(&quot;A&quot;&amp;COLUMN())" office:value-type="string" office:string-value="OnePanaロボ部Rabbits" calcext:value-type="string">
            <text:p>OnePanaロボ部Rabbits</text:p>
          </table:table-cell>
          <table:table-cell table:formula="of:=INDIRECT(&quot;A&quot;&amp;COLUMN())" office:value-type="string" office:string-value="みどりがめ" calcext:value-type="string">
            <text:p>みどりがめ</text:p>
          </table:table-cell>
          <table:table-cell table:formula="of:=INDIRECT(&quot;A&quot;&amp;COLUMN())" office:value-type="string" office:string-value="OnePanaロボット部 team around 30" calcext:value-type="string">
            <text:p>OnePanaロボット部 team around 3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チームおひるごはん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formula="of:=IF(ISBLANK([.C2]);MAX([.$A1:.$AMJ1])+1;[.C2]+1)" office:value-type="float" office:value="2" calcext:value-type="float">
            <text:p>2</text:p>
          </table:table-cell>
          <table:table-cell table:formula="of:=IF(ISBLANK([.D2]);MAX([.$A1:.$AMJ1])+1;[.D2]+1)" office:value-type="float" office:value="3" calcext:value-type="float">
            <text:p>3</text:p>
          </table:table-cell>
          <table:table-cell table:formula="of:=IF(ISBLANK([.E2]);MAX([.$A1:.$AMJ1])+1;[.E2]+1)" office:value-type="float" office:value="4" calcext:value-type="float">
            <text:p>4</text:p>
          </table:table-cell>
          <table:table-cell table:formula="of:=IF(ISBLANK([.F2]);MAX([.$A1:.$AMJ1])+1;[.F2]+1)" office:value-type="float" office:value="5" calcext:value-type="float">
            <text:p>5</text:p>
          </table:table-cell>
          <table:table-cell table:formula="of:=IF(ISBLANK([.G2]);MAX([.$A1:.$AMJ1])+1;[.G2]+1)" office:value-type="float" office:value="6" calcext:value-type="float">
            <text:p>6</text:p>
          </table:table-cell>
          <table:table-cell table:formula="of:=IF(ISBLANK([.H2]);MAX([.$A1:.$AMJ1])+1;[.H2]+1)" office:value-type="float" office:value="7" calcext:value-type="float">
            <text:p>7</text:p>
          </table:table-cell>
          <table:table-cell table:formula="of:=IF(ISBLANK([.I2]);MAX([.$A1:.$AMJ1])+1;[.I2]+1)" office:value-type="float" office:value="8" calcext:value-type="float">
            <text:p>8</text:p>
          </table:table-cell>
          <table:table-cell table:formula="of:=IF(ISBLANK([.J2]);MAX([.$A1:.$AMJ1])+1;[.J2]+1)" office:value-type="float" office:value="9" calcext:value-type="float">
            <text:p>9</text:p>
          </table:table-cell>
          <table:table-cell table:formula="of:=IF(ISBLANK([.K2]);MAX([.$A1:.$AMJ1])+1;[.K2]+1)" office:value-type="float" office:value="10" calcext:value-type="float">
            <text:p>1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第三ロボ部</text:p>
          </table:table-cell>
          <table:table-cell/>
          <table:table-cell table:style-name="ce2"/>
          <table:table-cell table:formula="of:=IF(ISBLANK([.C3]);MAX([.$A2:.$AMJ2])+1;[.C3]+1)" office:value-type="float" office:value="11" calcext:value-type="float">
            <text:p>11</text:p>
          </table:table-cell>
          <table:table-cell table:formula="of:=IF(ISBLANK([.D3]);MAX([.$A2:.$AMJ2])+1;[.D3]+1)" office:value-type="float" office:value="12" calcext:value-type="float">
            <text:p>12</text:p>
          </table:table-cell>
          <table:table-cell table:formula="of:=IF(ISBLANK([.E3]);MAX([.$A2:.$AMJ2])+1;[.E3]+1)" office:value-type="float" office:value="13" calcext:value-type="float">
            <text:p>13</text:p>
          </table:table-cell>
          <table:table-cell table:formula="of:=IF(ISBLANK([.F3]);MAX([.$A2:.$AMJ2])+1;[.F3]+1)" office:value-type="float" office:value="14" calcext:value-type="float">
            <text:p>14</text:p>
          </table:table-cell>
          <table:table-cell table:formula="of:=IF(ISBLANK([.G3]);MAX([.$A2:.$AMJ2])+1;[.G3]+1)" office:value-type="float" office:value="15" calcext:value-type="float">
            <text:p>15</text:p>
          </table:table-cell>
          <table:table-cell table:formula="of:=IF(ISBLANK([.H3]);MAX([.$A2:.$AMJ2])+1;[.H3]+1)" office:value-type="float" office:value="16" calcext:value-type="float">
            <text:p>16</text:p>
          </table:table-cell>
          <table:table-cell table:formula="of:=IF(ISBLANK([.I3]);MAX([.$A2:.$AMJ2])+1;[.I3]+1)" office:value-type="float" office:value="17" calcext:value-type="float">
            <text:p>17</text:p>
          </table:table-cell>
          <table:table-cell table:formula="of:=IF(ISBLANK([.J3]);MAX([.$A2:.$AMJ2])+1;[.J3]+1)" office:value-type="float" office:value="18" calcext:value-type="float">
            <text:p>18</text:p>
          </table:table-cell>
          <table:table-cell table:formula="of:=IF(ISBLANK([.K3]);MAX([.$A2:.$AMJ2])+1;[.K3]+1)" office:value-type="float" office:value="19" calcext:value-type="float">
            <text:p>1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チームゆかい</text:p>
          </table:table-cell>
          <table:table-cell table:number-columns-repeated="2"/>
          <table:table-cell table:style-name="ce2"/>
          <table:table-cell table:formula="of:=IF(ISBLANK([.D4]);MAX([.$A3:.$AMJ3])+1;[.D4]+1)" office:value-type="float" office:value="20" calcext:value-type="float">
            <text:p>20</text:p>
          </table:table-cell>
          <table:table-cell table:formula="of:=IF(ISBLANK([.E4]);MAX([.$A3:.$AMJ3])+1;[.E4]+1)" office:value-type="float" office:value="21" calcext:value-type="float">
            <text:p>21</text:p>
          </table:table-cell>
          <table:table-cell table:formula="of:=IF(ISBLANK([.F4]);MAX([.$A3:.$AMJ3])+1;[.F4]+1)" office:value-type="float" office:value="22" calcext:value-type="float">
            <text:p>22</text:p>
          </table:table-cell>
          <table:table-cell table:formula="of:=IF(ISBLANK([.G4]);MAX([.$A3:.$AMJ3])+1;[.G4]+1)" office:value-type="float" office:value="23" calcext:value-type="float">
            <text:p>23</text:p>
          </table:table-cell>
          <table:table-cell table:formula="of:=IF(ISBLANK([.H4]);MAX([.$A3:.$AMJ3])+1;[.H4]+1)" office:value-type="float" office:value="24" calcext:value-type="float">
            <text:p>24</text:p>
          </table:table-cell>
          <table:table-cell table:formula="of:=IF(ISBLANK([.I4]);MAX([.$A3:.$AMJ3])+1;[.I4]+1)" office:value-type="float" office:value="25" calcext:value-type="float">
            <text:p>25</text:p>
          </table:table-cell>
          <table:table-cell table:formula="of:=IF(ISBLANK([.J4]);MAX([.$A3:.$AMJ3])+1;[.J4]+1)" office:value-type="float" office:value="26" calcext:value-type="float">
            <text:p>26</text:p>
          </table:table-cell>
          <table:table-cell table:formula="of:=IF(ISBLANK([.K4]);MAX([.$A3:.$AMJ3])+1;[.K4]+1)" office:value-type="float" office:value="27" calcext:value-type="float">
            <text:p>2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組込AIチーム</text:p>
          </table:table-cell>
          <table:table-cell table:number-columns-repeated="3"/>
          <table:table-cell table:style-name="ce2"/>
          <table:table-cell table:formula="of:=IF(ISBLANK([.E5]);MAX([.$A4:.$AMJ4])+1;[.E5]+1)" office:value-type="float" office:value="28" calcext:value-type="float">
            <text:p>28</text:p>
          </table:table-cell>
          <table:table-cell table:formula="of:=IF(ISBLANK([.F5]);MAX([.$A4:.$AMJ4])+1;[.F5]+1)" office:value-type="float" office:value="29" calcext:value-type="float">
            <text:p>29</text:p>
          </table:table-cell>
          <table:table-cell table:formula="of:=IF(ISBLANK([.G5]);MAX([.$A4:.$AMJ4])+1;[.G5]+1)" office:value-type="float" office:value="30" calcext:value-type="float">
            <text:p>30</text:p>
          </table:table-cell>
          <table:table-cell table:formula="of:=IF(ISBLANK([.H5]);MAX([.$A4:.$AMJ4])+1;[.H5]+1)" office:value-type="float" office:value="31" calcext:value-type="float">
            <text:p>31</text:p>
          </table:table-cell>
          <table:table-cell table:formula="of:=IF(ISBLANK([.I5]);MAX([.$A4:.$AMJ4])+1;[.I5]+1)" office:value-type="float" office:value="32" calcext:value-type="float">
            <text:p>32</text:p>
          </table:table-cell>
          <table:table-cell table:formula="of:=IF(ISBLANK([.J5]);MAX([.$A4:.$AMJ4])+1;[.J5]+1)" office:value-type="float" office:value="33" calcext:value-type="float">
            <text:p>33</text:p>
          </table:table-cell>
          <table:table-cell table:formula="of:=IF(ISBLANK([.K5]);MAX([.$A4:.$AMJ4])+1;[.K5]+1)" office:value-type="float" office:value="34" calcext:value-type="float">
            <text:p>3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チームさくら</text:p>
          </table:table-cell>
          <table:table-cell table:number-columns-repeated="4"/>
          <table:table-cell table:style-name="ce2"/>
          <table:table-cell table:formula="of:=IF(ISBLANK([.F6]);MAX([.$A5:.$AMJ5])+1;[.F6]+1)" office:value-type="float" office:value="35" calcext:value-type="float">
            <text:p>35</text:p>
          </table:table-cell>
          <table:table-cell table:formula="of:=IF(ISBLANK([.G6]);MAX([.$A5:.$AMJ5])+1;[.G6]+1)" office:value-type="float" office:value="36" calcext:value-type="float">
            <text:p>36</text:p>
          </table:table-cell>
          <table:table-cell table:formula="of:=IF(ISBLANK([.H6]);MAX([.$A5:.$AMJ5])+1;[.H6]+1)" office:value-type="float" office:value="37" calcext:value-type="float">
            <text:p>37</text:p>
          </table:table-cell>
          <table:table-cell table:formula="of:=IF(ISBLANK([.I6]);MAX([.$A5:.$AMJ5])+1;[.I6]+1)" office:value-type="float" office:value="38" calcext:value-type="float">
            <text:p>38</text:p>
          </table:table-cell>
          <table:table-cell table:formula="of:=IF(ISBLANK([.J6]);MAX([.$A5:.$AMJ5])+1;[.J6]+1)" office:value-type="float" office:value="39" calcext:value-type="float">
            <text:p>39</text:p>
          </table:table-cell>
          <table:table-cell table:formula="of:=IF(ISBLANK([.K6]);MAX([.$A5:.$AMJ5])+1;[.K6]+1)" office:value-type="float" office:value="40" calcext:value-type="float">
            <text:p>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ola de arroz</text:p>
          </table:table-cell>
          <table:table-cell table:number-columns-repeated="5"/>
          <table:table-cell table:style-name="ce2"/>
          <table:table-cell table:formula="of:=IF(ISBLANK([.G7]);MAX([.$A6:.$AMJ6])+1;[.G7]+1)" office:value-type="float" office:value="41" calcext:value-type="float">
            <text:p>41</text:p>
          </table:table-cell>
          <table:table-cell table:formula="of:=IF(ISBLANK([.H7]);MAX([.$A6:.$AMJ6])+1;[.H7]+1)" office:value-type="float" office:value="42" calcext:value-type="float">
            <text:p>42</text:p>
          </table:table-cell>
          <table:table-cell table:formula="of:=IF(ISBLANK([.I7]);MAX([.$A6:.$AMJ6])+1;[.I7]+1)" office:value-type="float" office:value="43" calcext:value-type="float">
            <text:p>43</text:p>
          </table:table-cell>
          <table:table-cell table:formula="of:=IF(ISBLANK([.J7]);MAX([.$A6:.$AMJ6])+1;[.J7]+1)" office:value-type="float" office:value="44" calcext:value-type="float">
            <text:p>44</text:p>
          </table:table-cell>
          <table:table-cell table:formula="of:=IF(ISBLANK([.K7]);MAX([.$A6:.$AMJ6])+1;[.K7]+1)" office:value-type="float" office:value="45" calcext:value-type="float">
            <text:p>4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電気の子</text:p>
          </table:table-cell>
          <table:table-cell table:number-columns-repeated="6"/>
          <table:table-cell table:style-name="ce2"/>
          <table:table-cell table:formula="of:=IF(ISBLANK([.H8]);MAX([.$A7:.$AMJ7])+1;[.H8]+1)" office:value-type="float" office:value="46" calcext:value-type="float">
            <text:p>46</text:p>
          </table:table-cell>
          <table:table-cell table:formula="of:=IF(ISBLANK([.I8]);MAX([.$A7:.$AMJ7])+1;[.I8]+1)" office:value-type="float" office:value="47" calcext:value-type="float">
            <text:p>47</text:p>
          </table:table-cell>
          <table:table-cell table:formula="of:=IF(ISBLANK([.J8]);MAX([.$A7:.$AMJ7])+1;[.J8]+1)" office:value-type="float" office:value="48" calcext:value-type="float">
            <text:p>48</text:p>
          </table:table-cell>
          <table:table-cell table:formula="of:=IF(ISBLANK([.K8]);MAX([.$A7:.$AMJ7])+1;[.K8]+1)" office:value-type="float" office:value="49" calcext:value-type="float">
            <text:p>4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nePanaロボ部選抜</text:p>
          </table:table-cell>
          <table:table-cell table:number-columns-repeated="7"/>
          <table:table-cell table:style-name="ce2"/>
          <table:table-cell table:formula="of:=IF(ISBLANK([.I9]);MAX([.$A8:.$AMJ8])+1;[.I9]+1)" office:value-type="float" office:value="50" calcext:value-type="float">
            <text:p>50</text:p>
          </table:table-cell>
          <table:table-cell table:formula="of:=IF(ISBLANK([.J9]);MAX([.$A8:.$AMJ8])+1;[.J9]+1)" office:value-type="float" office:value="51" calcext:value-type="float">
            <text:p>51</text:p>
          </table:table-cell>
          <table:table-cell table:formula="of:=IF(ISBLANK([.K9]);MAX([.$A8:.$AMJ8])+1;[.K9]+1)" office:value-type="float" office:value="52" calcext:value-type="float">
            <text:p>5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nePanaロボ部Rabbits</text:p>
          </table:table-cell>
          <table:table-cell table:number-columns-repeated="8"/>
          <table:table-cell table:style-name="ce2"/>
          <table:table-cell table:formula="of:=IF(ISBLANK([.J10]);MAX([.$A9:.$AMJ9])+1;[.J10]+1)" office:value-type="float" office:value="53" calcext:value-type="float">
            <text:p>53</text:p>
          </table:table-cell>
          <table:table-cell table:formula="of:=IF(ISBLANK([.K10]);MAX([.$A9:.$AMJ9])+1;[.K10]+1)" office:value-type="float" office:value="54" calcext:value-type="float">
            <text:p>5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みどりがめ</text:p>
          </table:table-cell>
          <table:table-cell table:number-columns-repeated="9"/>
          <table:table-cell table:style-name="ce2"/>
          <table:table-cell table:formula="of:=IF(ISBLANK([.K11]);MAX([.$A10:.$AMJ10])+1;[.K11]+1)" office:value-type="float" office:value="55" calcext:value-type="float">
            <text:p>5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nePanaロボット部 team around 30</text:p>
          </table:table-cell>
          <table:table-cell table:number-columns-repeated="10"/>
          <table:table-cell table:style-name="ce2"/>
          <table:table-cell table:number-columns-repeated="1012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レポジトリ名対応" table:style-name="ta1"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3">
          <table:table-cell office:value-type="string" calcext:value-type="string">
            <text:p>チームおひるごはん</text:p>
          </table:table-cell>
          <table:table-cell office:value-type="string" calcext:value-type="string">
            <text:p>seigot</text:p>
          </table:table-cell>
          <table:table-cell office:value-type="string" calcext:value-type="string">
            <text:p>https://github.com/seigot/burger_war</text:p>
          </table:table-cell>
        </table:table-row>
        <table:table-row table:style-name="ro3">
          <table:table-cell office:value-type="string" calcext:value-type="string">
            <text:p>第三ロボ部</text:p>
          </table:table-cell>
          <table:table-cell office:value-type="string" calcext:value-type="string">
            <text:p>ponpokotanuki-san</text:p>
          </table:table-cell>
          <table:table-cell office:value-type="string" calcext:value-type="string">
            <text:p>https://github.com/ponpokotanuki-san/burger_war</text:p>
          </table:table-cell>
        </table:table-row>
        <table:table-row table:style-name="ro3">
          <table:table-cell office:value-type="string" calcext:value-type="string">
            <text:p>チームゆかい</text:p>
          </table:table-cell>
          <table:table-cell office:value-type="string" calcext:value-type="string">
            <text:p>shinjimp3</text:p>
          </table:table-cell>
          <table:table-cell office:value-type="string" calcext:value-type="string">
            <text:p>https://github.com/shinjimp3/burger_war</text:p>
          </table:table-cell>
        </table:table-row>
        <table:table-row table:style-name="ro3">
          <table:table-cell office:value-type="string" calcext:value-type="string">
            <text:p>組込AIチーム</text:p>
          </table:table-cell>
          <table:table-cell office:value-type="string" calcext:value-type="string">
            <text:p>Yoshihama0901</text:p>
          </table:table-cell>
          <table:table-cell office:value-type="string" calcext:value-type="string">
            <text:p>https://github.com/Yoshihama0901/burger_war</text:p>
          </table:table-cell>
        </table:table-row>
        <table:table-row table:style-name="ro3">
          <table:table-cell office:value-type="string" calcext:value-type="string">
            <text:p>チームさくら</text:p>
          </table:table-cell>
          <table:table-cell office:value-type="string" calcext:value-type="string">
            <text:p>koy-tak</text:p>
          </table:table-cell>
          <table:table-cell office:value-type="string" calcext:value-type="string">
            <text:p>https://github.com/koy-tak/burger_war</text:p>
          </table:table-cell>
        </table:table-row>
        <table:table-row table:style-name="ro3">
          <table:table-cell office:value-type="string" calcext:value-type="string">
            <text:p>Bola de arroz</text:p>
          </table:table-cell>
          <table:table-cell office:value-type="string" calcext:value-type="string">
            <text:p>BolaDeArroz</text:p>
          </table:table-cell>
          <table:table-cell office:value-type="string" calcext:value-type="string">
            <text:p>https://github.com/BolaDeArroz/burger_war</text:p>
          </table:table-cell>
        </table:table-row>
        <table:table-row table:style-name="ro3">
          <table:table-cell office:value-type="string" calcext:value-type="string">
            <text:p>電気の子</text:p>
          </table:table-cell>
          <table:table-cell office:value-type="string" calcext:value-type="string">
            <text:p>kishikishi</text:p>
          </table:table-cell>
          <table:table-cell office:value-type="string" calcext:value-type="string">
            <text:p>https://github.com/kishikishi/burger_war</text:p>
          </table:table-cell>
        </table:table-row>
        <table:table-row table:style-name="ro3">
          <table:table-cell office:value-type="string" calcext:value-type="string">
            <text:p>OnePanaロボ部選抜</text:p>
          </table:table-cell>
          <table:table-cell office:value-type="string" calcext:value-type="string">
            <text:p>OKbear</text:p>
          </table:table-cell>
          <table:table-cell office:value-type="string" calcext:value-type="string">
            <text:p>https://github.com/OKbear/burger_war</text:p>
          </table:table-cell>
        </table:table-row>
        <table:table-row table:style-name="ro3">
          <table:table-cell office:value-type="string" calcext:value-type="string">
            <text:p>OnePanaロボ部Rabbits</text:p>
          </table:table-cell>
          <table:table-cell office:value-type="string" calcext:value-type="string">
            <text:p>TeamRabbit</text:p>
          </table:table-cell>
          <table:table-cell office:value-type="string" calcext:value-type="string">
            <text:p>https://github.com/TeamRabbit/burger_war</text:p>
          </table:table-cell>
        </table:table-row>
        <table:table-row table:style-name="ro3">
          <table:table-cell office:value-type="string" calcext:value-type="string">
            <text:p>みどりがめ</text:p>
          </table:table-cell>
          <table:table-cell office:value-type="string" calcext:value-type="string">
            <text:p>yukiimai</text:p>
          </table:table-cell>
          <table:table-cell office:value-type="string" calcext:value-type="string">
            <text:p>https://github.com/yukiimai/burger_war</text:p>
          </table:table-cell>
        </table:table-row>
        <table:table-row table:style-name="ro3">
          <table:table-cell office:value-type="string" calcext:value-type="string">
            <text:p>OnePanaロボット部 team around 30</text:p>
          </table:table-cell>
          <table:table-cell office:value-type="string" calcext:value-type="string">
            <text:p>NguyenDuyhinh</text:p>
          </table:table-cell>
          <table:table-cell office:value-type="string" calcext:value-type="string">
            <text:p>https://github.com/NguyenDuyhinh/burger_war</text:p>
          </table:table-cell>
        </table:table-row>
      </table:table>
      <table:table table:name="対戦表" table:style-name="ta1">
        <table:table-column table:style-name="co4" table:number-columns-repeated="3" table:default-cell-style-name="Default"/>
        <table:table-column table:style-name="co7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row table:style-name="ro3">
          <table:table-cell office:value-type="string" calcext:value-type="string">
            <text:p>No.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SUMPRODUCT(([総当り表.$A$1:.$Z$100]=[.$A2])*ROW([総当り表.$A$1:.$Z$100]))" office:value-type="float" office:value="2" calcext:value-type="float">
            <text:p>2</text:p>
          </table:table-cell>
          <table:table-cell table:formula="of:=SUMPRODUCT(([総当り表.$A$1:.$Z$100]=[.$A2])*COLUMN([総当り表.$A$1:.$Z$100]))" office:value-type="float" office:value="3" calcext:value-type="float">
            <text:p>3</text:p>
          </table:table-cell>
          <table:table-cell table:formula="of:=OFFSET([総当り表.$A$1];[.$B2]-1;0)" office:value-type="string" office:string-value="チームおひるごはん" calcext:value-type="string">
            <text:p>チームおひるごはん</text:p>
          </table:table-cell>
          <table:table-cell table:formula="of:=OFFSET([総当り表.$A$1];0;[.$C2]-1)" office:value-type="string" office:string-value="第三ロボ部" calcext:value-type="string">
            <text:p>第三ロボ部</text:p>
          </table:table-cell>
          <table:table-cell table:formula="of:=VLOOKUP([.$D2];[レポジトリ名対応.$A$1:.$C$1048576];2;FALSE())" office:value-type="string" office:string-value="seigot" calcext:value-type="string">
            <text:p>seigot</text:p>
          </table:table-cell>
          <table:table-cell table:formula="of:=VLOOKUP([.$E2];[レポジトリ名対応.$A$1:.$C$1048576];2;FALSE())" office:value-type="string" office:string-value="ponpokotanuki-san" calcext:value-type="string">
            <text:p>ponpokotanuki-san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SUMPRODUCT(([総当り表.$A$1:.$Z$100]=[.$A3])*ROW([総当り表.$A$1:.$Z$100]))" office:value-type="float" office:value="2" calcext:value-type="float">
            <text:p>2</text:p>
          </table:table-cell>
          <table:table-cell table:formula="of:=SUMPRODUCT(([総当り表.$A$1:.$Z$100]=[.$A3])*COLUMN([総当り表.$A$1:.$Z$100]))" office:value-type="float" office:value="4" calcext:value-type="float">
            <text:p>4</text:p>
          </table:table-cell>
          <table:table-cell table:formula="of:=OFFSET([総当り表.$A$1];[.$B3]-1;0)" office:value-type="string" office:string-value="チームおひるごはん" calcext:value-type="string">
            <text:p>チームおひるごはん</text:p>
          </table:table-cell>
          <table:table-cell table:formula="of:=OFFSET([総当り表.$A$1];0;[.$C3]-1)" office:value-type="string" office:string-value="チームゆかい" calcext:value-type="string">
            <text:p>チームゆかい</text:p>
          </table:table-cell>
          <table:table-cell table:formula="of:=VLOOKUP([.$D3];[レポジトリ名対応.$A$1:.$C$1048576];2;FALSE())" office:value-type="string" office:string-value="seigot" calcext:value-type="string">
            <text:p>seigot</text:p>
          </table:table-cell>
          <table:table-cell table:formula="of:=VLOOKUP([.$E3];[レポジトリ名対応.$A$1:.$C$1048576];2;FALSE())" office:value-type="string" office:string-value="shinjimp3" calcext:value-type="string">
            <text:p>shinjimp3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SUMPRODUCT(([総当り表.$A$1:.$Z$100]=[.$A4])*ROW([総当り表.$A$1:.$Z$100]))" office:value-type="float" office:value="2" calcext:value-type="float">
            <text:p>2</text:p>
          </table:table-cell>
          <table:table-cell table:formula="of:=SUMPRODUCT(([総当り表.$A$1:.$Z$100]=[.$A4])*COLUMN([総当り表.$A$1:.$Z$100]))" office:value-type="float" office:value="5" calcext:value-type="float">
            <text:p>5</text:p>
          </table:table-cell>
          <table:table-cell table:formula="of:=OFFSET([総当り表.$A$1];[.$B4]-1;0)" office:value-type="string" office:string-value="チームおひるごはん" calcext:value-type="string">
            <text:p>チームおひるごはん</text:p>
          </table:table-cell>
          <table:table-cell table:formula="of:=OFFSET([総当り表.$A$1];0;[.$C4]-1)" office:value-type="string" office:string-value="組込AIチーム" calcext:value-type="string">
            <text:p>組込AIチーム</text:p>
          </table:table-cell>
          <table:table-cell table:formula="of:=VLOOKUP([.$D4];[レポジトリ名対応.$A$1:.$C$1048576];2;FALSE())" office:value-type="string" office:string-value="seigot" calcext:value-type="string">
            <text:p>seigot</text:p>
          </table:table-cell>
          <table:table-cell table:formula="of:=VLOOKUP([.$E4];[レポジトリ名対応.$A$1:.$C$1048576];2;FALSE())" office:value-type="string" office:string-value="Yoshihama0901" calcext:value-type="string">
            <text:p>Yoshihama0901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SUMPRODUCT(([総当り表.$A$1:.$Z$100]=[.$A5])*ROW([総当り表.$A$1:.$Z$100]))" office:value-type="float" office:value="2" calcext:value-type="float">
            <text:p>2</text:p>
          </table:table-cell>
          <table:table-cell table:formula="of:=SUMPRODUCT(([総当り表.$A$1:.$Z$100]=[.$A5])*COLUMN([総当り表.$A$1:.$Z$100]))" office:value-type="float" office:value="6" calcext:value-type="float">
            <text:p>6</text:p>
          </table:table-cell>
          <table:table-cell table:formula="of:=OFFSET([総当り表.$A$1];[.$B5]-1;0)" office:value-type="string" office:string-value="チームおひるごはん" calcext:value-type="string">
            <text:p>チームおひるごはん</text:p>
          </table:table-cell>
          <table:table-cell table:formula="of:=OFFSET([総当り表.$A$1];0;[.$C5]-1)" office:value-type="string" office:string-value="チームさくら" calcext:value-type="string">
            <text:p>チームさくら</text:p>
          </table:table-cell>
          <table:table-cell table:formula="of:=VLOOKUP([.$D5];[レポジトリ名対応.$A$1:.$C$1048576];2;FALSE())" office:value-type="string" office:string-value="seigot" calcext:value-type="string">
            <text:p>seigot</text:p>
          </table:table-cell>
          <table:table-cell table:formula="of:=VLOOKUP([.$E5];[レポジトリ名対応.$A$1:.$C$1048576];2;FALSE())" office:value-type="string" office:string-value="koy-tak" calcext:value-type="string">
            <text:p>koy-tak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SUMPRODUCT(([総当り表.$A$1:.$Z$100]=[.$A6])*ROW([総当り表.$A$1:.$Z$100]))" office:value-type="float" office:value="2" calcext:value-type="float">
            <text:p>2</text:p>
          </table:table-cell>
          <table:table-cell table:formula="of:=SUMPRODUCT(([総当り表.$A$1:.$Z$100]=[.$A6])*COLUMN([総当り表.$A$1:.$Z$100]))" office:value-type="float" office:value="7" calcext:value-type="float">
            <text:p>7</text:p>
          </table:table-cell>
          <table:table-cell table:formula="of:=OFFSET([総当り表.$A$1];[.$B6]-1;0)" office:value-type="string" office:string-value="チームおひるごはん" calcext:value-type="string">
            <text:p>チームおひるごはん</text:p>
          </table:table-cell>
          <table:table-cell table:formula="of:=OFFSET([総当り表.$A$1];0;[.$C6]-1)" office:value-type="string" office:string-value="Bola de arroz" calcext:value-type="string">
            <text:p>Bola de arroz</text:p>
          </table:table-cell>
          <table:table-cell table:formula="of:=VLOOKUP([.$D6];[レポジトリ名対応.$A$1:.$C$1048576];2;FALSE())" office:value-type="string" office:string-value="seigot" calcext:value-type="string">
            <text:p>seigot</text:p>
          </table:table-cell>
          <table:table-cell table:formula="of:=VLOOKUP([.$E6];[レポジトリ名対応.$A$1:.$C$1048576];2;FALSE())" office:value-type="string" office:string-value="BolaDeArroz" calcext:value-type="string">
            <text:p>BolaDeArroz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SUMPRODUCT(([総当り表.$A$1:.$Z$100]=[.$A7])*ROW([総当り表.$A$1:.$Z$100]))" office:value-type="float" office:value="2" calcext:value-type="float">
            <text:p>2</text:p>
          </table:table-cell>
          <table:table-cell table:formula="of:=SUMPRODUCT(([総当り表.$A$1:.$Z$100]=[.$A7])*COLUMN([総当り表.$A$1:.$Z$100]))" office:value-type="float" office:value="8" calcext:value-type="float">
            <text:p>8</text:p>
          </table:table-cell>
          <table:table-cell table:formula="of:=OFFSET([総当り表.$A$1];[.$B7]-1;0)" office:value-type="string" office:string-value="チームおひるごはん" calcext:value-type="string">
            <text:p>チームおひるごはん</text:p>
          </table:table-cell>
          <table:table-cell table:formula="of:=OFFSET([総当り表.$A$1];0;[.$C7]-1)" office:value-type="string" office:string-value="電気の子" calcext:value-type="string">
            <text:p>電気の子</text:p>
          </table:table-cell>
          <table:table-cell table:formula="of:=VLOOKUP([.$D7];[レポジトリ名対応.$A$1:.$C$1048576];2;FALSE())" office:value-type="string" office:string-value="seigot" calcext:value-type="string">
            <text:p>seigot</text:p>
          </table:table-cell>
          <table:table-cell table:formula="of:=VLOOKUP([.$E7];[レポジトリ名対応.$A$1:.$C$1048576];2;FALSE())" office:value-type="string" office:string-value="kishikishi" calcext:value-type="string">
            <text:p>kishikishi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SUMPRODUCT(([総当り表.$A$1:.$Z$100]=[.$A8])*ROW([総当り表.$A$1:.$Z$100]))" office:value-type="float" office:value="2" calcext:value-type="float">
            <text:p>2</text:p>
          </table:table-cell>
          <table:table-cell table:formula="of:=SUMPRODUCT(([総当り表.$A$1:.$Z$100]=[.$A8])*COLUMN([総当り表.$A$1:.$Z$100]))" office:value-type="float" office:value="9" calcext:value-type="float">
            <text:p>9</text:p>
          </table:table-cell>
          <table:table-cell table:formula="of:=OFFSET([総当り表.$A$1];[.$B8]-1;0)" office:value-type="string" office:string-value="チームおひるごはん" calcext:value-type="string">
            <text:p>チームおひるごはん</text:p>
          </table:table-cell>
          <table:table-cell table:formula="of:=OFFSET([総当り表.$A$1];0;[.$C8]-1)" office:value-type="string" office:string-value="OnePanaロボ部選抜" calcext:value-type="string">
            <text:p>OnePanaロボ部選抜</text:p>
          </table:table-cell>
          <table:table-cell table:formula="of:=VLOOKUP([.$D8];[レポジトリ名対応.$A$1:.$C$1048576];2;FALSE())" office:value-type="string" office:string-value="seigot" calcext:value-type="string">
            <text:p>seigot</text:p>
          </table:table-cell>
          <table:table-cell table:formula="of:=VLOOKUP([.$E8];[レポジトリ名対応.$A$1:.$C$1048576];2;FALSE())" office:value-type="string" office:string-value="OKbear" calcext:value-type="string">
            <text:p>OKbear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SUMPRODUCT(([総当り表.$A$1:.$Z$100]=[.$A9])*ROW([総当り表.$A$1:.$Z$100]))" office:value-type="float" office:value="2" calcext:value-type="float">
            <text:p>2</text:p>
          </table:table-cell>
          <table:table-cell table:formula="of:=SUMPRODUCT(([総当り表.$A$1:.$Z$100]=[.$A9])*COLUMN([総当り表.$A$1:.$Z$100]))" office:value-type="float" office:value="10" calcext:value-type="float">
            <text:p>10</text:p>
          </table:table-cell>
          <table:table-cell table:formula="of:=OFFSET([総当り表.$A$1];[.$B9]-1;0)" office:value-type="string" office:string-value="チームおひるごはん" calcext:value-type="string">
            <text:p>チームおひるごはん</text:p>
          </table:table-cell>
          <table:table-cell table:formula="of:=OFFSET([総当り表.$A$1];0;[.$C9]-1)" office:value-type="string" office:string-value="OnePanaロボ部Rabbits" calcext:value-type="string">
            <text:p>OnePanaロボ部Rabbits</text:p>
          </table:table-cell>
          <table:table-cell table:formula="of:=VLOOKUP([.$D9];[レポジトリ名対応.$A$1:.$C$1048576];2;FALSE())" office:value-type="string" office:string-value="seigot" calcext:value-type="string">
            <text:p>seigot</text:p>
          </table:table-cell>
          <table:table-cell table:formula="of:=VLOOKUP([.$E9];[レポジトリ名対応.$A$1:.$C$1048576];2;FALSE())" office:value-type="string" office:string-value="TeamRabbit" calcext:value-type="string">
            <text:p>TeamRabbit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SUMPRODUCT(([総当り表.$A$1:.$Z$100]=[.$A10])*ROW([総当り表.$A$1:.$Z$100]))" office:value-type="float" office:value="2" calcext:value-type="float">
            <text:p>2</text:p>
          </table:table-cell>
          <table:table-cell table:formula="of:=SUMPRODUCT(([総当り表.$A$1:.$Z$100]=[.$A10])*COLUMN([総当り表.$A$1:.$Z$100]))" office:value-type="float" office:value="11" calcext:value-type="float">
            <text:p>11</text:p>
          </table:table-cell>
          <table:table-cell table:formula="of:=OFFSET([総当り表.$A$1];[.$B10]-1;0)" office:value-type="string" office:string-value="チームおひるごはん" calcext:value-type="string">
            <text:p>チームおひるごはん</text:p>
          </table:table-cell>
          <table:table-cell table:formula="of:=OFFSET([総当り表.$A$1];0;[.$C10]-1)" office:value-type="string" office:string-value="みどりがめ" calcext:value-type="string">
            <text:p>みどりがめ</text:p>
          </table:table-cell>
          <table:table-cell table:formula="of:=VLOOKUP([.$D10];[レポジトリ名対応.$A$1:.$C$1048576];2;FALSE())" office:value-type="string" office:string-value="seigot" calcext:value-type="string">
            <text:p>seigot</text:p>
          </table:table-cell>
          <table:table-cell table:formula="of:=VLOOKUP([.$E10];[レポジトリ名対応.$A$1:.$C$1048576];2;FALSE())" office:value-type="string" office:string-value="yukiimai" calcext:value-type="string">
            <text:p>yukiimai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SUMPRODUCT(([総当り表.$A$1:.$Z$100]=[.$A11])*ROW([総当り表.$A$1:.$Z$100]))" office:value-type="float" office:value="2" calcext:value-type="float">
            <text:p>2</text:p>
          </table:table-cell>
          <table:table-cell table:formula="of:=SUMPRODUCT(([総当り表.$A$1:.$Z$100]=[.$A11])*COLUMN([総当り表.$A$1:.$Z$100]))" office:value-type="float" office:value="12" calcext:value-type="float">
            <text:p>12</text:p>
          </table:table-cell>
          <table:table-cell table:formula="of:=OFFSET([総当り表.$A$1];[.$B11]-1;0)" office:value-type="string" office:string-value="チームおひるごはん" calcext:value-type="string">
            <text:p>チームおひるごはん</text:p>
          </table:table-cell>
          <table:table-cell table:formula="of:=OFFSET([総当り表.$A$1];0;[.$C11]-1)" office:value-type="string" office:string-value="OnePanaロボット部 team around 30" calcext:value-type="string">
            <text:p>OnePanaロボット部 team around 30</text:p>
          </table:table-cell>
          <table:table-cell table:formula="of:=VLOOKUP([.$D11];[レポジトリ名対応.$A$1:.$C$1048576];2;FALSE())" office:value-type="string" office:string-value="seigot" calcext:value-type="string">
            <text:p>seigot</text:p>
          </table:table-cell>
          <table:table-cell table:formula="of:=VLOOKUP([.$E11];[レポジトリ名対応.$A$1:.$C$1048576];2;FALSE())" office:value-type="string" office:string-value="NguyenDuyhinh" calcext:value-type="string">
            <text:p>NguyenDuyhinh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SUMPRODUCT(([総当り表.$A$1:.$Z$100]=[.$A12])*ROW([総当り表.$A$1:.$Z$100]))" office:value-type="float" office:value="3" calcext:value-type="float">
            <text:p>3</text:p>
          </table:table-cell>
          <table:table-cell table:formula="of:=SUMPRODUCT(([総当り表.$A$1:.$Z$100]=[.$A12])*COLUMN([総当り表.$A$1:.$Z$100]))" office:value-type="float" office:value="4" calcext:value-type="float">
            <text:p>4</text:p>
          </table:table-cell>
          <table:table-cell table:formula="of:=OFFSET([総当り表.$A$1];[.$B12]-1;0)" office:value-type="string" office:string-value="第三ロボ部" calcext:value-type="string">
            <text:p>第三ロボ部</text:p>
          </table:table-cell>
          <table:table-cell table:formula="of:=OFFSET([総当り表.$A$1];0;[.$C12]-1)" office:value-type="string" office:string-value="チームゆかい" calcext:value-type="string">
            <text:p>チームゆかい</text:p>
          </table:table-cell>
          <table:table-cell table:formula="of:=VLOOKUP([.$D12];[レポジトリ名対応.$A$1:.$C$1048576];2;FALSE())" office:value-type="string" office:string-value="ponpokotanuki-san" calcext:value-type="string">
            <text:p>ponpokotanuki-san</text:p>
          </table:table-cell>
          <table:table-cell table:formula="of:=VLOOKUP([.$E12];[レポジトリ名対応.$A$1:.$C$1048576];2;FALSE())" office:value-type="string" office:string-value="shinjimp3" calcext:value-type="string">
            <text:p>shinjimp3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SUMPRODUCT(([総当り表.$A$1:.$Z$100]=[.$A13])*ROW([総当り表.$A$1:.$Z$100]))" office:value-type="float" office:value="3" calcext:value-type="float">
            <text:p>3</text:p>
          </table:table-cell>
          <table:table-cell table:formula="of:=SUMPRODUCT(([総当り表.$A$1:.$Z$100]=[.$A13])*COLUMN([総当り表.$A$1:.$Z$100]))" office:value-type="float" office:value="5" calcext:value-type="float">
            <text:p>5</text:p>
          </table:table-cell>
          <table:table-cell table:formula="of:=OFFSET([総当り表.$A$1];[.$B13]-1;0)" office:value-type="string" office:string-value="第三ロボ部" calcext:value-type="string">
            <text:p>第三ロボ部</text:p>
          </table:table-cell>
          <table:table-cell table:formula="of:=OFFSET([総当り表.$A$1];0;[.$C13]-1)" office:value-type="string" office:string-value="組込AIチーム" calcext:value-type="string">
            <text:p>組込AIチーム</text:p>
          </table:table-cell>
          <table:table-cell table:formula="of:=VLOOKUP([.$D13];[レポジトリ名対応.$A$1:.$C$1048576];2;FALSE())" office:value-type="string" office:string-value="ponpokotanuki-san" calcext:value-type="string">
            <text:p>ponpokotanuki-san</text:p>
          </table:table-cell>
          <table:table-cell table:formula="of:=VLOOKUP([.$E13];[レポジトリ名対応.$A$1:.$C$1048576];2;FALSE())" office:value-type="string" office:string-value="Yoshihama0901" calcext:value-type="string">
            <text:p>Yoshihama0901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SUMPRODUCT(([総当り表.$A$1:.$Z$100]=[.$A14])*ROW([総当り表.$A$1:.$Z$100]))" office:value-type="float" office:value="3" calcext:value-type="float">
            <text:p>3</text:p>
          </table:table-cell>
          <table:table-cell table:formula="of:=SUMPRODUCT(([総当り表.$A$1:.$Z$100]=[.$A14])*COLUMN([総当り表.$A$1:.$Z$100]))" office:value-type="float" office:value="6" calcext:value-type="float">
            <text:p>6</text:p>
          </table:table-cell>
          <table:table-cell table:formula="of:=OFFSET([総当り表.$A$1];[.$B14]-1;0)" office:value-type="string" office:string-value="第三ロボ部" calcext:value-type="string">
            <text:p>第三ロボ部</text:p>
          </table:table-cell>
          <table:table-cell table:formula="of:=OFFSET([総当り表.$A$1];0;[.$C14]-1)" office:value-type="string" office:string-value="チームさくら" calcext:value-type="string">
            <text:p>チームさくら</text:p>
          </table:table-cell>
          <table:table-cell table:formula="of:=VLOOKUP([.$D14];[レポジトリ名対応.$A$1:.$C$1048576];2;FALSE())" office:value-type="string" office:string-value="ponpokotanuki-san" calcext:value-type="string">
            <text:p>ponpokotanuki-san</text:p>
          </table:table-cell>
          <table:table-cell table:formula="of:=VLOOKUP([.$E14];[レポジトリ名対応.$A$1:.$C$1048576];2;FALSE())" office:value-type="string" office:string-value="koy-tak" calcext:value-type="string">
            <text:p>koy-tak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SUMPRODUCT(([総当り表.$A$1:.$Z$100]=[.$A15])*ROW([総当り表.$A$1:.$Z$100]))" office:value-type="float" office:value="3" calcext:value-type="float">
            <text:p>3</text:p>
          </table:table-cell>
          <table:table-cell table:formula="of:=SUMPRODUCT(([総当り表.$A$1:.$Z$100]=[.$A15])*COLUMN([総当り表.$A$1:.$Z$100]))" office:value-type="float" office:value="7" calcext:value-type="float">
            <text:p>7</text:p>
          </table:table-cell>
          <table:table-cell table:formula="of:=OFFSET([総当り表.$A$1];[.$B15]-1;0)" office:value-type="string" office:string-value="第三ロボ部" calcext:value-type="string">
            <text:p>第三ロボ部</text:p>
          </table:table-cell>
          <table:table-cell table:formula="of:=OFFSET([総当り表.$A$1];0;[.$C15]-1)" office:value-type="string" office:string-value="Bola de arroz" calcext:value-type="string">
            <text:p>Bola de arroz</text:p>
          </table:table-cell>
          <table:table-cell table:formula="of:=VLOOKUP([.$D15];[レポジトリ名対応.$A$1:.$C$1048576];2;FALSE())" office:value-type="string" office:string-value="ponpokotanuki-san" calcext:value-type="string">
            <text:p>ponpokotanuki-san</text:p>
          </table:table-cell>
          <table:table-cell table:formula="of:=VLOOKUP([.$E15];[レポジトリ名対応.$A$1:.$C$1048576];2;FALSE())" office:value-type="string" office:string-value="BolaDeArroz" calcext:value-type="string">
            <text:p>BolaDeArroz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SUMPRODUCT(([総当り表.$A$1:.$Z$100]=[.$A16])*ROW([総当り表.$A$1:.$Z$100]))" office:value-type="float" office:value="3" calcext:value-type="float">
            <text:p>3</text:p>
          </table:table-cell>
          <table:table-cell table:formula="of:=SUMPRODUCT(([総当り表.$A$1:.$Z$100]=[.$A16])*COLUMN([総当り表.$A$1:.$Z$100]))" office:value-type="float" office:value="8" calcext:value-type="float">
            <text:p>8</text:p>
          </table:table-cell>
          <table:table-cell table:formula="of:=OFFSET([総当り表.$A$1];[.$B16]-1;0)" office:value-type="string" office:string-value="第三ロボ部" calcext:value-type="string">
            <text:p>第三ロボ部</text:p>
          </table:table-cell>
          <table:table-cell table:formula="of:=OFFSET([総当り表.$A$1];0;[.$C16]-1)" office:value-type="string" office:string-value="電気の子" calcext:value-type="string">
            <text:p>電気の子</text:p>
          </table:table-cell>
          <table:table-cell table:formula="of:=VLOOKUP([.$D16];[レポジトリ名対応.$A$1:.$C$1048576];2;FALSE())" office:value-type="string" office:string-value="ponpokotanuki-san" calcext:value-type="string">
            <text:p>ponpokotanuki-san</text:p>
          </table:table-cell>
          <table:table-cell table:formula="of:=VLOOKUP([.$E16];[レポジトリ名対応.$A$1:.$C$1048576];2;FALSE())" office:value-type="string" office:string-value="kishikishi" calcext:value-type="string">
            <text:p>kishikishi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SUMPRODUCT(([総当り表.$A$1:.$Z$100]=[.$A17])*ROW([総当り表.$A$1:.$Z$100]))" office:value-type="float" office:value="3" calcext:value-type="float">
            <text:p>3</text:p>
          </table:table-cell>
          <table:table-cell table:formula="of:=SUMPRODUCT(([総当り表.$A$1:.$Z$100]=[.$A17])*COLUMN([総当り表.$A$1:.$Z$100]))" office:value-type="float" office:value="9" calcext:value-type="float">
            <text:p>9</text:p>
          </table:table-cell>
          <table:table-cell table:formula="of:=OFFSET([総当り表.$A$1];[.$B17]-1;0)" office:value-type="string" office:string-value="第三ロボ部" calcext:value-type="string">
            <text:p>第三ロボ部</text:p>
          </table:table-cell>
          <table:table-cell table:formula="of:=OFFSET([総当り表.$A$1];0;[.$C17]-1)" office:value-type="string" office:string-value="OnePanaロボ部選抜" calcext:value-type="string">
            <text:p>OnePanaロボ部選抜</text:p>
          </table:table-cell>
          <table:table-cell table:formula="of:=VLOOKUP([.$D17];[レポジトリ名対応.$A$1:.$C$1048576];2;FALSE())" office:value-type="string" office:string-value="ponpokotanuki-san" calcext:value-type="string">
            <text:p>ponpokotanuki-san</text:p>
          </table:table-cell>
          <table:table-cell table:formula="of:=VLOOKUP([.$E17];[レポジトリ名対応.$A$1:.$C$1048576];2;FALSE())" office:value-type="string" office:string-value="OKbear" calcext:value-type="string">
            <text:p>OKbear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SUMPRODUCT(([総当り表.$A$1:.$Z$100]=[.$A18])*ROW([総当り表.$A$1:.$Z$100]))" office:value-type="float" office:value="3" calcext:value-type="float">
            <text:p>3</text:p>
          </table:table-cell>
          <table:table-cell table:formula="of:=SUMPRODUCT(([総当り表.$A$1:.$Z$100]=[.$A18])*COLUMN([総当り表.$A$1:.$Z$100]))" office:value-type="float" office:value="10" calcext:value-type="float">
            <text:p>10</text:p>
          </table:table-cell>
          <table:table-cell table:formula="of:=OFFSET([総当り表.$A$1];[.$B18]-1;0)" office:value-type="string" office:string-value="第三ロボ部" calcext:value-type="string">
            <text:p>第三ロボ部</text:p>
          </table:table-cell>
          <table:table-cell table:formula="of:=OFFSET([総当り表.$A$1];0;[.$C18]-1)" office:value-type="string" office:string-value="OnePanaロボ部Rabbits" calcext:value-type="string">
            <text:p>OnePanaロボ部Rabbits</text:p>
          </table:table-cell>
          <table:table-cell table:formula="of:=VLOOKUP([.$D18];[レポジトリ名対応.$A$1:.$C$1048576];2;FALSE())" office:value-type="string" office:string-value="ponpokotanuki-san" calcext:value-type="string">
            <text:p>ponpokotanuki-san</text:p>
          </table:table-cell>
          <table:table-cell table:formula="of:=VLOOKUP([.$E18];[レポジトリ名対応.$A$1:.$C$1048576];2;FALSE())" office:value-type="string" office:string-value="TeamRabbit" calcext:value-type="string">
            <text:p>TeamRabbit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SUMPRODUCT(([総当り表.$A$1:.$Z$100]=[.$A19])*ROW([総当り表.$A$1:.$Z$100]))" office:value-type="float" office:value="3" calcext:value-type="float">
            <text:p>3</text:p>
          </table:table-cell>
          <table:table-cell table:formula="of:=SUMPRODUCT(([総当り表.$A$1:.$Z$100]=[.$A19])*COLUMN([総当り表.$A$1:.$Z$100]))" office:value-type="float" office:value="11" calcext:value-type="float">
            <text:p>11</text:p>
          </table:table-cell>
          <table:table-cell table:formula="of:=OFFSET([総当り表.$A$1];[.$B19]-1;0)" office:value-type="string" office:string-value="第三ロボ部" calcext:value-type="string">
            <text:p>第三ロボ部</text:p>
          </table:table-cell>
          <table:table-cell table:formula="of:=OFFSET([総当り表.$A$1];0;[.$C19]-1)" office:value-type="string" office:string-value="みどりがめ" calcext:value-type="string">
            <text:p>みどりがめ</text:p>
          </table:table-cell>
          <table:table-cell table:formula="of:=VLOOKUP([.$D19];[レポジトリ名対応.$A$1:.$C$1048576];2;FALSE())" office:value-type="string" office:string-value="ponpokotanuki-san" calcext:value-type="string">
            <text:p>ponpokotanuki-san</text:p>
          </table:table-cell>
          <table:table-cell table:formula="of:=VLOOKUP([.$E19];[レポジトリ名対応.$A$1:.$C$1048576];2;FALSE())" office:value-type="string" office:string-value="yukiimai" calcext:value-type="string">
            <text:p>yukiimai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SUMPRODUCT(([総当り表.$A$1:.$Z$100]=[.$A20])*ROW([総当り表.$A$1:.$Z$100]))" office:value-type="float" office:value="3" calcext:value-type="float">
            <text:p>3</text:p>
          </table:table-cell>
          <table:table-cell table:formula="of:=SUMPRODUCT(([総当り表.$A$1:.$Z$100]=[.$A20])*COLUMN([総当り表.$A$1:.$Z$100]))" office:value-type="float" office:value="12" calcext:value-type="float">
            <text:p>12</text:p>
          </table:table-cell>
          <table:table-cell table:formula="of:=OFFSET([総当り表.$A$1];[.$B20]-1;0)" office:value-type="string" office:string-value="第三ロボ部" calcext:value-type="string">
            <text:p>第三ロボ部</text:p>
          </table:table-cell>
          <table:table-cell table:formula="of:=OFFSET([総当り表.$A$1];0;[.$C20]-1)" office:value-type="string" office:string-value="OnePanaロボット部 team around 30" calcext:value-type="string">
            <text:p>OnePanaロボット部 team around 30</text:p>
          </table:table-cell>
          <table:table-cell table:formula="of:=VLOOKUP([.$D20];[レポジトリ名対応.$A$1:.$C$1048576];2;FALSE())" office:value-type="string" office:string-value="ponpokotanuki-san" calcext:value-type="string">
            <text:p>ponpokotanuki-san</text:p>
          </table:table-cell>
          <table:table-cell table:formula="of:=VLOOKUP([.$E20];[レポジトリ名対応.$A$1:.$C$1048576];2;FALSE())" office:value-type="string" office:string-value="NguyenDuyhinh" calcext:value-type="string">
            <text:p>NguyenDuyhinh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SUMPRODUCT(([総当り表.$A$1:.$Z$100]=[.$A21])*ROW([総当り表.$A$1:.$Z$100]))" office:value-type="float" office:value="4" calcext:value-type="float">
            <text:p>4</text:p>
          </table:table-cell>
          <table:table-cell table:formula="of:=SUMPRODUCT(([総当り表.$A$1:.$Z$100]=[.$A21])*COLUMN([総当り表.$A$1:.$Z$100]))" office:value-type="float" office:value="5" calcext:value-type="float">
            <text:p>5</text:p>
          </table:table-cell>
          <table:table-cell table:formula="of:=OFFSET([総当り表.$A$1];[.$B21]-1;0)" office:value-type="string" office:string-value="チームゆかい" calcext:value-type="string">
            <text:p>チームゆかい</text:p>
          </table:table-cell>
          <table:table-cell table:formula="of:=OFFSET([総当り表.$A$1];0;[.$C21]-1)" office:value-type="string" office:string-value="組込AIチーム" calcext:value-type="string">
            <text:p>組込AIチーム</text:p>
          </table:table-cell>
          <table:table-cell table:formula="of:=VLOOKUP([.$D21];[レポジトリ名対応.$A$1:.$C$1048576];2;FALSE())" office:value-type="string" office:string-value="shinjimp3" calcext:value-type="string">
            <text:p>shinjimp3</text:p>
          </table:table-cell>
          <table:table-cell table:formula="of:=VLOOKUP([.$E21];[レポジトリ名対応.$A$1:.$C$1048576];2;FALSE())" office:value-type="string" office:string-value="Yoshihama0901" calcext:value-type="string">
            <text:p>Yoshihama0901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SUMPRODUCT(([総当り表.$A$1:.$Z$100]=[.$A22])*ROW([総当り表.$A$1:.$Z$100]))" office:value-type="float" office:value="4" calcext:value-type="float">
            <text:p>4</text:p>
          </table:table-cell>
          <table:table-cell table:formula="of:=SUMPRODUCT(([総当り表.$A$1:.$Z$100]=[.$A22])*COLUMN([総当り表.$A$1:.$Z$100]))" office:value-type="float" office:value="6" calcext:value-type="float">
            <text:p>6</text:p>
          </table:table-cell>
          <table:table-cell table:formula="of:=OFFSET([総当り表.$A$1];[.$B22]-1;0)" office:value-type="string" office:string-value="チームゆかい" calcext:value-type="string">
            <text:p>チームゆかい</text:p>
          </table:table-cell>
          <table:table-cell table:formula="of:=OFFSET([総当り表.$A$1];0;[.$C22]-1)" office:value-type="string" office:string-value="チームさくら" calcext:value-type="string">
            <text:p>チームさくら</text:p>
          </table:table-cell>
          <table:table-cell table:formula="of:=VLOOKUP([.$D22];[レポジトリ名対応.$A$1:.$C$1048576];2;FALSE())" office:value-type="string" office:string-value="shinjimp3" calcext:value-type="string">
            <text:p>shinjimp3</text:p>
          </table:table-cell>
          <table:table-cell table:formula="of:=VLOOKUP([.$E22];[レポジトリ名対応.$A$1:.$C$1048576];2;FALSE())" office:value-type="string" office:string-value="koy-tak" calcext:value-type="string">
            <text:p>koy-tak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SUMPRODUCT(([総当り表.$A$1:.$Z$100]=[.$A23])*ROW([総当り表.$A$1:.$Z$100]))" office:value-type="float" office:value="4" calcext:value-type="float">
            <text:p>4</text:p>
          </table:table-cell>
          <table:table-cell table:formula="of:=SUMPRODUCT(([総当り表.$A$1:.$Z$100]=[.$A23])*COLUMN([総当り表.$A$1:.$Z$100]))" office:value-type="float" office:value="7" calcext:value-type="float">
            <text:p>7</text:p>
          </table:table-cell>
          <table:table-cell table:formula="of:=OFFSET([総当り表.$A$1];[.$B23]-1;0)" office:value-type="string" office:string-value="チームゆかい" calcext:value-type="string">
            <text:p>チームゆかい</text:p>
          </table:table-cell>
          <table:table-cell table:formula="of:=OFFSET([総当り表.$A$1];0;[.$C23]-1)" office:value-type="string" office:string-value="Bola de arroz" calcext:value-type="string">
            <text:p>Bola de arroz</text:p>
          </table:table-cell>
          <table:table-cell table:formula="of:=VLOOKUP([.$D23];[レポジトリ名対応.$A$1:.$C$1048576];2;FALSE())" office:value-type="string" office:string-value="shinjimp3" calcext:value-type="string">
            <text:p>shinjimp3</text:p>
          </table:table-cell>
          <table:table-cell table:formula="of:=VLOOKUP([.$E23];[レポジトリ名対応.$A$1:.$C$1048576];2;FALSE())" office:value-type="string" office:string-value="BolaDeArroz" calcext:value-type="string">
            <text:p>BolaDeArroz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SUMPRODUCT(([総当り表.$A$1:.$Z$100]=[.$A24])*ROW([総当り表.$A$1:.$Z$100]))" office:value-type="float" office:value="4" calcext:value-type="float">
            <text:p>4</text:p>
          </table:table-cell>
          <table:table-cell table:formula="of:=SUMPRODUCT(([総当り表.$A$1:.$Z$100]=[.$A24])*COLUMN([総当り表.$A$1:.$Z$100]))" office:value-type="float" office:value="8" calcext:value-type="float">
            <text:p>8</text:p>
          </table:table-cell>
          <table:table-cell table:formula="of:=OFFSET([総当り表.$A$1];[.$B24]-1;0)" office:value-type="string" office:string-value="チームゆかい" calcext:value-type="string">
            <text:p>チームゆかい</text:p>
          </table:table-cell>
          <table:table-cell table:formula="of:=OFFSET([総当り表.$A$1];0;[.$C24]-1)" office:value-type="string" office:string-value="電気の子" calcext:value-type="string">
            <text:p>電気の子</text:p>
          </table:table-cell>
          <table:table-cell table:formula="of:=VLOOKUP([.$D24];[レポジトリ名対応.$A$1:.$C$1048576];2;FALSE())" office:value-type="string" office:string-value="shinjimp3" calcext:value-type="string">
            <text:p>shinjimp3</text:p>
          </table:table-cell>
          <table:table-cell table:formula="of:=VLOOKUP([.$E24];[レポジトリ名対応.$A$1:.$C$1048576];2;FALSE())" office:value-type="string" office:string-value="kishikishi" calcext:value-type="string">
            <text:p>kishikishi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SUMPRODUCT(([総当り表.$A$1:.$Z$100]=[.$A25])*ROW([総当り表.$A$1:.$Z$100]))" office:value-type="float" office:value="4" calcext:value-type="float">
            <text:p>4</text:p>
          </table:table-cell>
          <table:table-cell table:formula="of:=SUMPRODUCT(([総当り表.$A$1:.$Z$100]=[.$A25])*COLUMN([総当り表.$A$1:.$Z$100]))" office:value-type="float" office:value="9" calcext:value-type="float">
            <text:p>9</text:p>
          </table:table-cell>
          <table:table-cell table:formula="of:=OFFSET([総当り表.$A$1];[.$B25]-1;0)" office:value-type="string" office:string-value="チームゆかい" calcext:value-type="string">
            <text:p>チームゆかい</text:p>
          </table:table-cell>
          <table:table-cell table:formula="of:=OFFSET([総当り表.$A$1];0;[.$C25]-1)" office:value-type="string" office:string-value="OnePanaロボ部選抜" calcext:value-type="string">
            <text:p>OnePanaロボ部選抜</text:p>
          </table:table-cell>
          <table:table-cell table:formula="of:=VLOOKUP([.$D25];[レポジトリ名対応.$A$1:.$C$1048576];2;FALSE())" office:value-type="string" office:string-value="shinjimp3" calcext:value-type="string">
            <text:p>shinjimp3</text:p>
          </table:table-cell>
          <table:table-cell table:formula="of:=VLOOKUP([.$E25];[レポジトリ名対応.$A$1:.$C$1048576];2;FALSE())" office:value-type="string" office:string-value="OKbear" calcext:value-type="string">
            <text:p>OKbear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SUMPRODUCT(([総当り表.$A$1:.$Z$100]=[.$A26])*ROW([総当り表.$A$1:.$Z$100]))" office:value-type="float" office:value="4" calcext:value-type="float">
            <text:p>4</text:p>
          </table:table-cell>
          <table:table-cell table:formula="of:=SUMPRODUCT(([総当り表.$A$1:.$Z$100]=[.$A26])*COLUMN([総当り表.$A$1:.$Z$100]))" office:value-type="float" office:value="10" calcext:value-type="float">
            <text:p>10</text:p>
          </table:table-cell>
          <table:table-cell table:formula="of:=OFFSET([総当り表.$A$1];[.$B26]-1;0)" office:value-type="string" office:string-value="チームゆかい" calcext:value-type="string">
            <text:p>チームゆかい</text:p>
          </table:table-cell>
          <table:table-cell table:formula="of:=OFFSET([総当り表.$A$1];0;[.$C26]-1)" office:value-type="string" office:string-value="OnePanaロボ部Rabbits" calcext:value-type="string">
            <text:p>OnePanaロボ部Rabbits</text:p>
          </table:table-cell>
          <table:table-cell table:formula="of:=VLOOKUP([.$D26];[レポジトリ名対応.$A$1:.$C$1048576];2;FALSE())" office:value-type="string" office:string-value="shinjimp3" calcext:value-type="string">
            <text:p>shinjimp3</text:p>
          </table:table-cell>
          <table:table-cell table:formula="of:=VLOOKUP([.$E26];[レポジトリ名対応.$A$1:.$C$1048576];2;FALSE())" office:value-type="string" office:string-value="TeamRabbit" calcext:value-type="string">
            <text:p>TeamRabbit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SUMPRODUCT(([総当り表.$A$1:.$Z$100]=[.$A27])*ROW([総当り表.$A$1:.$Z$100]))" office:value-type="float" office:value="4" calcext:value-type="float">
            <text:p>4</text:p>
          </table:table-cell>
          <table:table-cell table:formula="of:=SUMPRODUCT(([総当り表.$A$1:.$Z$100]=[.$A27])*COLUMN([総当り表.$A$1:.$Z$100]))" office:value-type="float" office:value="11" calcext:value-type="float">
            <text:p>11</text:p>
          </table:table-cell>
          <table:table-cell table:formula="of:=OFFSET([総当り表.$A$1];[.$B27]-1;0)" office:value-type="string" office:string-value="チームゆかい" calcext:value-type="string">
            <text:p>チームゆかい</text:p>
          </table:table-cell>
          <table:table-cell table:formula="of:=OFFSET([総当り表.$A$1];0;[.$C27]-1)" office:value-type="string" office:string-value="みどりがめ" calcext:value-type="string">
            <text:p>みどりがめ</text:p>
          </table:table-cell>
          <table:table-cell table:formula="of:=VLOOKUP([.$D27];[レポジトリ名対応.$A$1:.$C$1048576];2;FALSE())" office:value-type="string" office:string-value="shinjimp3" calcext:value-type="string">
            <text:p>shinjimp3</text:p>
          </table:table-cell>
          <table:table-cell table:formula="of:=VLOOKUP([.$E27];[レポジトリ名対応.$A$1:.$C$1048576];2;FALSE())" office:value-type="string" office:string-value="yukiimai" calcext:value-type="string">
            <text:p>yukiimai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SUMPRODUCT(([総当り表.$A$1:.$Z$100]=[.$A28])*ROW([総当り表.$A$1:.$Z$100]))" office:value-type="float" office:value="4" calcext:value-type="float">
            <text:p>4</text:p>
          </table:table-cell>
          <table:table-cell table:formula="of:=SUMPRODUCT(([総当り表.$A$1:.$Z$100]=[.$A28])*COLUMN([総当り表.$A$1:.$Z$100]))" office:value-type="float" office:value="12" calcext:value-type="float">
            <text:p>12</text:p>
          </table:table-cell>
          <table:table-cell table:formula="of:=OFFSET([総当り表.$A$1];[.$B28]-1;0)" office:value-type="string" office:string-value="チームゆかい" calcext:value-type="string">
            <text:p>チームゆかい</text:p>
          </table:table-cell>
          <table:table-cell table:formula="of:=OFFSET([総当り表.$A$1];0;[.$C28]-1)" office:value-type="string" office:string-value="OnePanaロボット部 team around 30" calcext:value-type="string">
            <text:p>OnePanaロボット部 team around 30</text:p>
          </table:table-cell>
          <table:table-cell table:formula="of:=VLOOKUP([.$D28];[レポジトリ名対応.$A$1:.$C$1048576];2;FALSE())" office:value-type="string" office:string-value="shinjimp3" calcext:value-type="string">
            <text:p>shinjimp3</text:p>
          </table:table-cell>
          <table:table-cell table:formula="of:=VLOOKUP([.$E28];[レポジトリ名対応.$A$1:.$C$1048576];2;FALSE())" office:value-type="string" office:string-value="NguyenDuyhinh" calcext:value-type="string">
            <text:p>NguyenDuyhinh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SUMPRODUCT(([総当り表.$A$1:.$Z$100]=[.$A29])*ROW([総当り表.$A$1:.$Z$100]))" office:value-type="float" office:value="5" calcext:value-type="float">
            <text:p>5</text:p>
          </table:table-cell>
          <table:table-cell table:formula="of:=SUMPRODUCT(([総当り表.$A$1:.$Z$100]=[.$A29])*COLUMN([総当り表.$A$1:.$Z$100]))" office:value-type="float" office:value="6" calcext:value-type="float">
            <text:p>6</text:p>
          </table:table-cell>
          <table:table-cell table:formula="of:=OFFSET([総当り表.$A$1];[.$B29]-1;0)" office:value-type="string" office:string-value="組込AIチーム" calcext:value-type="string">
            <text:p>組込AIチーム</text:p>
          </table:table-cell>
          <table:table-cell table:formula="of:=OFFSET([総当り表.$A$1];0;[.$C29]-1)" office:value-type="string" office:string-value="チームさくら" calcext:value-type="string">
            <text:p>チームさくら</text:p>
          </table:table-cell>
          <table:table-cell table:formula="of:=VLOOKUP([.$D29];[レポジトリ名対応.$A$1:.$C$1048576];2;FALSE())" office:value-type="string" office:string-value="Yoshihama0901" calcext:value-type="string">
            <text:p>Yoshihama0901</text:p>
          </table:table-cell>
          <table:table-cell table:formula="of:=VLOOKUP([.$E29];[レポジトリ名対応.$A$1:.$C$1048576];2;FALSE())" office:value-type="string" office:string-value="koy-tak" calcext:value-type="string">
            <text:p>koy-tak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SUMPRODUCT(([総当り表.$A$1:.$Z$100]=[.$A30])*ROW([総当り表.$A$1:.$Z$100]))" office:value-type="float" office:value="5" calcext:value-type="float">
            <text:p>5</text:p>
          </table:table-cell>
          <table:table-cell table:formula="of:=SUMPRODUCT(([総当り表.$A$1:.$Z$100]=[.$A30])*COLUMN([総当り表.$A$1:.$Z$100]))" office:value-type="float" office:value="7" calcext:value-type="float">
            <text:p>7</text:p>
          </table:table-cell>
          <table:table-cell table:formula="of:=OFFSET([総当り表.$A$1];[.$B30]-1;0)" office:value-type="string" office:string-value="組込AIチーム" calcext:value-type="string">
            <text:p>組込AIチーム</text:p>
          </table:table-cell>
          <table:table-cell table:formula="of:=OFFSET([総当り表.$A$1];0;[.$C30]-1)" office:value-type="string" office:string-value="Bola de arroz" calcext:value-type="string">
            <text:p>Bola de arroz</text:p>
          </table:table-cell>
          <table:table-cell table:formula="of:=VLOOKUP([.$D30];[レポジトリ名対応.$A$1:.$C$1048576];2;FALSE())" office:value-type="string" office:string-value="Yoshihama0901" calcext:value-type="string">
            <text:p>Yoshihama0901</text:p>
          </table:table-cell>
          <table:table-cell table:formula="of:=VLOOKUP([.$E30];[レポジトリ名対応.$A$1:.$C$1048576];2;FALSE())" office:value-type="string" office:string-value="BolaDeArroz" calcext:value-type="string">
            <text:p>BolaDeArroz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SUMPRODUCT(([総当り表.$A$1:.$Z$100]=[.$A31])*ROW([総当り表.$A$1:.$Z$100]))" office:value-type="float" office:value="5" calcext:value-type="float">
            <text:p>5</text:p>
          </table:table-cell>
          <table:table-cell table:formula="of:=SUMPRODUCT(([総当り表.$A$1:.$Z$100]=[.$A31])*COLUMN([総当り表.$A$1:.$Z$100]))" office:value-type="float" office:value="8" calcext:value-type="float">
            <text:p>8</text:p>
          </table:table-cell>
          <table:table-cell table:formula="of:=OFFSET([総当り表.$A$1];[.$B31]-1;0)" office:value-type="string" office:string-value="組込AIチーム" calcext:value-type="string">
            <text:p>組込AIチーム</text:p>
          </table:table-cell>
          <table:table-cell table:formula="of:=OFFSET([総当り表.$A$1];0;[.$C31]-1)" office:value-type="string" office:string-value="電気の子" calcext:value-type="string">
            <text:p>電気の子</text:p>
          </table:table-cell>
          <table:table-cell table:formula="of:=VLOOKUP([.$D31];[レポジトリ名対応.$A$1:.$C$1048576];2;FALSE())" office:value-type="string" office:string-value="Yoshihama0901" calcext:value-type="string">
            <text:p>Yoshihama0901</text:p>
          </table:table-cell>
          <table:table-cell table:formula="of:=VLOOKUP([.$E31];[レポジトリ名対応.$A$1:.$C$1048576];2;FALSE())" office:value-type="string" office:string-value="kishikishi" calcext:value-type="string">
            <text:p>kishikishi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SUMPRODUCT(([総当り表.$A$1:.$Z$100]=[.$A32])*ROW([総当り表.$A$1:.$Z$100]))" office:value-type="float" office:value="5" calcext:value-type="float">
            <text:p>5</text:p>
          </table:table-cell>
          <table:table-cell table:formula="of:=SUMPRODUCT(([総当り表.$A$1:.$Z$100]=[.$A32])*COLUMN([総当り表.$A$1:.$Z$100]))" office:value-type="float" office:value="9" calcext:value-type="float">
            <text:p>9</text:p>
          </table:table-cell>
          <table:table-cell table:formula="of:=OFFSET([総当り表.$A$1];[.$B32]-1;0)" office:value-type="string" office:string-value="組込AIチーム" calcext:value-type="string">
            <text:p>組込AIチーム</text:p>
          </table:table-cell>
          <table:table-cell table:formula="of:=OFFSET([総当り表.$A$1];0;[.$C32]-1)" office:value-type="string" office:string-value="OnePanaロボ部選抜" calcext:value-type="string">
            <text:p>OnePanaロボ部選抜</text:p>
          </table:table-cell>
          <table:table-cell table:formula="of:=VLOOKUP([.$D32];[レポジトリ名対応.$A$1:.$C$1048576];2;FALSE())" office:value-type="string" office:string-value="Yoshihama0901" calcext:value-type="string">
            <text:p>Yoshihama0901</text:p>
          </table:table-cell>
          <table:table-cell table:formula="of:=VLOOKUP([.$E32];[レポジトリ名対応.$A$1:.$C$1048576];2;FALSE())" office:value-type="string" office:string-value="OKbear" calcext:value-type="string">
            <text:p>OKbear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SUMPRODUCT(([総当り表.$A$1:.$Z$100]=[.$A33])*ROW([総当り表.$A$1:.$Z$100]))" office:value-type="float" office:value="5" calcext:value-type="float">
            <text:p>5</text:p>
          </table:table-cell>
          <table:table-cell table:formula="of:=SUMPRODUCT(([総当り表.$A$1:.$Z$100]=[.$A33])*COLUMN([総当り表.$A$1:.$Z$100]))" office:value-type="float" office:value="10" calcext:value-type="float">
            <text:p>10</text:p>
          </table:table-cell>
          <table:table-cell table:formula="of:=OFFSET([総当り表.$A$1];[.$B33]-1;0)" office:value-type="string" office:string-value="組込AIチーム" calcext:value-type="string">
            <text:p>組込AIチーム</text:p>
          </table:table-cell>
          <table:table-cell table:formula="of:=OFFSET([総当り表.$A$1];0;[.$C33]-1)" office:value-type="string" office:string-value="OnePanaロボ部Rabbits" calcext:value-type="string">
            <text:p>OnePanaロボ部Rabbits</text:p>
          </table:table-cell>
          <table:table-cell table:formula="of:=VLOOKUP([.$D33];[レポジトリ名対応.$A$1:.$C$1048576];2;FALSE())" office:value-type="string" office:string-value="Yoshihama0901" calcext:value-type="string">
            <text:p>Yoshihama0901</text:p>
          </table:table-cell>
          <table:table-cell table:formula="of:=VLOOKUP([.$E33];[レポジトリ名対応.$A$1:.$C$1048576];2;FALSE())" office:value-type="string" office:string-value="TeamRabbit" calcext:value-type="string">
            <text:p>TeamRabbit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SUMPRODUCT(([総当り表.$A$1:.$Z$100]=[.$A34])*ROW([総当り表.$A$1:.$Z$100]))" office:value-type="float" office:value="5" calcext:value-type="float">
            <text:p>5</text:p>
          </table:table-cell>
          <table:table-cell table:formula="of:=SUMPRODUCT(([総当り表.$A$1:.$Z$100]=[.$A34])*COLUMN([総当り表.$A$1:.$Z$100]))" office:value-type="float" office:value="11" calcext:value-type="float">
            <text:p>11</text:p>
          </table:table-cell>
          <table:table-cell table:formula="of:=OFFSET([総当り表.$A$1];[.$B34]-1;0)" office:value-type="string" office:string-value="組込AIチーム" calcext:value-type="string">
            <text:p>組込AIチーム</text:p>
          </table:table-cell>
          <table:table-cell table:formula="of:=OFFSET([総当り表.$A$1];0;[.$C34]-1)" office:value-type="string" office:string-value="みどりがめ" calcext:value-type="string">
            <text:p>みどりがめ</text:p>
          </table:table-cell>
          <table:table-cell table:formula="of:=VLOOKUP([.$D34];[レポジトリ名対応.$A$1:.$C$1048576];2;FALSE())" office:value-type="string" office:string-value="Yoshihama0901" calcext:value-type="string">
            <text:p>Yoshihama0901</text:p>
          </table:table-cell>
          <table:table-cell table:formula="of:=VLOOKUP([.$E34];[レポジトリ名対応.$A$1:.$C$1048576];2;FALSE())" office:value-type="string" office:string-value="yukiimai" calcext:value-type="string">
            <text:p>yukiimai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SUMPRODUCT(([総当り表.$A$1:.$Z$100]=[.$A35])*ROW([総当り表.$A$1:.$Z$100]))" office:value-type="float" office:value="5" calcext:value-type="float">
            <text:p>5</text:p>
          </table:table-cell>
          <table:table-cell table:formula="of:=SUMPRODUCT(([総当り表.$A$1:.$Z$100]=[.$A35])*COLUMN([総当り表.$A$1:.$Z$100]))" office:value-type="float" office:value="12" calcext:value-type="float">
            <text:p>12</text:p>
          </table:table-cell>
          <table:table-cell table:formula="of:=OFFSET([総当り表.$A$1];[.$B35]-1;0)" office:value-type="string" office:string-value="組込AIチーム" calcext:value-type="string">
            <text:p>組込AIチーム</text:p>
          </table:table-cell>
          <table:table-cell table:formula="of:=OFFSET([総当り表.$A$1];0;[.$C35]-1)" office:value-type="string" office:string-value="OnePanaロボット部 team around 30" calcext:value-type="string">
            <text:p>OnePanaロボット部 team around 30</text:p>
          </table:table-cell>
          <table:table-cell table:formula="of:=VLOOKUP([.$D35];[レポジトリ名対応.$A$1:.$C$1048576];2;FALSE())" office:value-type="string" office:string-value="Yoshihama0901" calcext:value-type="string">
            <text:p>Yoshihama0901</text:p>
          </table:table-cell>
          <table:table-cell table:formula="of:=VLOOKUP([.$E35];[レポジトリ名対応.$A$1:.$C$1048576];2;FALSE())" office:value-type="string" office:string-value="NguyenDuyhinh" calcext:value-type="string">
            <text:p>NguyenDuyhinh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SUMPRODUCT(([総当り表.$A$1:.$Z$100]=[.$A36])*ROW([総当り表.$A$1:.$Z$100]))" office:value-type="float" office:value="6" calcext:value-type="float">
            <text:p>6</text:p>
          </table:table-cell>
          <table:table-cell table:formula="of:=SUMPRODUCT(([総当り表.$A$1:.$Z$100]=[.$A36])*COLUMN([総当り表.$A$1:.$Z$100]))" office:value-type="float" office:value="7" calcext:value-type="float">
            <text:p>7</text:p>
          </table:table-cell>
          <table:table-cell table:formula="of:=OFFSET([総当り表.$A$1];[.$B36]-1;0)" office:value-type="string" office:string-value="チームさくら" calcext:value-type="string">
            <text:p>チームさくら</text:p>
          </table:table-cell>
          <table:table-cell table:formula="of:=OFFSET([総当り表.$A$1];0;[.$C36]-1)" office:value-type="string" office:string-value="Bola de arroz" calcext:value-type="string">
            <text:p>Bola de arroz</text:p>
          </table:table-cell>
          <table:table-cell table:formula="of:=VLOOKUP([.$D36];[レポジトリ名対応.$A$1:.$C$1048576];2;FALSE())" office:value-type="string" office:string-value="koy-tak" calcext:value-type="string">
            <text:p>koy-tak</text:p>
          </table:table-cell>
          <table:table-cell table:formula="of:=VLOOKUP([.$E36];[レポジトリ名対応.$A$1:.$C$1048576];2;FALSE())" office:value-type="string" office:string-value="BolaDeArroz" calcext:value-type="string">
            <text:p>BolaDeArroz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SUMPRODUCT(([総当り表.$A$1:.$Z$100]=[.$A37])*ROW([総当り表.$A$1:.$Z$100]))" office:value-type="float" office:value="6" calcext:value-type="float">
            <text:p>6</text:p>
          </table:table-cell>
          <table:table-cell table:formula="of:=SUMPRODUCT(([総当り表.$A$1:.$Z$100]=[.$A37])*COLUMN([総当り表.$A$1:.$Z$100]))" office:value-type="float" office:value="8" calcext:value-type="float">
            <text:p>8</text:p>
          </table:table-cell>
          <table:table-cell table:formula="of:=OFFSET([総当り表.$A$1];[.$B37]-1;0)" office:value-type="string" office:string-value="チームさくら" calcext:value-type="string">
            <text:p>チームさくら</text:p>
          </table:table-cell>
          <table:table-cell table:formula="of:=OFFSET([総当り表.$A$1];0;[.$C37]-1)" office:value-type="string" office:string-value="電気の子" calcext:value-type="string">
            <text:p>電気の子</text:p>
          </table:table-cell>
          <table:table-cell table:formula="of:=VLOOKUP([.$D37];[レポジトリ名対応.$A$1:.$C$1048576];2;FALSE())" office:value-type="string" office:string-value="koy-tak" calcext:value-type="string">
            <text:p>koy-tak</text:p>
          </table:table-cell>
          <table:table-cell table:formula="of:=VLOOKUP([.$E37];[レポジトリ名対応.$A$1:.$C$1048576];2;FALSE())" office:value-type="string" office:string-value="kishikishi" calcext:value-type="string">
            <text:p>kishikishi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SUMPRODUCT(([総当り表.$A$1:.$Z$100]=[.$A38])*ROW([総当り表.$A$1:.$Z$100]))" office:value-type="float" office:value="6" calcext:value-type="float">
            <text:p>6</text:p>
          </table:table-cell>
          <table:table-cell table:formula="of:=SUMPRODUCT(([総当り表.$A$1:.$Z$100]=[.$A38])*COLUMN([総当り表.$A$1:.$Z$100]))" office:value-type="float" office:value="9" calcext:value-type="float">
            <text:p>9</text:p>
          </table:table-cell>
          <table:table-cell table:formula="of:=OFFSET([総当り表.$A$1];[.$B38]-1;0)" office:value-type="string" office:string-value="チームさくら" calcext:value-type="string">
            <text:p>チームさくら</text:p>
          </table:table-cell>
          <table:table-cell table:formula="of:=OFFSET([総当り表.$A$1];0;[.$C38]-1)" office:value-type="string" office:string-value="OnePanaロボ部選抜" calcext:value-type="string">
            <text:p>OnePanaロボ部選抜</text:p>
          </table:table-cell>
          <table:table-cell table:formula="of:=VLOOKUP([.$D38];[レポジトリ名対応.$A$1:.$C$1048576];2;FALSE())" office:value-type="string" office:string-value="koy-tak" calcext:value-type="string">
            <text:p>koy-tak</text:p>
          </table:table-cell>
          <table:table-cell table:formula="of:=VLOOKUP([.$E38];[レポジトリ名対応.$A$1:.$C$1048576];2;FALSE())" office:value-type="string" office:string-value="OKbear" calcext:value-type="string">
            <text:p>OKbear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SUMPRODUCT(([総当り表.$A$1:.$Z$100]=[.$A39])*ROW([総当り表.$A$1:.$Z$100]))" office:value-type="float" office:value="6" calcext:value-type="float">
            <text:p>6</text:p>
          </table:table-cell>
          <table:table-cell table:formula="of:=SUMPRODUCT(([総当り表.$A$1:.$Z$100]=[.$A39])*COLUMN([総当り表.$A$1:.$Z$100]))" office:value-type="float" office:value="10" calcext:value-type="float">
            <text:p>10</text:p>
          </table:table-cell>
          <table:table-cell table:formula="of:=OFFSET([総当り表.$A$1];[.$B39]-1;0)" office:value-type="string" office:string-value="チームさくら" calcext:value-type="string">
            <text:p>チームさくら</text:p>
          </table:table-cell>
          <table:table-cell table:formula="of:=OFFSET([総当り表.$A$1];0;[.$C39]-1)" office:value-type="string" office:string-value="OnePanaロボ部Rabbits" calcext:value-type="string">
            <text:p>OnePanaロボ部Rabbits</text:p>
          </table:table-cell>
          <table:table-cell table:formula="of:=VLOOKUP([.$D39];[レポジトリ名対応.$A$1:.$C$1048576];2;FALSE())" office:value-type="string" office:string-value="koy-tak" calcext:value-type="string">
            <text:p>koy-tak</text:p>
          </table:table-cell>
          <table:table-cell table:formula="of:=VLOOKUP([.$E39];[レポジトリ名対応.$A$1:.$C$1048576];2;FALSE())" office:value-type="string" office:string-value="TeamRabbit" calcext:value-type="string">
            <text:p>TeamRabbit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SUMPRODUCT(([総当り表.$A$1:.$Z$100]=[.$A40])*ROW([総当り表.$A$1:.$Z$100]))" office:value-type="float" office:value="6" calcext:value-type="float">
            <text:p>6</text:p>
          </table:table-cell>
          <table:table-cell table:formula="of:=SUMPRODUCT(([総当り表.$A$1:.$Z$100]=[.$A40])*COLUMN([総当り表.$A$1:.$Z$100]))" office:value-type="float" office:value="11" calcext:value-type="float">
            <text:p>11</text:p>
          </table:table-cell>
          <table:table-cell table:formula="of:=OFFSET([総当り表.$A$1];[.$B40]-1;0)" office:value-type="string" office:string-value="チームさくら" calcext:value-type="string">
            <text:p>チームさくら</text:p>
          </table:table-cell>
          <table:table-cell table:formula="of:=OFFSET([総当り表.$A$1];0;[.$C40]-1)" office:value-type="string" office:string-value="みどりがめ" calcext:value-type="string">
            <text:p>みどりがめ</text:p>
          </table:table-cell>
          <table:table-cell table:formula="of:=VLOOKUP([.$D40];[レポジトリ名対応.$A$1:.$C$1048576];2;FALSE())" office:value-type="string" office:string-value="koy-tak" calcext:value-type="string">
            <text:p>koy-tak</text:p>
          </table:table-cell>
          <table:table-cell table:formula="of:=VLOOKUP([.$E40];[レポジトリ名対応.$A$1:.$C$1048576];2;FALSE())" office:value-type="string" office:string-value="yukiimai" calcext:value-type="string">
            <text:p>yukiimai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SUMPRODUCT(([総当り表.$A$1:.$Z$100]=[.$A41])*ROW([総当り表.$A$1:.$Z$100]))" office:value-type="float" office:value="6" calcext:value-type="float">
            <text:p>6</text:p>
          </table:table-cell>
          <table:table-cell table:formula="of:=SUMPRODUCT(([総当り表.$A$1:.$Z$100]=[.$A41])*COLUMN([総当り表.$A$1:.$Z$100]))" office:value-type="float" office:value="12" calcext:value-type="float">
            <text:p>12</text:p>
          </table:table-cell>
          <table:table-cell table:formula="of:=OFFSET([総当り表.$A$1];[.$B41]-1;0)" office:value-type="string" office:string-value="チームさくら" calcext:value-type="string">
            <text:p>チームさくら</text:p>
          </table:table-cell>
          <table:table-cell table:formula="of:=OFFSET([総当り表.$A$1];0;[.$C41]-1)" office:value-type="string" office:string-value="OnePanaロボット部 team around 30" calcext:value-type="string">
            <text:p>OnePanaロボット部 team around 30</text:p>
          </table:table-cell>
          <table:table-cell table:formula="of:=VLOOKUP([.$D41];[レポジトリ名対応.$A$1:.$C$1048576];2;FALSE())" office:value-type="string" office:string-value="koy-tak" calcext:value-type="string">
            <text:p>koy-tak</text:p>
          </table:table-cell>
          <table:table-cell table:formula="of:=VLOOKUP([.$E41];[レポジトリ名対応.$A$1:.$C$1048576];2;FALSE())" office:value-type="string" office:string-value="NguyenDuyhinh" calcext:value-type="string">
            <text:p>NguyenDuyhinh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SUMPRODUCT(([総当り表.$A$1:.$Z$100]=[.$A42])*ROW([総当り表.$A$1:.$Z$100]))" office:value-type="float" office:value="7" calcext:value-type="float">
            <text:p>7</text:p>
          </table:table-cell>
          <table:table-cell table:formula="of:=SUMPRODUCT(([総当り表.$A$1:.$Z$100]=[.$A42])*COLUMN([総当り表.$A$1:.$Z$100]))" office:value-type="float" office:value="8" calcext:value-type="float">
            <text:p>8</text:p>
          </table:table-cell>
          <table:table-cell table:formula="of:=OFFSET([総当り表.$A$1];[.$B42]-1;0)" office:value-type="string" office:string-value="Bola de arroz" calcext:value-type="string">
            <text:p>Bola de arroz</text:p>
          </table:table-cell>
          <table:table-cell table:formula="of:=OFFSET([総当り表.$A$1];0;[.$C42]-1)" office:value-type="string" office:string-value="電気の子" calcext:value-type="string">
            <text:p>電気の子</text:p>
          </table:table-cell>
          <table:table-cell table:formula="of:=VLOOKUP([.$D42];[レポジトリ名対応.$A$1:.$C$1048576];2;FALSE())" office:value-type="string" office:string-value="BolaDeArroz" calcext:value-type="string">
            <text:p>BolaDeArroz</text:p>
          </table:table-cell>
          <table:table-cell table:formula="of:=VLOOKUP([.$E42];[レポジトリ名対応.$A$1:.$C$1048576];2;FALSE())" office:value-type="string" office:string-value="kishikishi" calcext:value-type="string">
            <text:p>kishikishi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SUMPRODUCT(([総当り表.$A$1:.$Z$100]=[.$A43])*ROW([総当り表.$A$1:.$Z$100]))" office:value-type="float" office:value="7" calcext:value-type="float">
            <text:p>7</text:p>
          </table:table-cell>
          <table:table-cell table:formula="of:=SUMPRODUCT(([総当り表.$A$1:.$Z$100]=[.$A43])*COLUMN([総当り表.$A$1:.$Z$100]))" office:value-type="float" office:value="9" calcext:value-type="float">
            <text:p>9</text:p>
          </table:table-cell>
          <table:table-cell table:formula="of:=OFFSET([総当り表.$A$1];[.$B43]-1;0)" office:value-type="string" office:string-value="Bola de arroz" calcext:value-type="string">
            <text:p>Bola de arroz</text:p>
          </table:table-cell>
          <table:table-cell table:formula="of:=OFFSET([総当り表.$A$1];0;[.$C43]-1)" office:value-type="string" office:string-value="OnePanaロボ部選抜" calcext:value-type="string">
            <text:p>OnePanaロボ部選抜</text:p>
          </table:table-cell>
          <table:table-cell table:formula="of:=VLOOKUP([.$D43];[レポジトリ名対応.$A$1:.$C$1048576];2;FALSE())" office:value-type="string" office:string-value="BolaDeArroz" calcext:value-type="string">
            <text:p>BolaDeArroz</text:p>
          </table:table-cell>
          <table:table-cell table:formula="of:=VLOOKUP([.$E43];[レポジトリ名対応.$A$1:.$C$1048576];2;FALSE())" office:value-type="string" office:string-value="OKbear" calcext:value-type="string">
            <text:p>OKbear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SUMPRODUCT(([総当り表.$A$1:.$Z$100]=[.$A44])*ROW([総当り表.$A$1:.$Z$100]))" office:value-type="float" office:value="7" calcext:value-type="float">
            <text:p>7</text:p>
          </table:table-cell>
          <table:table-cell table:formula="of:=SUMPRODUCT(([総当り表.$A$1:.$Z$100]=[.$A44])*COLUMN([総当り表.$A$1:.$Z$100]))" office:value-type="float" office:value="10" calcext:value-type="float">
            <text:p>10</text:p>
          </table:table-cell>
          <table:table-cell table:formula="of:=OFFSET([総当り表.$A$1];[.$B44]-1;0)" office:value-type="string" office:string-value="Bola de arroz" calcext:value-type="string">
            <text:p>Bola de arroz</text:p>
          </table:table-cell>
          <table:table-cell table:formula="of:=OFFSET([総当り表.$A$1];0;[.$C44]-1)" office:value-type="string" office:string-value="OnePanaロボ部Rabbits" calcext:value-type="string">
            <text:p>OnePanaロボ部Rabbits</text:p>
          </table:table-cell>
          <table:table-cell table:formula="of:=VLOOKUP([.$D44];[レポジトリ名対応.$A$1:.$C$1048576];2;FALSE())" office:value-type="string" office:string-value="BolaDeArroz" calcext:value-type="string">
            <text:p>BolaDeArroz</text:p>
          </table:table-cell>
          <table:table-cell table:formula="of:=VLOOKUP([.$E44];[レポジトリ名対応.$A$1:.$C$1048576];2;FALSE())" office:value-type="string" office:string-value="TeamRabbit" calcext:value-type="string">
            <text:p>TeamRabbit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SUMPRODUCT(([総当り表.$A$1:.$Z$100]=[.$A45])*ROW([総当り表.$A$1:.$Z$100]))" office:value-type="float" office:value="7" calcext:value-type="float">
            <text:p>7</text:p>
          </table:table-cell>
          <table:table-cell table:formula="of:=SUMPRODUCT(([総当り表.$A$1:.$Z$100]=[.$A45])*COLUMN([総当り表.$A$1:.$Z$100]))" office:value-type="float" office:value="11" calcext:value-type="float">
            <text:p>11</text:p>
          </table:table-cell>
          <table:table-cell table:formula="of:=OFFSET([総当り表.$A$1];[.$B45]-1;0)" office:value-type="string" office:string-value="Bola de arroz" calcext:value-type="string">
            <text:p>Bola de arroz</text:p>
          </table:table-cell>
          <table:table-cell table:formula="of:=OFFSET([総当り表.$A$1];0;[.$C45]-1)" office:value-type="string" office:string-value="みどりがめ" calcext:value-type="string">
            <text:p>みどりがめ</text:p>
          </table:table-cell>
          <table:table-cell table:formula="of:=VLOOKUP([.$D45];[レポジトリ名対応.$A$1:.$C$1048576];2;FALSE())" office:value-type="string" office:string-value="BolaDeArroz" calcext:value-type="string">
            <text:p>BolaDeArroz</text:p>
          </table:table-cell>
          <table:table-cell table:formula="of:=VLOOKUP([.$E45];[レポジトリ名対応.$A$1:.$C$1048576];2;FALSE())" office:value-type="string" office:string-value="yukiimai" calcext:value-type="string">
            <text:p>yukiimai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SUMPRODUCT(([総当り表.$A$1:.$Z$100]=[.$A46])*ROW([総当り表.$A$1:.$Z$100]))" office:value-type="float" office:value="7" calcext:value-type="float">
            <text:p>7</text:p>
          </table:table-cell>
          <table:table-cell table:formula="of:=SUMPRODUCT(([総当り表.$A$1:.$Z$100]=[.$A46])*COLUMN([総当り表.$A$1:.$Z$100]))" office:value-type="float" office:value="12" calcext:value-type="float">
            <text:p>12</text:p>
          </table:table-cell>
          <table:table-cell table:formula="of:=OFFSET([総当り表.$A$1];[.$B46]-1;0)" office:value-type="string" office:string-value="Bola de arroz" calcext:value-type="string">
            <text:p>Bola de arroz</text:p>
          </table:table-cell>
          <table:table-cell table:formula="of:=OFFSET([総当り表.$A$1];0;[.$C46]-1)" office:value-type="string" office:string-value="OnePanaロボット部 team around 30" calcext:value-type="string">
            <text:p>OnePanaロボット部 team around 30</text:p>
          </table:table-cell>
          <table:table-cell table:formula="of:=VLOOKUP([.$D46];[レポジトリ名対応.$A$1:.$C$1048576];2;FALSE())" office:value-type="string" office:string-value="BolaDeArroz" calcext:value-type="string">
            <text:p>BolaDeArroz</text:p>
          </table:table-cell>
          <table:table-cell table:formula="of:=VLOOKUP([.$E46];[レポジトリ名対応.$A$1:.$C$1048576];2;FALSE())" office:value-type="string" office:string-value="NguyenDuyhinh" calcext:value-type="string">
            <text:p>NguyenDuyhinh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SUMPRODUCT(([総当り表.$A$1:.$Z$100]=[.$A47])*ROW([総当り表.$A$1:.$Z$100]))" office:value-type="float" office:value="8" calcext:value-type="float">
            <text:p>8</text:p>
          </table:table-cell>
          <table:table-cell table:formula="of:=SUMPRODUCT(([総当り表.$A$1:.$Z$100]=[.$A47])*COLUMN([総当り表.$A$1:.$Z$100]))" office:value-type="float" office:value="9" calcext:value-type="float">
            <text:p>9</text:p>
          </table:table-cell>
          <table:table-cell table:formula="of:=OFFSET([総当り表.$A$1];[.$B47]-1;0)" office:value-type="string" office:string-value="電気の子" calcext:value-type="string">
            <text:p>電気の子</text:p>
          </table:table-cell>
          <table:table-cell table:formula="of:=OFFSET([総当り表.$A$1];0;[.$C47]-1)" office:value-type="string" office:string-value="OnePanaロボ部選抜" calcext:value-type="string">
            <text:p>OnePanaロボ部選抜</text:p>
          </table:table-cell>
          <table:table-cell table:formula="of:=VLOOKUP([.$D47];[レポジトリ名対応.$A$1:.$C$1048576];2;FALSE())" office:value-type="string" office:string-value="kishikishi" calcext:value-type="string">
            <text:p>kishikishi</text:p>
          </table:table-cell>
          <table:table-cell table:formula="of:=VLOOKUP([.$E47];[レポジトリ名対応.$A$1:.$C$1048576];2;FALSE())" office:value-type="string" office:string-value="OKbear" calcext:value-type="string">
            <text:p>OKbear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SUMPRODUCT(([総当り表.$A$1:.$Z$100]=[.$A48])*ROW([総当り表.$A$1:.$Z$100]))" office:value-type="float" office:value="8" calcext:value-type="float">
            <text:p>8</text:p>
          </table:table-cell>
          <table:table-cell table:formula="of:=SUMPRODUCT(([総当り表.$A$1:.$Z$100]=[.$A48])*COLUMN([総当り表.$A$1:.$Z$100]))" office:value-type="float" office:value="10" calcext:value-type="float">
            <text:p>10</text:p>
          </table:table-cell>
          <table:table-cell table:formula="of:=OFFSET([総当り表.$A$1];[.$B48]-1;0)" office:value-type="string" office:string-value="電気の子" calcext:value-type="string">
            <text:p>電気の子</text:p>
          </table:table-cell>
          <table:table-cell table:formula="of:=OFFSET([総当り表.$A$1];0;[.$C48]-1)" office:value-type="string" office:string-value="OnePanaロボ部Rabbits" calcext:value-type="string">
            <text:p>OnePanaロボ部Rabbits</text:p>
          </table:table-cell>
          <table:table-cell table:formula="of:=VLOOKUP([.$D48];[レポジトリ名対応.$A$1:.$C$1048576];2;FALSE())" office:value-type="string" office:string-value="kishikishi" calcext:value-type="string">
            <text:p>kishikishi</text:p>
          </table:table-cell>
          <table:table-cell table:formula="of:=VLOOKUP([.$E48];[レポジトリ名対応.$A$1:.$C$1048576];2;FALSE())" office:value-type="string" office:string-value="TeamRabbit" calcext:value-type="string">
            <text:p>TeamRabbit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SUMPRODUCT(([総当り表.$A$1:.$Z$100]=[.$A49])*ROW([総当り表.$A$1:.$Z$100]))" office:value-type="float" office:value="8" calcext:value-type="float">
            <text:p>8</text:p>
          </table:table-cell>
          <table:table-cell table:formula="of:=SUMPRODUCT(([総当り表.$A$1:.$Z$100]=[.$A49])*COLUMN([総当り表.$A$1:.$Z$100]))" office:value-type="float" office:value="11" calcext:value-type="float">
            <text:p>11</text:p>
          </table:table-cell>
          <table:table-cell table:formula="of:=OFFSET([総当り表.$A$1];[.$B49]-1;0)" office:value-type="string" office:string-value="電気の子" calcext:value-type="string">
            <text:p>電気の子</text:p>
          </table:table-cell>
          <table:table-cell table:formula="of:=OFFSET([総当り表.$A$1];0;[.$C49]-1)" office:value-type="string" office:string-value="みどりがめ" calcext:value-type="string">
            <text:p>みどりがめ</text:p>
          </table:table-cell>
          <table:table-cell table:formula="of:=VLOOKUP([.$D49];[レポジトリ名対応.$A$1:.$C$1048576];2;FALSE())" office:value-type="string" office:string-value="kishikishi" calcext:value-type="string">
            <text:p>kishikishi</text:p>
          </table:table-cell>
          <table:table-cell table:formula="of:=VLOOKUP([.$E49];[レポジトリ名対応.$A$1:.$C$1048576];2;FALSE())" office:value-type="string" office:string-value="yukiimai" calcext:value-type="string">
            <text:p>yukiimai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SUMPRODUCT(([総当り表.$A$1:.$Z$100]=[.$A50])*ROW([総当り表.$A$1:.$Z$100]))" office:value-type="float" office:value="8" calcext:value-type="float">
            <text:p>8</text:p>
          </table:table-cell>
          <table:table-cell table:formula="of:=SUMPRODUCT(([総当り表.$A$1:.$Z$100]=[.$A50])*COLUMN([総当り表.$A$1:.$Z$100]))" office:value-type="float" office:value="12" calcext:value-type="float">
            <text:p>12</text:p>
          </table:table-cell>
          <table:table-cell table:formula="of:=OFFSET([総当り表.$A$1];[.$B50]-1;0)" office:value-type="string" office:string-value="電気の子" calcext:value-type="string">
            <text:p>電気の子</text:p>
          </table:table-cell>
          <table:table-cell table:formula="of:=OFFSET([総当り表.$A$1];0;[.$C50]-1)" office:value-type="string" office:string-value="OnePanaロボット部 team around 30" calcext:value-type="string">
            <text:p>OnePanaロボット部 team around 30</text:p>
          </table:table-cell>
          <table:table-cell table:formula="of:=VLOOKUP([.$D50];[レポジトリ名対応.$A$1:.$C$1048576];2;FALSE())" office:value-type="string" office:string-value="kishikishi" calcext:value-type="string">
            <text:p>kishikishi</text:p>
          </table:table-cell>
          <table:table-cell table:formula="of:=VLOOKUP([.$E50];[レポジトリ名対応.$A$1:.$C$1048576];2;FALSE())" office:value-type="string" office:string-value="NguyenDuyhinh" calcext:value-type="string">
            <text:p>NguyenDuyhinh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SUMPRODUCT(([総当り表.$A$1:.$Z$100]=[.$A51])*ROW([総当り表.$A$1:.$Z$100]))" office:value-type="float" office:value="9" calcext:value-type="float">
            <text:p>9</text:p>
          </table:table-cell>
          <table:table-cell table:formula="of:=SUMPRODUCT(([総当り表.$A$1:.$Z$100]=[.$A51])*COLUMN([総当り表.$A$1:.$Z$100]))" office:value-type="float" office:value="10" calcext:value-type="float">
            <text:p>10</text:p>
          </table:table-cell>
          <table:table-cell table:formula="of:=OFFSET([総当り表.$A$1];[.$B51]-1;0)" office:value-type="string" office:string-value="OnePanaロボ部選抜" calcext:value-type="string">
            <text:p>OnePanaロボ部選抜</text:p>
          </table:table-cell>
          <table:table-cell table:formula="of:=OFFSET([総当り表.$A$1];0;[.$C51]-1)" office:value-type="string" office:string-value="OnePanaロボ部Rabbits" calcext:value-type="string">
            <text:p>OnePanaロボ部Rabbits</text:p>
          </table:table-cell>
          <table:table-cell table:formula="of:=VLOOKUP([.$D51];[レポジトリ名対応.$A$1:.$C$1048576];2;FALSE())" office:value-type="string" office:string-value="OKbear" calcext:value-type="string">
            <text:p>OKbear</text:p>
          </table:table-cell>
          <table:table-cell table:formula="of:=VLOOKUP([.$E51];[レポジトリ名対応.$A$1:.$C$1048576];2;FALSE())" office:value-type="string" office:string-value="TeamRabbit" calcext:value-type="string">
            <text:p>TeamRabbit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SUMPRODUCT(([総当り表.$A$1:.$Z$100]=[.$A52])*ROW([総当り表.$A$1:.$Z$100]))" office:value-type="float" office:value="9" calcext:value-type="float">
            <text:p>9</text:p>
          </table:table-cell>
          <table:table-cell table:formula="of:=SUMPRODUCT(([総当り表.$A$1:.$Z$100]=[.$A52])*COLUMN([総当り表.$A$1:.$Z$100]))" office:value-type="float" office:value="11" calcext:value-type="float">
            <text:p>11</text:p>
          </table:table-cell>
          <table:table-cell table:formula="of:=OFFSET([総当り表.$A$1];[.$B52]-1;0)" office:value-type="string" office:string-value="OnePanaロボ部選抜" calcext:value-type="string">
            <text:p>OnePanaロボ部選抜</text:p>
          </table:table-cell>
          <table:table-cell table:formula="of:=OFFSET([総当り表.$A$1];0;[.$C52]-1)" office:value-type="string" office:string-value="みどりがめ" calcext:value-type="string">
            <text:p>みどりがめ</text:p>
          </table:table-cell>
          <table:table-cell table:formula="of:=VLOOKUP([.$D52];[レポジトリ名対応.$A$1:.$C$1048576];2;FALSE())" office:value-type="string" office:string-value="OKbear" calcext:value-type="string">
            <text:p>OKbear</text:p>
          </table:table-cell>
          <table:table-cell table:formula="of:=VLOOKUP([.$E52];[レポジトリ名対応.$A$1:.$C$1048576];2;FALSE())" office:value-type="string" office:string-value="yukiimai" calcext:value-type="string">
            <text:p>yukiimai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SUMPRODUCT(([総当り表.$A$1:.$Z$100]=[.$A53])*ROW([総当り表.$A$1:.$Z$100]))" office:value-type="float" office:value="9" calcext:value-type="float">
            <text:p>9</text:p>
          </table:table-cell>
          <table:table-cell table:formula="of:=SUMPRODUCT(([総当り表.$A$1:.$Z$100]=[.$A53])*COLUMN([総当り表.$A$1:.$Z$100]))" office:value-type="float" office:value="12" calcext:value-type="float">
            <text:p>12</text:p>
          </table:table-cell>
          <table:table-cell table:formula="of:=OFFSET([総当り表.$A$1];[.$B53]-1;0)" office:value-type="string" office:string-value="OnePanaロボ部選抜" calcext:value-type="string">
            <text:p>OnePanaロボ部選抜</text:p>
          </table:table-cell>
          <table:table-cell table:formula="of:=OFFSET([総当り表.$A$1];0;[.$C53]-1)" office:value-type="string" office:string-value="OnePanaロボット部 team around 30" calcext:value-type="string">
            <text:p>OnePanaロボット部 team around 30</text:p>
          </table:table-cell>
          <table:table-cell table:formula="of:=VLOOKUP([.$D53];[レポジトリ名対応.$A$1:.$C$1048576];2;FALSE())" office:value-type="string" office:string-value="OKbear" calcext:value-type="string">
            <text:p>OKbear</text:p>
          </table:table-cell>
          <table:table-cell table:formula="of:=VLOOKUP([.$E53];[レポジトリ名対応.$A$1:.$C$1048576];2;FALSE())" office:value-type="string" office:string-value="NguyenDuyhinh" calcext:value-type="string">
            <text:p>NguyenDuyhinh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SUMPRODUCT(([総当り表.$A$1:.$Z$100]=[.$A54])*ROW([総当り表.$A$1:.$Z$100]))" office:value-type="float" office:value="10" calcext:value-type="float">
            <text:p>10</text:p>
          </table:table-cell>
          <table:table-cell table:formula="of:=SUMPRODUCT(([総当り表.$A$1:.$Z$100]=[.$A54])*COLUMN([総当り表.$A$1:.$Z$100]))" office:value-type="float" office:value="11" calcext:value-type="float">
            <text:p>11</text:p>
          </table:table-cell>
          <table:table-cell table:formula="of:=OFFSET([総当り表.$A$1];[.$B54]-1;0)" office:value-type="string" office:string-value="OnePanaロボ部Rabbits" calcext:value-type="string">
            <text:p>OnePanaロボ部Rabbits</text:p>
          </table:table-cell>
          <table:table-cell table:formula="of:=OFFSET([総当り表.$A$1];0;[.$C54]-1)" office:value-type="string" office:string-value="みどりがめ" calcext:value-type="string">
            <text:p>みどりがめ</text:p>
          </table:table-cell>
          <table:table-cell table:formula="of:=VLOOKUP([.$D54];[レポジトリ名対応.$A$1:.$C$1048576];2;FALSE())" office:value-type="string" office:string-value="TeamRabbit" calcext:value-type="string">
            <text:p>TeamRabbit</text:p>
          </table:table-cell>
          <table:table-cell table:formula="of:=VLOOKUP([.$E54];[レポジトリ名対応.$A$1:.$C$1048576];2;FALSE())" office:value-type="string" office:string-value="yukiimai" calcext:value-type="string">
            <text:p>yukiimai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SUMPRODUCT(([総当り表.$A$1:.$Z$100]=[.$A55])*ROW([総当り表.$A$1:.$Z$100]))" office:value-type="float" office:value="10" calcext:value-type="float">
            <text:p>10</text:p>
          </table:table-cell>
          <table:table-cell table:formula="of:=SUMPRODUCT(([総当り表.$A$1:.$Z$100]=[.$A55])*COLUMN([総当り表.$A$1:.$Z$100]))" office:value-type="float" office:value="12" calcext:value-type="float">
            <text:p>12</text:p>
          </table:table-cell>
          <table:table-cell table:formula="of:=OFFSET([総当り表.$A$1];[.$B55]-1;0)" office:value-type="string" office:string-value="OnePanaロボ部Rabbits" calcext:value-type="string">
            <text:p>OnePanaロボ部Rabbits</text:p>
          </table:table-cell>
          <table:table-cell table:formula="of:=OFFSET([総当り表.$A$1];0;[.$C55]-1)" office:value-type="string" office:string-value="OnePanaロボット部 team around 30" calcext:value-type="string">
            <text:p>OnePanaロボット部 team around 30</text:p>
          </table:table-cell>
          <table:table-cell table:formula="of:=VLOOKUP([.$D55];[レポジトリ名対応.$A$1:.$C$1048576];2;FALSE())" office:value-type="string" office:string-value="TeamRabbit" calcext:value-type="string">
            <text:p>TeamRabbit</text:p>
          </table:table-cell>
          <table:table-cell table:formula="of:=VLOOKUP([.$E55];[レポジトリ名対応.$A$1:.$C$1048576];2;FALSE())" office:value-type="string" office:string-value="NguyenDuyhinh" calcext:value-type="string">
            <text:p>NguyenDuyhinh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SUMPRODUCT(([総当り表.$A$1:.$Z$100]=[.$A56])*ROW([総当り表.$A$1:.$Z$100]))" office:value-type="float" office:value="11" calcext:value-type="float">
            <text:p>11</text:p>
          </table:table-cell>
          <table:table-cell table:formula="of:=SUMPRODUCT(([総当り表.$A$1:.$Z$100]=[.$A56])*COLUMN([総当り表.$A$1:.$Z$100]))" office:value-type="float" office:value="12" calcext:value-type="float">
            <text:p>12</text:p>
          </table:table-cell>
          <table:table-cell table:formula="of:=OFFSET([総当り表.$A$1];[.$B56]-1;0)" office:value-type="string" office:string-value="みどりがめ" calcext:value-type="string">
            <text:p>みどりがめ</text:p>
          </table:table-cell>
          <table:table-cell table:formula="of:=OFFSET([総当り表.$A$1];0;[.$C56]-1)" office:value-type="string" office:string-value="OnePanaロボット部 team around 30" calcext:value-type="string">
            <text:p>OnePanaロボット部 team around 30</text:p>
          </table:table-cell>
          <table:table-cell table:formula="of:=VLOOKUP([.$D56];[レポジトリ名対応.$A$1:.$C$1048576];2;FALSE())" office:value-type="string" office:string-value="yukiimai" calcext:value-type="string">
            <text:p>yukiimai</text:p>
          </table:table-cell>
          <table:table-cell table:formula="of:=VLOOKUP([.$E56];[レポジトリ名対応.$A$1:.$C$1048576];2;FALSE())" office:value-type="string" office:string-value="NguyenDuyhinh" calcext:value-type="string">
            <text:p>NguyenDuyhinh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SUMPRODUCT(([総当り表.$A$1:.$Z$100]=[.$A57])*ROW([総当り表.$A$1:.$Z$100]))" office:value-type="float" office:value="0" calcext:value-type="float">
            <text:p>0</text:p>
          </table:table-cell>
          <table:table-cell table:formula="of:=SUMPRODUCT(([総当り表.$A$1:.$Z$100]=[.$A57])*COLUMN([総当り表.$A$1:.$Z$100]))" office:value-type="float" office:value="0" calcext:value-type="float">
            <text:p>0</text:p>
          </table:table-cell>
          <table:table-cell table:formula="of:=OFFSET([総当り表.$A$1];[.$B57]-1;0)" office:value-type="string" office:string-value="" calcext:value-type="error">
            <text:p>エラー:502</text:p>
          </table:table-cell>
          <table:table-cell table:formula="of:=OFFSET([総当り表.$A$1];0;[.$C57]-1)" office:value-type="string" office:string-value="" calcext:value-type="error">
            <text:p>エラー:502</text:p>
          </table:table-cell>
          <table:table-cell table:formula="of:=VLOOKUP([.$D57];[レポジトリ名対応.$A$1:.$C$1048576];2;FALSE())" office:value-type="string" office:string-value="" calcext:value-type="error">
            <text:p>エラー:502</text:p>
          </table:table-cell>
          <table:table-cell table:formula="of:=VLOOKUP([.$E57];[レポジトリ名対応.$A$1:.$C$1048576];2;FALSE())" office:value-type="string" office:string-value="" calcext:value-type="error">
            <text:p>エラー:502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SUMPRODUCT(([総当り表.$A$1:.$Z$100]=[.$A58])*ROW([総当り表.$A$1:.$Z$100]))" office:value-type="float" office:value="0" calcext:value-type="float">
            <text:p>0</text:p>
          </table:table-cell>
          <table:table-cell table:formula="of:=SUMPRODUCT(([総当り表.$A$1:.$Z$100]=[.$A58])*COLUMN([総当り表.$A$1:.$Z$100]))" office:value-type="float" office:value="0" calcext:value-type="float">
            <text:p>0</text:p>
          </table:table-cell>
          <table:table-cell table:formula="of:=OFFSET([総当り表.$A$1];[.$B58]-1;0)" office:value-type="string" office:string-value="" calcext:value-type="error">
            <text:p>エラー:502</text:p>
          </table:table-cell>
          <table:table-cell table:formula="of:=OFFSET([総当り表.$A$1];0;[.$C58]-1)" office:value-type="string" office:string-value="" calcext:value-type="error">
            <text:p>エラー:502</text:p>
          </table:table-cell>
          <table:table-cell table:formula="of:=VLOOKUP([.$D58];[レポジトリ名対応.$A$1:.$C$1048576];2;FALSE())" office:value-type="string" office:string-value="" calcext:value-type="error">
            <text:p>エラー:502</text:p>
          </table:table-cell>
          <table:table-cell table:formula="of:=VLOOKUP([.$E58];[レポジトリ名対応.$A$1:.$C$1048576];2;FALSE())" office:value-type="string" office:string-value="" calcext:value-type="error">
            <text:p>エラー:502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SUMPRODUCT(([総当り表.$A$1:.$Z$100]=[.$A59])*ROW([総当り表.$A$1:.$Z$100]))" office:value-type="float" office:value="0" calcext:value-type="float">
            <text:p>0</text:p>
          </table:table-cell>
          <table:table-cell table:formula="of:=SUMPRODUCT(([総当り表.$A$1:.$Z$100]=[.$A59])*COLUMN([総当り表.$A$1:.$Z$100]))" office:value-type="float" office:value="0" calcext:value-type="float">
            <text:p>0</text:p>
          </table:table-cell>
          <table:table-cell table:formula="of:=OFFSET([総当り表.$A$1];[.$B59]-1;0)" office:value-type="string" office:string-value="" calcext:value-type="error">
            <text:p>エラー:502</text:p>
          </table:table-cell>
          <table:table-cell table:formula="of:=OFFSET([総当り表.$A$1];0;[.$C59]-1)" office:value-type="string" office:string-value="" calcext:value-type="error">
            <text:p>エラー:502</text:p>
          </table:table-cell>
          <table:table-cell table:formula="of:=VLOOKUP([.$D59];[レポジトリ名対応.$A$1:.$C$1048576];2;FALSE())" office:value-type="string" office:string-value="" calcext:value-type="error">
            <text:p>エラー:502</text:p>
          </table:table-cell>
          <table:table-cell table:formula="of:=VLOOKUP([.$E59];[レポジトリ名対応.$A$1:.$C$1048576];2;FALSE())" office:value-type="string" office:string-value="" calcext:value-type="error">
            <text:p>エラー:502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SUMPRODUCT(([総当り表.$A$1:.$Z$100]=[.$A60])*ROW([総当り表.$A$1:.$Z$100]))" office:value-type="float" office:value="0" calcext:value-type="float">
            <text:p>0</text:p>
          </table:table-cell>
          <table:table-cell table:formula="of:=SUMPRODUCT(([総当り表.$A$1:.$Z$100]=[.$A60])*COLUMN([総当り表.$A$1:.$Z$100]))" office:value-type="float" office:value="0" calcext:value-type="float">
            <text:p>0</text:p>
          </table:table-cell>
          <table:table-cell table:formula="of:=OFFSET([総当り表.$A$1];[.$B60]-1;0)" office:value-type="string" office:string-value="" calcext:value-type="error">
            <text:p>エラー:502</text:p>
          </table:table-cell>
          <table:table-cell table:formula="of:=OFFSET([総当り表.$A$1];0;[.$C60]-1)" office:value-type="string" office:string-value="" calcext:value-type="error">
            <text:p>エラー:502</text:p>
          </table:table-cell>
          <table:table-cell table:formula="of:=VLOOKUP([.$D60];[レポジトリ名対応.$A$1:.$C$1048576];2;FALSE())" office:value-type="string" office:string-value="" calcext:value-type="error">
            <text:p>エラー:502</text:p>
          </table:table-cell>
          <table:table-cell table:formula="of:=VLOOKUP([.$E60];[レポジトリ名対応.$A$1:.$C$1048576];2;FALSE())" office:value-type="string" office:string-value="" calcext:value-type="error">
            <text:p>エラー:502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SUMPRODUCT(([総当り表.$A$1:.$Z$100]=[.$A61])*ROW([総当り表.$A$1:.$Z$100]))" office:value-type="float" office:value="0" calcext:value-type="float">
            <text:p>0</text:p>
          </table:table-cell>
          <table:table-cell table:formula="of:=SUMPRODUCT(([総当り表.$A$1:.$Z$100]=[.$A61])*COLUMN([総当り表.$A$1:.$Z$100]))" office:value-type="float" office:value="0" calcext:value-type="float">
            <text:p>0</text:p>
          </table:table-cell>
          <table:table-cell table:formula="of:=OFFSET([総当り表.$A$1];[.$B61]-1;0)" office:value-type="string" office:string-value="" calcext:value-type="error">
            <text:p>エラー:502</text:p>
          </table:table-cell>
          <table:table-cell table:formula="of:=OFFSET([総当り表.$A$1];0;[.$C61]-1)" office:value-type="string" office:string-value="" calcext:value-type="error">
            <text:p>エラー:502</text:p>
          </table:table-cell>
          <table:table-cell table:formula="of:=VLOOKUP([.$D61];[レポジトリ名対応.$A$1:.$C$1048576];2;FALSE())" office:value-type="string" office:string-value="" calcext:value-type="error">
            <text:p>エラー:502</text:p>
          </table:table-cell>
          <table:table-cell table:formula="of:=VLOOKUP([.$E61];[レポジトリ名対応.$A$1:.$C$1048576];2;FALSE())" office:value-type="string" office:string-value="" calcext:value-type="error">
            <text:p>エラー:502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SUMPRODUCT(([総当り表.$A$1:.$Z$100]=[.$A62])*ROW([総当り表.$A$1:.$Z$100]))" office:value-type="float" office:value="0" calcext:value-type="float">
            <text:p>0</text:p>
          </table:table-cell>
          <table:table-cell table:formula="of:=SUMPRODUCT(([総当り表.$A$1:.$Z$100]=[.$A62])*COLUMN([総当り表.$A$1:.$Z$100]))" office:value-type="float" office:value="0" calcext:value-type="float">
            <text:p>0</text:p>
          </table:table-cell>
          <table:table-cell table:formula="of:=OFFSET([総当り表.$A$1];[.$B62]-1;0)" office:value-type="string" office:string-value="" calcext:value-type="error">
            <text:p>エラー:502</text:p>
          </table:table-cell>
          <table:table-cell table:formula="of:=OFFSET([総当り表.$A$1];0;[.$C62]-1)" office:value-type="string" office:string-value="" calcext:value-type="error">
            <text:p>エラー:502</text:p>
          </table:table-cell>
          <table:table-cell table:formula="of:=VLOOKUP([.$D62];[レポジトリ名対応.$A$1:.$C$1048576];2;FALSE())" office:value-type="string" office:string-value="" calcext:value-type="error">
            <text:p>エラー:502</text:p>
          </table:table-cell>
          <table:table-cell table:formula="of:=VLOOKUP([.$E62];[レポジトリ名対応.$A$1:.$C$1048576];2;FALSE())" office:value-type="string" office:string-value="" calcext:value-type="error">
            <text:p>エラー:502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SUMPRODUCT(([総当り表.$A$1:.$Z$100]=[.$A63])*ROW([総当り表.$A$1:.$Z$100]))" office:value-type="float" office:value="0" calcext:value-type="float">
            <text:p>0</text:p>
          </table:table-cell>
          <table:table-cell table:formula="of:=SUMPRODUCT(([総当り表.$A$1:.$Z$100]=[.$A63])*COLUMN([総当り表.$A$1:.$Z$100]))" office:value-type="float" office:value="0" calcext:value-type="float">
            <text:p>0</text:p>
          </table:table-cell>
          <table:table-cell table:formula="of:=OFFSET([総当り表.$A$1];[.$B63]-1;0)" office:value-type="string" office:string-value="" calcext:value-type="error">
            <text:p>エラー:502</text:p>
          </table:table-cell>
          <table:table-cell table:formula="of:=OFFSET([総当り表.$A$1];0;[.$C63]-1)" office:value-type="string" office:string-value="" calcext:value-type="error">
            <text:p>エラー:502</text:p>
          </table:table-cell>
          <table:table-cell table:formula="of:=VLOOKUP([.$D63];[レポジトリ名対応.$A$1:.$C$1048576];2;FALSE())" office:value-type="string" office:string-value="" calcext:value-type="error">
            <text:p>エラー:502</text:p>
          </table:table-cell>
          <table:table-cell table:formula="of:=VLOOKUP([.$E63];[レポジトリ名対応.$A$1:.$C$1048576];2;FALSE())" office:value-type="string" office:string-value="" calcext:value-type="error">
            <text:p>エラー:502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SUMPRODUCT(([総当り表.$A$1:.$Z$100]=[.$A64])*ROW([総当り表.$A$1:.$Z$100]))" office:value-type="float" office:value="0" calcext:value-type="float">
            <text:p>0</text:p>
          </table:table-cell>
          <table:table-cell table:formula="of:=SUMPRODUCT(([総当り表.$A$1:.$Z$100]=[.$A64])*COLUMN([総当り表.$A$1:.$Z$100]))" office:value-type="float" office:value="0" calcext:value-type="float">
            <text:p>0</text:p>
          </table:table-cell>
          <table:table-cell table:formula="of:=OFFSET([総当り表.$A$1];[.$B64]-1;0)" office:value-type="string" office:string-value="" calcext:value-type="error">
            <text:p>エラー:502</text:p>
          </table:table-cell>
          <table:table-cell table:formula="of:=OFFSET([総当り表.$A$1];0;[.$C64]-1)" office:value-type="string" office:string-value="" calcext:value-type="error">
            <text:p>エラー:502</text:p>
          </table:table-cell>
          <table:table-cell table:formula="of:=VLOOKUP([.$D64];[レポジトリ名対応.$A$1:.$C$1048576];2;FALSE())" office:value-type="string" office:string-value="" calcext:value-type="error">
            <text:p>エラー:502</text:p>
          </table:table-cell>
          <table:table-cell table:formula="of:=VLOOKUP([.$E64];[レポジトリ名対応.$A$1:.$C$1048576];2;FALSE())" office:value-type="string" office:string-value="" calcext:value-type="error">
            <text:p>エラー:502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SUMPRODUCT(([総当り表.$A$1:.$Z$100]=[.$A65])*ROW([総当り表.$A$1:.$Z$100]))" office:value-type="float" office:value="0" calcext:value-type="float">
            <text:p>0</text:p>
          </table:table-cell>
          <table:table-cell table:formula="of:=SUMPRODUCT(([総当り表.$A$1:.$Z$100]=[.$A65])*COLUMN([総当り表.$A$1:.$Z$100]))" office:value-type="float" office:value="0" calcext:value-type="float">
            <text:p>0</text:p>
          </table:table-cell>
          <table:table-cell table:formula="of:=OFFSET([総当り表.$A$1];[.$B65]-1;0)" office:value-type="string" office:string-value="" calcext:value-type="error">
            <text:p>エラー:502</text:p>
          </table:table-cell>
          <table:table-cell table:formula="of:=OFFSET([総当り表.$A$1];0;[.$C65]-1)" office:value-type="string" office:string-value="" calcext:value-type="error">
            <text:p>エラー:502</text:p>
          </table:table-cell>
          <table:table-cell table:formula="of:=VLOOKUP([.$D65];[レポジトリ名対応.$A$1:.$C$1048576];2;FALSE())" office:value-type="string" office:string-value="" calcext:value-type="error">
            <text:p>エラー:502</text:p>
          </table:table-cell>
          <table:table-cell table:formula="of:=VLOOKUP([.$E65];[レポジトリ名対応.$A$1:.$C$1048576];2;FALSE())" office:value-type="string" office:string-value="" calcext:value-type="error">
            <text:p>エラー:502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SUMPRODUCT(([総当り表.$A$1:.$Z$100]=[.$A66])*ROW([総当り表.$A$1:.$Z$100]))" office:value-type="float" office:value="0" calcext:value-type="float">
            <text:p>0</text:p>
          </table:table-cell>
          <table:table-cell table:formula="of:=SUMPRODUCT(([総当り表.$A$1:.$Z$100]=[.$A66])*COLUMN([総当り表.$A$1:.$Z$100]))" office:value-type="float" office:value="0" calcext:value-type="float">
            <text:p>0</text:p>
          </table:table-cell>
          <table:table-cell table:formula="of:=OFFSET([総当り表.$A$1];[.$B66]-1;0)" office:value-type="string" office:string-value="" calcext:value-type="error">
            <text:p>エラー:502</text:p>
          </table:table-cell>
          <table:table-cell table:formula="of:=OFFSET([総当り表.$A$1];0;[.$C66]-1)" office:value-type="string" office:string-value="" calcext:value-type="error">
            <text:p>エラー:502</text:p>
          </table:table-cell>
          <table:table-cell table:formula="of:=VLOOKUP([.$D66];[レポジトリ名対応.$A$1:.$C$1048576];2;FALSE())" office:value-type="string" office:string-value="" calcext:value-type="error">
            <text:p>エラー:502</text:p>
          </table:table-cell>
          <table:table-cell table:formula="of:=VLOOKUP([.$E66];[レポジトリ名対応.$A$1:.$C$1048576];2;FALSE())" office:value-type="string" office:string-value="" calcext:value-type="error">
            <text:p>エラー:502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SUMPRODUCT(([総当り表.$A$1:.$Z$100]=[.$A67])*ROW([総当り表.$A$1:.$Z$100]))" office:value-type="float" office:value="0" calcext:value-type="float">
            <text:p>0</text:p>
          </table:table-cell>
          <table:table-cell table:formula="of:=SUMPRODUCT(([総当り表.$A$1:.$Z$100]=[.$A67])*COLUMN([総当り表.$A$1:.$Z$100]))" office:value-type="float" office:value="0" calcext:value-type="float">
            <text:p>0</text:p>
          </table:table-cell>
          <table:table-cell table:formula="of:=OFFSET([総当り表.$A$1];[.$B67]-1;0)" office:value-type="string" office:string-value="" calcext:value-type="error">
            <text:p>エラー:502</text:p>
          </table:table-cell>
          <table:table-cell table:formula="of:=OFFSET([総当り表.$A$1];0;[.$C67]-1)" office:value-type="string" office:string-value="" calcext:value-type="error">
            <text:p>エラー:502</text:p>
          </table:table-cell>
          <table:table-cell table:formula="of:=VLOOKUP([.$D67];[レポジトリ名対応.$A$1:.$C$1048576];2;FALSE())" office:value-type="string" office:string-value="" calcext:value-type="error">
            <text:p>エラー:502</text:p>
          </table:table-cell>
          <table:table-cell table:formula="of:=VLOOKUP([.$E67];[レポジトリ名対応.$A$1:.$C$1048576];2;FALSE())" office:value-type="string" office:string-value="" calcext:value-type="error">
            <text:p>エラー:502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SUMPRODUCT(([総当り表.$A$1:.$Z$100]=[.$A68])*ROW([総当り表.$A$1:.$Z$100]))" office:value-type="float" office:value="0" calcext:value-type="float">
            <text:p>0</text:p>
          </table:table-cell>
          <table:table-cell table:formula="of:=SUMPRODUCT(([総当り表.$A$1:.$Z$100]=[.$A68])*COLUMN([総当り表.$A$1:.$Z$100]))" office:value-type="float" office:value="0" calcext:value-type="float">
            <text:p>0</text:p>
          </table:table-cell>
          <table:table-cell table:formula="of:=OFFSET([総当り表.$A$1];[.$B68]-1;0)" office:value-type="string" office:string-value="" calcext:value-type="error">
            <text:p>エラー:502</text:p>
          </table:table-cell>
          <table:table-cell table:formula="of:=OFFSET([総当り表.$A$1];0;[.$C68]-1)" office:value-type="string" office:string-value="" calcext:value-type="error">
            <text:p>エラー:502</text:p>
          </table:table-cell>
          <table:table-cell table:formula="of:=VLOOKUP([.$D68];[レポジトリ名対応.$A$1:.$C$1048576];2;FALSE())" office:value-type="string" office:string-value="" calcext:value-type="error">
            <text:p>エラー:502</text:p>
          </table:table-cell>
          <table:table-cell table:formula="of:=VLOOKUP([.$E68];[レポジトリ名対応.$A$1:.$C$1048576];2;FALSE())" office:value-type="string" office:string-value="" calcext:value-type="error">
            <text:p>エラー:502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SUMPRODUCT(([総当り表.$A$1:.$Z$100]=[.$A69])*ROW([総当り表.$A$1:.$Z$100]))" office:value-type="float" office:value="0" calcext:value-type="float">
            <text:p>0</text:p>
          </table:table-cell>
          <table:table-cell table:formula="of:=SUMPRODUCT(([総当り表.$A$1:.$Z$100]=[.$A69])*COLUMN([総当り表.$A$1:.$Z$100]))" office:value-type="float" office:value="0" calcext:value-type="float">
            <text:p>0</text:p>
          </table:table-cell>
          <table:table-cell table:formula="of:=OFFSET([総当り表.$A$1];[.$B69]-1;0)" office:value-type="string" office:string-value="" calcext:value-type="error">
            <text:p>エラー:502</text:p>
          </table:table-cell>
          <table:table-cell table:formula="of:=OFFSET([総当り表.$A$1];0;[.$C69]-1)" office:value-type="string" office:string-value="" calcext:value-type="error">
            <text:p>エラー:502</text:p>
          </table:table-cell>
          <table:table-cell table:formula="of:=VLOOKUP([.$D69];[レポジトリ名対応.$A$1:.$C$1048576];2;FALSE())" office:value-type="string" office:string-value="" calcext:value-type="error">
            <text:p>エラー:502</text:p>
          </table:table-cell>
          <table:table-cell table:formula="of:=VLOOKUP([.$E69];[レポジトリ名対応.$A$1:.$C$1048576];2;FALSE())" office:value-type="string" office:string-value="" calcext:value-type="error">
            <text:p>エラー:502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SUMPRODUCT(([総当り表.$A$1:.$Z$100]=[.$A70])*ROW([総当り表.$A$1:.$Z$100]))" office:value-type="float" office:value="0" calcext:value-type="float">
            <text:p>0</text:p>
          </table:table-cell>
          <table:table-cell table:formula="of:=SUMPRODUCT(([総当り表.$A$1:.$Z$100]=[.$A70])*COLUMN([総当り表.$A$1:.$Z$100]))" office:value-type="float" office:value="0" calcext:value-type="float">
            <text:p>0</text:p>
          </table:table-cell>
          <table:table-cell table:formula="of:=OFFSET([総当り表.$A$1];[.$B70]-1;0)" office:value-type="string" office:string-value="" calcext:value-type="error">
            <text:p>エラー:502</text:p>
          </table:table-cell>
          <table:table-cell table:formula="of:=OFFSET([総当り表.$A$1];0;[.$C70]-1)" office:value-type="string" office:string-value="" calcext:value-type="error">
            <text:p>エラー:502</text:p>
          </table:table-cell>
          <table:table-cell table:formula="of:=VLOOKUP([.$D70];[レポジトリ名対応.$A$1:.$C$1048576];2;FALSE())" office:value-type="string" office:string-value="" calcext:value-type="error">
            <text:p>エラー:502</text:p>
          </table:table-cell>
          <table:table-cell table:formula="of:=VLOOKUP([.$E70];[レポジトリ名対応.$A$1:.$C$1048576];2;FALSE())" office:value-type="string" office:string-value="" calcext:value-type="error">
            <text:p>エラー:502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SUMPRODUCT(([総当り表.$A$1:.$Z$100]=[.$A71])*ROW([総当り表.$A$1:.$Z$100]))" office:value-type="float" office:value="0" calcext:value-type="float">
            <text:p>0</text:p>
          </table:table-cell>
          <table:table-cell table:formula="of:=SUMPRODUCT(([総当り表.$A$1:.$Z$100]=[.$A71])*COLUMN([総当り表.$A$1:.$Z$100]))" office:value-type="float" office:value="0" calcext:value-type="float">
            <text:p>0</text:p>
          </table:table-cell>
          <table:table-cell table:formula="of:=OFFSET([総当り表.$A$1];[.$B71]-1;0)" office:value-type="string" office:string-value="" calcext:value-type="error">
            <text:p>エラー:502</text:p>
          </table:table-cell>
          <table:table-cell table:formula="of:=OFFSET([総当り表.$A$1];0;[.$C71]-1)" office:value-type="string" office:string-value="" calcext:value-type="error">
            <text:p>エラー:502</text:p>
          </table:table-cell>
          <table:table-cell table:formula="of:=VLOOKUP([.$D71];[レポジトリ名対応.$A$1:.$C$1048576];2;FALSE())" office:value-type="string" office:string-value="" calcext:value-type="error">
            <text:p>エラー:502</text:p>
          </table:table-cell>
          <table:table-cell table:formula="of:=VLOOKUP([.$E71];[レポジトリ名対応.$A$1:.$C$1048576];2;FALSE())" office:value-type="string" office:string-value="" calcext:value-type="error">
            <text:p>エラー:502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SUMPRODUCT(([総当り表.$A$1:.$Z$100]=[.$A72])*ROW([総当り表.$A$1:.$Z$100]))" office:value-type="float" office:value="0" calcext:value-type="float">
            <text:p>0</text:p>
          </table:table-cell>
          <table:table-cell table:formula="of:=SUMPRODUCT(([総当り表.$A$1:.$Z$100]=[.$A72])*COLUMN([総当り表.$A$1:.$Z$100]))" office:value-type="float" office:value="0" calcext:value-type="float">
            <text:p>0</text:p>
          </table:table-cell>
          <table:table-cell table:formula="of:=OFFSET([総当り表.$A$1];[.$B72]-1;0)" office:value-type="string" office:string-value="" calcext:value-type="error">
            <text:p>エラー:502</text:p>
          </table:table-cell>
          <table:table-cell table:formula="of:=OFFSET([総当り表.$A$1];0;[.$C72]-1)" office:value-type="string" office:string-value="" calcext:value-type="error">
            <text:p>エラー:502</text:p>
          </table:table-cell>
          <table:table-cell table:formula="of:=VLOOKUP([.$D72];[レポジトリ名対応.$A$1:.$C$1048576];2;FALSE())" office:value-type="string" office:string-value="" calcext:value-type="error">
            <text:p>エラー:502</text:p>
          </table:table-cell>
          <table:table-cell table:formula="of:=VLOOKUP([.$E72];[レポジトリ名対応.$A$1:.$C$1048576];2;FALSE())" office:value-type="string" office:string-value="" calcext:value-type="error">
            <text:p>エラー:502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SUMPRODUCT(([総当り表.$A$1:.$Z$100]=[.$A73])*ROW([総当り表.$A$1:.$Z$100]))" office:value-type="float" office:value="0" calcext:value-type="float">
            <text:p>0</text:p>
          </table:table-cell>
          <table:table-cell table:formula="of:=SUMPRODUCT(([総当り表.$A$1:.$Z$100]=[.$A73])*COLUMN([総当り表.$A$1:.$Z$100]))" office:value-type="float" office:value="0" calcext:value-type="float">
            <text:p>0</text:p>
          </table:table-cell>
          <table:table-cell table:formula="of:=OFFSET([総当り表.$A$1];[.$B73]-1;0)" office:value-type="string" office:string-value="" calcext:value-type="error">
            <text:p>エラー:502</text:p>
          </table:table-cell>
          <table:table-cell table:formula="of:=OFFSET([総当り表.$A$1];0;[.$C73]-1)" office:value-type="string" office:string-value="" calcext:value-type="error">
            <text:p>エラー:502</text:p>
          </table:table-cell>
          <table:table-cell table:formula="of:=VLOOKUP([.$D73];[レポジトリ名対応.$A$1:.$C$1048576];2;FALSE())" office:value-type="string" office:string-value="" calcext:value-type="error">
            <text:p>エラー:502</text:p>
          </table:table-cell>
          <table:table-cell table:formula="of:=VLOOKUP([.$E73];[レポジトリ名対応.$A$1:.$C$1048576];2;FALSE())" office:value-type="string" office:string-value="" calcext:value-type="error">
            <text:p>エラー:502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SUMPRODUCT(([総当り表.$A$1:.$Z$100]=[.$A74])*ROW([総当り表.$A$1:.$Z$100]))" office:value-type="float" office:value="0" calcext:value-type="float">
            <text:p>0</text:p>
          </table:table-cell>
          <table:table-cell table:formula="of:=SUMPRODUCT(([総当り表.$A$1:.$Z$100]=[.$A74])*COLUMN([総当り表.$A$1:.$Z$100]))" office:value-type="float" office:value="0" calcext:value-type="float">
            <text:p>0</text:p>
          </table:table-cell>
          <table:table-cell table:formula="of:=OFFSET([総当り表.$A$1];[.$B74]-1;0)" office:value-type="string" office:string-value="" calcext:value-type="error">
            <text:p>エラー:502</text:p>
          </table:table-cell>
          <table:table-cell table:formula="of:=OFFSET([総当り表.$A$1];0;[.$C74]-1)" office:value-type="string" office:string-value="" calcext:value-type="error">
            <text:p>エラー:502</text:p>
          </table:table-cell>
          <table:table-cell table:formula="of:=VLOOKUP([.$D74];[レポジトリ名対応.$A$1:.$C$1048576];2;FALSE())" office:value-type="string" office:string-value="" calcext:value-type="error">
            <text:p>エラー:502</text:p>
          </table:table-cell>
          <table:table-cell table:formula="of:=VLOOKUP([.$E74];[レポジトリ名対応.$A$1:.$C$1048576];2;FALSE())" office:value-type="string" office:string-value="" calcext:value-type="error">
            <text:p>エラー:502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SUMPRODUCT(([総当り表.$A$1:.$Z$100]=[.$A75])*ROW([総当り表.$A$1:.$Z$100]))" office:value-type="float" office:value="0" calcext:value-type="float">
            <text:p>0</text:p>
          </table:table-cell>
          <table:table-cell table:formula="of:=SUMPRODUCT(([総当り表.$A$1:.$Z$100]=[.$A75])*COLUMN([総当り表.$A$1:.$Z$100]))" office:value-type="float" office:value="0" calcext:value-type="float">
            <text:p>0</text:p>
          </table:table-cell>
          <table:table-cell table:formula="of:=OFFSET([総当り表.$A$1];[.$B75]-1;0)" office:value-type="string" office:string-value="" calcext:value-type="error">
            <text:p>エラー:502</text:p>
          </table:table-cell>
          <table:table-cell table:formula="of:=OFFSET([総当り表.$A$1];0;[.$C75]-1)" office:value-type="string" office:string-value="" calcext:value-type="error">
            <text:p>エラー:502</text:p>
          </table:table-cell>
          <table:table-cell table:formula="of:=VLOOKUP([.$D75];[レポジトリ名対応.$A$1:.$C$1048576];2;FALSE())" office:value-type="string" office:string-value="" calcext:value-type="error">
            <text:p>エラー:502</text:p>
          </table:table-cell>
          <table:table-cell table:formula="of:=VLOOKUP([.$E75];[レポジトリ名対応.$A$1:.$C$1048576];2;FALSE())" office:value-type="string" office:string-value="" calcext:value-type="error">
            <text:p>エラー:502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SUMPRODUCT(([総当り表.$A$1:.$Z$100]=[.$A76])*ROW([総当り表.$A$1:.$Z$100]))" office:value-type="float" office:value="0" calcext:value-type="float">
            <text:p>0</text:p>
          </table:table-cell>
          <table:table-cell table:formula="of:=SUMPRODUCT(([総当り表.$A$1:.$Z$100]=[.$A76])*COLUMN([総当り表.$A$1:.$Z$100]))" office:value-type="float" office:value="0" calcext:value-type="float">
            <text:p>0</text:p>
          </table:table-cell>
          <table:table-cell table:formula="of:=OFFSET([総当り表.$A$1];[.$B76]-1;0)" office:value-type="string" office:string-value="" calcext:value-type="error">
            <text:p>エラー:502</text:p>
          </table:table-cell>
          <table:table-cell table:formula="of:=OFFSET([総当り表.$A$1];0;[.$C76]-1)" office:value-type="string" office:string-value="" calcext:value-type="error">
            <text:p>エラー:502</text:p>
          </table:table-cell>
          <table:table-cell table:formula="of:=VLOOKUP([.$D76];[レポジトリ名対応.$A$1:.$C$1048576];2;FALSE())" office:value-type="string" office:string-value="" calcext:value-type="error">
            <text:p>エラー:502</text:p>
          </table:table-cell>
          <table:table-cell table:formula="of:=VLOOKUP([.$E76];[レポジトリ名対応.$A$1:.$C$1048576];2;FALSE())" office:value-type="string" office:string-value="" calcext:value-type="error">
            <text:p>エラー:502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SUMPRODUCT(([総当り表.$A$1:.$Z$100]=[.$A77])*ROW([総当り表.$A$1:.$Z$100]))" office:value-type="float" office:value="0" calcext:value-type="float">
            <text:p>0</text:p>
          </table:table-cell>
          <table:table-cell table:formula="of:=SUMPRODUCT(([総当り表.$A$1:.$Z$100]=[.$A77])*COLUMN([総当り表.$A$1:.$Z$100]))" office:value-type="float" office:value="0" calcext:value-type="float">
            <text:p>0</text:p>
          </table:table-cell>
          <table:table-cell table:formula="of:=OFFSET([総当り表.$A$1];[.$B77]-1;0)" office:value-type="string" office:string-value="" calcext:value-type="error">
            <text:p>エラー:502</text:p>
          </table:table-cell>
          <table:table-cell table:formula="of:=OFFSET([総当り表.$A$1];0;[.$C77]-1)" office:value-type="string" office:string-value="" calcext:value-type="error">
            <text:p>エラー:502</text:p>
          </table:table-cell>
          <table:table-cell table:formula="of:=VLOOKUP([.$D77];[レポジトリ名対応.$A$1:.$C$1048576];2;FALSE())" office:value-type="string" office:string-value="" calcext:value-type="error">
            <text:p>エラー:502</text:p>
          </table:table-cell>
          <table:table-cell table:formula="of:=VLOOKUP([.$E77];[レポジトリ名対応.$A$1:.$C$1048576];2;FALSE())" office:value-type="string" office:string-value="" calcext:value-type="error">
            <text:p>エラー:502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SUMPRODUCT(([総当り表.$A$1:.$Z$100]=[.$A78])*ROW([総当り表.$A$1:.$Z$100]))" office:value-type="float" office:value="0" calcext:value-type="float">
            <text:p>0</text:p>
          </table:table-cell>
          <table:table-cell table:formula="of:=SUMPRODUCT(([総当り表.$A$1:.$Z$100]=[.$A78])*COLUMN([総当り表.$A$1:.$Z$100]))" office:value-type="float" office:value="0" calcext:value-type="float">
            <text:p>0</text:p>
          </table:table-cell>
          <table:table-cell table:formula="of:=OFFSET([総当り表.$A$1];[.$B78]-1;0)" office:value-type="string" office:string-value="" calcext:value-type="error">
            <text:p>エラー:502</text:p>
          </table:table-cell>
          <table:table-cell table:formula="of:=OFFSET([総当り表.$A$1];0;[.$C78]-1)" office:value-type="string" office:string-value="" calcext:value-type="error">
            <text:p>エラー:502</text:p>
          </table:table-cell>
          <table:table-cell table:formula="of:=VLOOKUP([.$D78];[レポジトリ名対応.$A$1:.$C$1048576];2;FALSE())" office:value-type="string" office:string-value="" calcext:value-type="error">
            <text:p>エラー:502</text:p>
          </table:table-cell>
          <table:table-cell table:formula="of:=VLOOKUP([.$E78];[レポジトリ名対応.$A$1:.$C$1048576];2;FALSE())" office:value-type="string" office:string-value="" calcext:value-type="error">
            <text:p>エラー:502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SUMPRODUCT(([総当り表.$A$1:.$Z$100]=[.$A79])*ROW([総当り表.$A$1:.$Z$100]))" office:value-type="float" office:value="0" calcext:value-type="float">
            <text:p>0</text:p>
          </table:table-cell>
          <table:table-cell table:formula="of:=SUMPRODUCT(([総当り表.$A$1:.$Z$100]=[.$A79])*COLUMN([総当り表.$A$1:.$Z$100]))" office:value-type="float" office:value="0" calcext:value-type="float">
            <text:p>0</text:p>
          </table:table-cell>
          <table:table-cell table:formula="of:=OFFSET([総当り表.$A$1];[.$B79]-1;0)" office:value-type="string" office:string-value="" calcext:value-type="error">
            <text:p>エラー:502</text:p>
          </table:table-cell>
          <table:table-cell table:formula="of:=OFFSET([総当り表.$A$1];0;[.$C79]-1)" office:value-type="string" office:string-value="" calcext:value-type="error">
            <text:p>エラー:502</text:p>
          </table:table-cell>
          <table:table-cell table:formula="of:=VLOOKUP([.$D79];[レポジトリ名対応.$A$1:.$C$1048576];2;FALSE())" office:value-type="string" office:string-value="" calcext:value-type="error">
            <text:p>エラー:502</text:p>
          </table:table-cell>
          <table:table-cell table:formula="of:=VLOOKUP([.$E79];[レポジトリ名対応.$A$1:.$C$1048576];2;FALSE())" office:value-type="string" office:string-value="" calcext:value-type="error">
            <text:p>エラー:502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SUMPRODUCT(([総当り表.$A$1:.$Z$100]=[.$A80])*ROW([総当り表.$A$1:.$Z$100]))" office:value-type="float" office:value="0" calcext:value-type="float">
            <text:p>0</text:p>
          </table:table-cell>
          <table:table-cell table:formula="of:=SUMPRODUCT(([総当り表.$A$1:.$Z$100]=[.$A80])*COLUMN([総当り表.$A$1:.$Z$100]))" office:value-type="float" office:value="0" calcext:value-type="float">
            <text:p>0</text:p>
          </table:table-cell>
          <table:table-cell table:formula="of:=OFFSET([総当り表.$A$1];[.$B80]-1;0)" office:value-type="string" office:string-value="" calcext:value-type="error">
            <text:p>エラー:502</text:p>
          </table:table-cell>
          <table:table-cell table:formula="of:=OFFSET([総当り表.$A$1];0;[.$C80]-1)" office:value-type="string" office:string-value="" calcext:value-type="error">
            <text:p>エラー:502</text:p>
          </table:table-cell>
          <table:table-cell table:formula="of:=VLOOKUP([.$D80];[レポジトリ名対応.$A$1:.$C$1048576];2;FALSE())" office:value-type="string" office:string-value="" calcext:value-type="error">
            <text:p>エラー:502</text:p>
          </table:table-cell>
          <table:table-cell table:formula="of:=VLOOKUP([.$E80];[レポジトリ名対応.$A$1:.$C$1048576];2;FALSE())" office:value-type="string" office:string-value="" calcext:value-type="error">
            <text:p>エラー:502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SUMPRODUCT(([総当り表.$A$1:.$Z$100]=[.$A81])*ROW([総当り表.$A$1:.$Z$100]))" office:value-type="float" office:value="0" calcext:value-type="float">
            <text:p>0</text:p>
          </table:table-cell>
          <table:table-cell table:formula="of:=SUMPRODUCT(([総当り表.$A$1:.$Z$100]=[.$A81])*COLUMN([総当り表.$A$1:.$Z$100]))" office:value-type="float" office:value="0" calcext:value-type="float">
            <text:p>0</text:p>
          </table:table-cell>
          <table:table-cell table:formula="of:=OFFSET([総当り表.$A$1];[.$B81]-1;0)" office:value-type="string" office:string-value="" calcext:value-type="error">
            <text:p>エラー:502</text:p>
          </table:table-cell>
          <table:table-cell table:formula="of:=OFFSET([総当り表.$A$1];0;[.$C81]-1)" office:value-type="string" office:string-value="" calcext:value-type="error">
            <text:p>エラー:502</text:p>
          </table:table-cell>
          <table:table-cell table:formula="of:=VLOOKUP([.$D81];[レポジトリ名対応.$A$1:.$C$1048576];2;FALSE())" office:value-type="string" office:string-value="" calcext:value-type="error">
            <text:p>エラー:502</text:p>
          </table:table-cell>
          <table:table-cell table:formula="of:=VLOOKUP([.$E81];[レポジトリ名対応.$A$1:.$C$1048576];2;FALSE())" office:value-type="string" office:string-value="" calcext:value-type="error">
            <text:p>エラー:502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SUMPRODUCT(([総当り表.$A$1:.$Z$100]=[.$A82])*ROW([総当り表.$A$1:.$Z$100]))" office:value-type="float" office:value="0" calcext:value-type="float">
            <text:p>0</text:p>
          </table:table-cell>
          <table:table-cell table:formula="of:=SUMPRODUCT(([総当り表.$A$1:.$Z$100]=[.$A82])*COLUMN([総当り表.$A$1:.$Z$100]))" office:value-type="float" office:value="0" calcext:value-type="float">
            <text:p>0</text:p>
          </table:table-cell>
          <table:table-cell table:formula="of:=OFFSET([総当り表.$A$1];[.$B82]-1;0)" office:value-type="string" office:string-value="" calcext:value-type="error">
            <text:p>エラー:502</text:p>
          </table:table-cell>
          <table:table-cell table:formula="of:=OFFSET([総当り表.$A$1];0;[.$C82]-1)" office:value-type="string" office:string-value="" calcext:value-type="error">
            <text:p>エラー:502</text:p>
          </table:table-cell>
          <table:table-cell table:formula="of:=VLOOKUP([.$D82];[レポジトリ名対応.$A$1:.$C$1048576];2;FALSE())" office:value-type="string" office:string-value="" calcext:value-type="error">
            <text:p>エラー:502</text:p>
          </table:table-cell>
          <table:table-cell table:formula="of:=VLOOKUP([.$E82];[レポジトリ名対応.$A$1:.$C$1048576];2;FALSE())" office:value-type="string" office:string-value="" calcext:value-type="error">
            <text:p>エラー:502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SUMPRODUCT(([総当り表.$A$1:.$Z$100]=[.$A83])*ROW([総当り表.$A$1:.$Z$100]))" office:value-type="float" office:value="0" calcext:value-type="float">
            <text:p>0</text:p>
          </table:table-cell>
          <table:table-cell table:formula="of:=SUMPRODUCT(([総当り表.$A$1:.$Z$100]=[.$A83])*COLUMN([総当り表.$A$1:.$Z$100]))" office:value-type="float" office:value="0" calcext:value-type="float">
            <text:p>0</text:p>
          </table:table-cell>
          <table:table-cell table:formula="of:=OFFSET([総当り表.$A$1];[.$B83]-1;0)" office:value-type="string" office:string-value="" calcext:value-type="error">
            <text:p>エラー:502</text:p>
          </table:table-cell>
          <table:table-cell table:formula="of:=OFFSET([総当り表.$A$1];0;[.$C83]-1)" office:value-type="string" office:string-value="" calcext:value-type="error">
            <text:p>エラー:502</text:p>
          </table:table-cell>
          <table:table-cell table:formula="of:=VLOOKUP([.$D83];[レポジトリ名対応.$A$1:.$C$1048576];2;FALSE())" office:value-type="string" office:string-value="" calcext:value-type="error">
            <text:p>エラー:502</text:p>
          </table:table-cell>
          <table:table-cell table:formula="of:=VLOOKUP([.$E83];[レポジトリ名対応.$A$1:.$C$1048576];2;FALSE())" office:value-type="string" office:string-value="" calcext:value-type="error">
            <text:p>エラー:502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SUMPRODUCT(([総当り表.$A$1:.$Z$100]=[.$A84])*ROW([総当り表.$A$1:.$Z$100]))" office:value-type="float" office:value="0" calcext:value-type="float">
            <text:p>0</text:p>
          </table:table-cell>
          <table:table-cell table:formula="of:=SUMPRODUCT(([総当り表.$A$1:.$Z$100]=[.$A84])*COLUMN([総当り表.$A$1:.$Z$100]))" office:value-type="float" office:value="0" calcext:value-type="float">
            <text:p>0</text:p>
          </table:table-cell>
          <table:table-cell table:formula="of:=OFFSET([総当り表.$A$1];[.$B84]-1;0)" office:value-type="string" office:string-value="" calcext:value-type="error">
            <text:p>エラー:502</text:p>
          </table:table-cell>
          <table:table-cell table:formula="of:=OFFSET([総当り表.$A$1];0;[.$C84]-1)" office:value-type="string" office:string-value="" calcext:value-type="error">
            <text:p>エラー:502</text:p>
          </table:table-cell>
          <table:table-cell table:formula="of:=VLOOKUP([.$D84];[レポジトリ名対応.$A$1:.$C$1048576];2;FALSE())" office:value-type="string" office:string-value="" calcext:value-type="error">
            <text:p>エラー:502</text:p>
          </table:table-cell>
          <table:table-cell table:formula="of:=VLOOKUP([.$E84];[レポジトリ名対応.$A$1:.$C$1048576];2;FALSE())" office:value-type="string" office:string-value="" calcext:value-type="error">
            <text:p>エラー:502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SUMPRODUCT(([総当り表.$A$1:.$Z$100]=[.$A85])*ROW([総当り表.$A$1:.$Z$100]))" office:value-type="float" office:value="0" calcext:value-type="float">
            <text:p>0</text:p>
          </table:table-cell>
          <table:table-cell table:formula="of:=SUMPRODUCT(([総当り表.$A$1:.$Z$100]=[.$A85])*COLUMN([総当り表.$A$1:.$Z$100]))" office:value-type="float" office:value="0" calcext:value-type="float">
            <text:p>0</text:p>
          </table:table-cell>
          <table:table-cell table:formula="of:=OFFSET([総当り表.$A$1];[.$B85]-1;0)" office:value-type="string" office:string-value="" calcext:value-type="error">
            <text:p>エラー:502</text:p>
          </table:table-cell>
          <table:table-cell table:formula="of:=OFFSET([総当り表.$A$1];0;[.$C85]-1)" office:value-type="string" office:string-value="" calcext:value-type="error">
            <text:p>エラー:502</text:p>
          </table:table-cell>
          <table:table-cell table:formula="of:=VLOOKUP([.$D85];[レポジトリ名対応.$A$1:.$C$1048576];2;FALSE())" office:value-type="string" office:string-value="" calcext:value-type="error">
            <text:p>エラー:502</text:p>
          </table:table-cell>
          <table:table-cell table:formula="of:=VLOOKUP([.$E85];[レポジトリ名対応.$A$1:.$C$1048576];2;FALSE())" office:value-type="string" office:string-value="" calcext:value-type="error">
            <text:p>エラー:502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SUMPRODUCT(([総当り表.$A$1:.$Z$100]=[.$A86])*ROW([総当り表.$A$1:.$Z$100]))" office:value-type="float" office:value="0" calcext:value-type="float">
            <text:p>0</text:p>
          </table:table-cell>
          <table:table-cell table:formula="of:=SUMPRODUCT(([総当り表.$A$1:.$Z$100]=[.$A86])*COLUMN([総当り表.$A$1:.$Z$100]))" office:value-type="float" office:value="0" calcext:value-type="float">
            <text:p>0</text:p>
          </table:table-cell>
          <table:table-cell table:formula="of:=OFFSET([総当り表.$A$1];[.$B86]-1;0)" office:value-type="string" office:string-value="" calcext:value-type="error">
            <text:p>エラー:502</text:p>
          </table:table-cell>
          <table:table-cell table:formula="of:=OFFSET([総当り表.$A$1];0;[.$C86]-1)" office:value-type="string" office:string-value="" calcext:value-type="error">
            <text:p>エラー:502</text:p>
          </table:table-cell>
          <table:table-cell table:formula="of:=VLOOKUP([.$D86];[レポジトリ名対応.$A$1:.$C$1048576];2;FALSE())" office:value-type="string" office:string-value="" calcext:value-type="error">
            <text:p>エラー:502</text:p>
          </table:table-cell>
          <table:table-cell table:formula="of:=VLOOKUP([.$E86];[レポジトリ名対応.$A$1:.$C$1048576];2;FALSE())" office:value-type="string" office:string-value="" calcext:value-type="error">
            <text:p>エラー:502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SUMPRODUCT(([総当り表.$A$1:.$Z$100]=[.$A87])*ROW([総当り表.$A$1:.$Z$100]))" office:value-type="float" office:value="0" calcext:value-type="float">
            <text:p>0</text:p>
          </table:table-cell>
          <table:table-cell table:formula="of:=SUMPRODUCT(([総当り表.$A$1:.$Z$100]=[.$A87])*COLUMN([総当り表.$A$1:.$Z$100]))" office:value-type="float" office:value="0" calcext:value-type="float">
            <text:p>0</text:p>
          </table:table-cell>
          <table:table-cell table:formula="of:=OFFSET([総当り表.$A$1];[.$B87]-1;0)" office:value-type="string" office:string-value="" calcext:value-type="error">
            <text:p>エラー:502</text:p>
          </table:table-cell>
          <table:table-cell table:formula="of:=OFFSET([総当り表.$A$1];0;[.$C87]-1)" office:value-type="string" office:string-value="" calcext:value-type="error">
            <text:p>エラー:502</text:p>
          </table:table-cell>
          <table:table-cell table:formula="of:=VLOOKUP([.$D87];[レポジトリ名対応.$A$1:.$C$1048576];2;FALSE())" office:value-type="string" office:string-value="" calcext:value-type="error">
            <text:p>エラー:502</text:p>
          </table:table-cell>
          <table:table-cell table:formula="of:=VLOOKUP([.$E87];[レポジトリ名対応.$A$1:.$C$1048576];2;FALSE())" office:value-type="string" office:string-value="" calcext:value-type="error">
            <text:p>エラー:502</text:p>
          </table:table-cell>
        </table:table-row>
      </table:table>
      <table:table table:name="match_list.csv" table:style-name="ta1">
        <table:table-column table:style-name="co1" table:number-columns-repeated="2" table:default-cell-style-name="Default"/>
        <table:table-row table:style-name="ro3">
          <table:table-cell table:formula="of:=IF(ISERR([対戦表.F2]);&quot;&quot;;IF(ISBLANK([対戦表.F2]);&quot;&quot;;[対戦表.F2]))" office:value-type="string" office:string-value="seigot" calcext:value-type="string">
            <text:p>seigot</text:p>
          </table:table-cell>
          <table:table-cell table:formula="of:=IF(ISERR([対戦表.G2]);&quot;&quot;;IF(ISBLANK([対戦表.G2]);&quot;&quot;;[対戦表.G2]))" office:value-type="string" office:string-value="ponpokotanuki-san" calcext:value-type="string">
            <text:p>ponpokotanuki-san</text:p>
          </table:table-cell>
        </table:table-row>
        <table:table-row table:style-name="ro3">
          <table:table-cell table:formula="of:=IF(ISERR([対戦表.F3]);&quot;&quot;;IF(ISBLANK([対戦表.F3]);&quot;&quot;;[対戦表.F3]))" office:value-type="string" office:string-value="seigot" calcext:value-type="string">
            <text:p>seigot</text:p>
          </table:table-cell>
          <table:table-cell table:formula="of:=IF(ISERR([対戦表.G3]);&quot;&quot;;IF(ISBLANK([対戦表.G3]);&quot;&quot;;[対戦表.G3]))" office:value-type="string" office:string-value="shinjimp3" calcext:value-type="string">
            <text:p>shinjimp3</text:p>
          </table:table-cell>
        </table:table-row>
        <table:table-row table:style-name="ro3">
          <table:table-cell table:formula="of:=IF(ISERR([対戦表.F4]);&quot;&quot;;IF(ISBLANK([対戦表.F4]);&quot;&quot;;[対戦表.F4]))" office:value-type="string" office:string-value="seigot" calcext:value-type="string">
            <text:p>seigot</text:p>
          </table:table-cell>
          <table:table-cell table:formula="of:=IF(ISERR([対戦表.G4]);&quot;&quot;;IF(ISBLANK([対戦表.G4]);&quot;&quot;;[対戦表.G4]))" office:value-type="string" office:string-value="Yoshihama0901" calcext:value-type="string">
            <text:p>Yoshihama0901</text:p>
          </table:table-cell>
        </table:table-row>
        <table:table-row table:style-name="ro3">
          <table:table-cell table:formula="of:=IF(ISERR([対戦表.F5]);&quot;&quot;;IF(ISBLANK([対戦表.F5]);&quot;&quot;;[対戦表.F5]))" office:value-type="string" office:string-value="seigot" calcext:value-type="string">
            <text:p>seigot</text:p>
          </table:table-cell>
          <table:table-cell table:formula="of:=IF(ISERR([対戦表.G5]);&quot;&quot;;IF(ISBLANK([対戦表.G5]);&quot;&quot;;[対戦表.G5]))" office:value-type="string" office:string-value="koy-tak" calcext:value-type="string">
            <text:p>koy-tak</text:p>
          </table:table-cell>
        </table:table-row>
        <table:table-row table:style-name="ro3">
          <table:table-cell table:formula="of:=IF(ISERR([対戦表.F6]);&quot;&quot;;IF(ISBLANK([対戦表.F6]);&quot;&quot;;[対戦表.F6]))" office:value-type="string" office:string-value="seigot" calcext:value-type="string">
            <text:p>seigot</text:p>
          </table:table-cell>
          <table:table-cell table:formula="of:=IF(ISERR([対戦表.G6]);&quot;&quot;;IF(ISBLANK([対戦表.G6]);&quot;&quot;;[対戦表.G6]))" office:value-type="string" office:string-value="BolaDeArroz" calcext:value-type="string">
            <text:p>BolaDeArroz</text:p>
          </table:table-cell>
        </table:table-row>
        <table:table-row table:style-name="ro3">
          <table:table-cell table:formula="of:=IF(ISERR([対戦表.F7]);&quot;&quot;;IF(ISBLANK([対戦表.F7]);&quot;&quot;;[対戦表.F7]))" office:value-type="string" office:string-value="seigot" calcext:value-type="string">
            <text:p>seigot</text:p>
          </table:table-cell>
          <table:table-cell table:formula="of:=IF(ISERR([対戦表.G7]);&quot;&quot;;IF(ISBLANK([対戦表.G7]);&quot;&quot;;[対戦表.G7]))" office:value-type="string" office:string-value="kishikishi" calcext:value-type="string">
            <text:p>kishikishi</text:p>
          </table:table-cell>
        </table:table-row>
        <table:table-row table:style-name="ro3">
          <table:table-cell table:formula="of:=IF(ISERR([対戦表.F8]);&quot;&quot;;IF(ISBLANK([対戦表.F8]);&quot;&quot;;[対戦表.F8]))" office:value-type="string" office:string-value="seigot" calcext:value-type="string">
            <text:p>seigot</text:p>
          </table:table-cell>
          <table:table-cell table:formula="of:=IF(ISERR([対戦表.G8]);&quot;&quot;;IF(ISBLANK([対戦表.G8]);&quot;&quot;;[対戦表.G8]))" office:value-type="string" office:string-value="OKbear" calcext:value-type="string">
            <text:p>OKbear</text:p>
          </table:table-cell>
        </table:table-row>
        <table:table-row table:style-name="ro3">
          <table:table-cell table:formula="of:=IF(ISERR([対戦表.F9]);&quot;&quot;;IF(ISBLANK([対戦表.F9]);&quot;&quot;;[対戦表.F9]))" office:value-type="string" office:string-value="seigot" calcext:value-type="string">
            <text:p>seigot</text:p>
          </table:table-cell>
          <table:table-cell table:formula="of:=IF(ISERR([対戦表.G9]);&quot;&quot;;IF(ISBLANK([対戦表.G9]);&quot;&quot;;[対戦表.G9]))" office:value-type="string" office:string-value="TeamRabbit" calcext:value-type="string">
            <text:p>TeamRabbit</text:p>
          </table:table-cell>
        </table:table-row>
        <table:table-row table:style-name="ro3">
          <table:table-cell table:formula="of:=IF(ISERR([対戦表.F10]);&quot;&quot;;IF(ISBLANK([対戦表.F10]);&quot;&quot;;[対戦表.F10]))" office:value-type="string" office:string-value="seigot" calcext:value-type="string">
            <text:p>seigot</text:p>
          </table:table-cell>
          <table:table-cell table:formula="of:=IF(ISERR([対戦表.G10]);&quot;&quot;;IF(ISBLANK([対戦表.G10]);&quot;&quot;;[対戦表.G10]))" office:value-type="string" office:string-value="yukiimai" calcext:value-type="string">
            <text:p>yukiimai</text:p>
          </table:table-cell>
        </table:table-row>
        <table:table-row table:style-name="ro3">
          <table:table-cell table:formula="of:=IF(ISERR([対戦表.F11]);&quot;&quot;;IF(ISBLANK([対戦表.F11]);&quot;&quot;;[対戦表.F11]))" office:value-type="string" office:string-value="seigot" calcext:value-type="string">
            <text:p>seigot</text:p>
          </table:table-cell>
          <table:table-cell table:formula="of:=IF(ISERR([対戦表.G11]);&quot;&quot;;IF(ISBLANK([対戦表.G11]);&quot;&quot;;[対戦表.G11]))" office:value-type="string" office:string-value="NguyenDuyhinh" calcext:value-type="string">
            <text:p>NguyenDuyhinh</text:p>
          </table:table-cell>
        </table:table-row>
        <table:table-row table:style-name="ro3">
          <table:table-cell table:formula="of:=IF(ISERR([対戦表.F12]);&quot;&quot;;IF(ISBLANK([対戦表.F12]);&quot;&quot;;[対戦表.F12]))" office:value-type="string" office:string-value="ponpokotanuki-san" calcext:value-type="string">
            <text:p>ponpokotanuki-san</text:p>
          </table:table-cell>
          <table:table-cell table:formula="of:=IF(ISERR([対戦表.G12]);&quot;&quot;;IF(ISBLANK([対戦表.G12]);&quot;&quot;;[対戦表.G12]))" office:value-type="string" office:string-value="shinjimp3" calcext:value-type="string">
            <text:p>shinjimp3</text:p>
          </table:table-cell>
        </table:table-row>
        <table:table-row table:style-name="ro3">
          <table:table-cell table:formula="of:=IF(ISERR([対戦表.F13]);&quot;&quot;;IF(ISBLANK([対戦表.F13]);&quot;&quot;;[対戦表.F13]))" office:value-type="string" office:string-value="ponpokotanuki-san" calcext:value-type="string">
            <text:p>ponpokotanuki-san</text:p>
          </table:table-cell>
          <table:table-cell table:formula="of:=IF(ISERR([対戦表.G13]);&quot;&quot;;IF(ISBLANK([対戦表.G13]);&quot;&quot;;[対戦表.G13]))" office:value-type="string" office:string-value="Yoshihama0901" calcext:value-type="string">
            <text:p>Yoshihama0901</text:p>
          </table:table-cell>
        </table:table-row>
        <table:table-row table:style-name="ro3">
          <table:table-cell table:formula="of:=IF(ISERR([対戦表.F14]);&quot;&quot;;IF(ISBLANK([対戦表.F14]);&quot;&quot;;[対戦表.F14]))" office:value-type="string" office:string-value="ponpokotanuki-san" calcext:value-type="string">
            <text:p>ponpokotanuki-san</text:p>
          </table:table-cell>
          <table:table-cell table:formula="of:=IF(ISERR([対戦表.G14]);&quot;&quot;;IF(ISBLANK([対戦表.G14]);&quot;&quot;;[対戦表.G14]))" office:value-type="string" office:string-value="koy-tak" calcext:value-type="string">
            <text:p>koy-tak</text:p>
          </table:table-cell>
        </table:table-row>
        <table:table-row table:style-name="ro3">
          <table:table-cell table:formula="of:=IF(ISERR([対戦表.F15]);&quot;&quot;;IF(ISBLANK([対戦表.F15]);&quot;&quot;;[対戦表.F15]))" office:value-type="string" office:string-value="ponpokotanuki-san" calcext:value-type="string">
            <text:p>ponpokotanuki-san</text:p>
          </table:table-cell>
          <table:table-cell table:formula="of:=IF(ISERR([対戦表.G15]);&quot;&quot;;IF(ISBLANK([対戦表.G15]);&quot;&quot;;[対戦表.G15]))" office:value-type="string" office:string-value="BolaDeArroz" calcext:value-type="string">
            <text:p>BolaDeArroz</text:p>
          </table:table-cell>
        </table:table-row>
        <table:table-row table:style-name="ro3">
          <table:table-cell table:formula="of:=IF(ISERR([対戦表.F16]);&quot;&quot;;IF(ISBLANK([対戦表.F16]);&quot;&quot;;[対戦表.F16]))" office:value-type="string" office:string-value="ponpokotanuki-san" calcext:value-type="string">
            <text:p>ponpokotanuki-san</text:p>
          </table:table-cell>
          <table:table-cell table:formula="of:=IF(ISERR([対戦表.G16]);&quot;&quot;;IF(ISBLANK([対戦表.G16]);&quot;&quot;;[対戦表.G16]))" office:value-type="string" office:string-value="kishikishi" calcext:value-type="string">
            <text:p>kishikishi</text:p>
          </table:table-cell>
        </table:table-row>
        <table:table-row table:style-name="ro3">
          <table:table-cell table:formula="of:=IF(ISERR([対戦表.F17]);&quot;&quot;;IF(ISBLANK([対戦表.F17]);&quot;&quot;;[対戦表.F17]))" office:value-type="string" office:string-value="ponpokotanuki-san" calcext:value-type="string">
            <text:p>ponpokotanuki-san</text:p>
          </table:table-cell>
          <table:table-cell table:formula="of:=IF(ISERR([対戦表.G17]);&quot;&quot;;IF(ISBLANK([対戦表.G17]);&quot;&quot;;[対戦表.G17]))" office:value-type="string" office:string-value="OKbear" calcext:value-type="string">
            <text:p>OKbear</text:p>
          </table:table-cell>
        </table:table-row>
        <table:table-row table:style-name="ro3">
          <table:table-cell table:formula="of:=IF(ISERR([対戦表.F18]);&quot;&quot;;IF(ISBLANK([対戦表.F18]);&quot;&quot;;[対戦表.F18]))" office:value-type="string" office:string-value="ponpokotanuki-san" calcext:value-type="string">
            <text:p>ponpokotanuki-san</text:p>
          </table:table-cell>
          <table:table-cell table:formula="of:=IF(ISERR([対戦表.G18]);&quot;&quot;;IF(ISBLANK([対戦表.G18]);&quot;&quot;;[対戦表.G18]))" office:value-type="string" office:string-value="TeamRabbit" calcext:value-type="string">
            <text:p>TeamRabbit</text:p>
          </table:table-cell>
        </table:table-row>
        <table:table-row table:style-name="ro3">
          <table:table-cell table:formula="of:=IF(ISERR([対戦表.F19]);&quot;&quot;;IF(ISBLANK([対戦表.F19]);&quot;&quot;;[対戦表.F19]))" office:value-type="string" office:string-value="ponpokotanuki-san" calcext:value-type="string">
            <text:p>ponpokotanuki-san</text:p>
          </table:table-cell>
          <table:table-cell table:formula="of:=IF(ISERR([対戦表.G19]);&quot;&quot;;IF(ISBLANK([対戦表.G19]);&quot;&quot;;[対戦表.G19]))" office:value-type="string" office:string-value="yukiimai" calcext:value-type="string">
            <text:p>yukiimai</text:p>
          </table:table-cell>
        </table:table-row>
        <table:table-row table:style-name="ro3">
          <table:table-cell table:formula="of:=IF(ISERR([対戦表.F20]);&quot;&quot;;IF(ISBLANK([対戦表.F20]);&quot;&quot;;[対戦表.F20]))" office:value-type="string" office:string-value="ponpokotanuki-san" calcext:value-type="string">
            <text:p>ponpokotanuki-san</text:p>
          </table:table-cell>
          <table:table-cell table:formula="of:=IF(ISERR([対戦表.G20]);&quot;&quot;;IF(ISBLANK([対戦表.G20]);&quot;&quot;;[対戦表.G20]))" office:value-type="string" office:string-value="NguyenDuyhinh" calcext:value-type="string">
            <text:p>NguyenDuyhinh</text:p>
          </table:table-cell>
        </table:table-row>
        <table:table-row table:style-name="ro3">
          <table:table-cell table:formula="of:=IF(ISERR([対戦表.F21]);&quot;&quot;;IF(ISBLANK([対戦表.F21]);&quot;&quot;;[対戦表.F21]))" office:value-type="string" office:string-value="shinjimp3" calcext:value-type="string">
            <text:p>shinjimp3</text:p>
          </table:table-cell>
          <table:table-cell table:formula="of:=IF(ISERR([対戦表.G21]);&quot;&quot;;IF(ISBLANK([対戦表.G21]);&quot;&quot;;[対戦表.G21]))" office:value-type="string" office:string-value="Yoshihama0901" calcext:value-type="string">
            <text:p>Yoshihama0901</text:p>
          </table:table-cell>
        </table:table-row>
        <table:table-row table:style-name="ro3">
          <table:table-cell table:formula="of:=IF(ISERR([対戦表.F22]);&quot;&quot;;IF(ISBLANK([対戦表.F22]);&quot;&quot;;[対戦表.F22]))" office:value-type="string" office:string-value="shinjimp3" calcext:value-type="string">
            <text:p>shinjimp3</text:p>
          </table:table-cell>
          <table:table-cell table:formula="of:=IF(ISERR([対戦表.G22]);&quot;&quot;;IF(ISBLANK([対戦表.G22]);&quot;&quot;;[対戦表.G22]))" office:value-type="string" office:string-value="koy-tak" calcext:value-type="string">
            <text:p>koy-tak</text:p>
          </table:table-cell>
        </table:table-row>
        <table:table-row table:style-name="ro3">
          <table:table-cell table:formula="of:=IF(ISERR([対戦表.F23]);&quot;&quot;;IF(ISBLANK([対戦表.F23]);&quot;&quot;;[対戦表.F23]))" office:value-type="string" office:string-value="shinjimp3" calcext:value-type="string">
            <text:p>shinjimp3</text:p>
          </table:table-cell>
          <table:table-cell table:formula="of:=IF(ISERR([対戦表.G23]);&quot;&quot;;IF(ISBLANK([対戦表.G23]);&quot;&quot;;[対戦表.G23]))" office:value-type="string" office:string-value="BolaDeArroz" calcext:value-type="string">
            <text:p>BolaDeArroz</text:p>
          </table:table-cell>
        </table:table-row>
        <table:table-row table:style-name="ro3">
          <table:table-cell table:formula="of:=IF(ISERR([対戦表.F24]);&quot;&quot;;IF(ISBLANK([対戦表.F24]);&quot;&quot;;[対戦表.F24]))" office:value-type="string" office:string-value="shinjimp3" calcext:value-type="string">
            <text:p>shinjimp3</text:p>
          </table:table-cell>
          <table:table-cell table:formula="of:=IF(ISERR([対戦表.G24]);&quot;&quot;;IF(ISBLANK([対戦表.G24]);&quot;&quot;;[対戦表.G24]))" office:value-type="string" office:string-value="kishikishi" calcext:value-type="string">
            <text:p>kishikishi</text:p>
          </table:table-cell>
        </table:table-row>
        <table:table-row table:style-name="ro3">
          <table:table-cell table:formula="of:=IF(ISERR([対戦表.F25]);&quot;&quot;;IF(ISBLANK([対戦表.F25]);&quot;&quot;;[対戦表.F25]))" office:value-type="string" office:string-value="shinjimp3" calcext:value-type="string">
            <text:p>shinjimp3</text:p>
          </table:table-cell>
          <table:table-cell table:formula="of:=IF(ISERR([対戦表.G25]);&quot;&quot;;IF(ISBLANK([対戦表.G25]);&quot;&quot;;[対戦表.G25]))" office:value-type="string" office:string-value="OKbear" calcext:value-type="string">
            <text:p>OKbear</text:p>
          </table:table-cell>
        </table:table-row>
        <table:table-row table:style-name="ro3">
          <table:table-cell table:formula="of:=IF(ISERR([対戦表.F26]);&quot;&quot;;IF(ISBLANK([対戦表.F26]);&quot;&quot;;[対戦表.F26]))" office:value-type="string" office:string-value="shinjimp3" calcext:value-type="string">
            <text:p>shinjimp3</text:p>
          </table:table-cell>
          <table:table-cell table:formula="of:=IF(ISERR([対戦表.G26]);&quot;&quot;;IF(ISBLANK([対戦表.G26]);&quot;&quot;;[対戦表.G26]))" office:value-type="string" office:string-value="TeamRabbit" calcext:value-type="string">
            <text:p>TeamRabbit</text:p>
          </table:table-cell>
        </table:table-row>
        <table:table-row table:style-name="ro3">
          <table:table-cell table:formula="of:=IF(ISERR([対戦表.F27]);&quot;&quot;;IF(ISBLANK([対戦表.F27]);&quot;&quot;;[対戦表.F27]))" office:value-type="string" office:string-value="shinjimp3" calcext:value-type="string">
            <text:p>shinjimp3</text:p>
          </table:table-cell>
          <table:table-cell table:formula="of:=IF(ISERR([対戦表.G27]);&quot;&quot;;IF(ISBLANK([対戦表.G27]);&quot;&quot;;[対戦表.G27]))" office:value-type="string" office:string-value="yukiimai" calcext:value-type="string">
            <text:p>yukiimai</text:p>
          </table:table-cell>
        </table:table-row>
        <table:table-row table:style-name="ro3">
          <table:table-cell table:formula="of:=IF(ISERR([対戦表.F28]);&quot;&quot;;IF(ISBLANK([対戦表.F28]);&quot;&quot;;[対戦表.F28]))" office:value-type="string" office:string-value="shinjimp3" calcext:value-type="string">
            <text:p>shinjimp3</text:p>
          </table:table-cell>
          <table:table-cell table:formula="of:=IF(ISERR([対戦表.G28]);&quot;&quot;;IF(ISBLANK([対戦表.G28]);&quot;&quot;;[対戦表.G28]))" office:value-type="string" office:string-value="NguyenDuyhinh" calcext:value-type="string">
            <text:p>NguyenDuyhinh</text:p>
          </table:table-cell>
        </table:table-row>
        <table:table-row table:style-name="ro3">
          <table:table-cell table:formula="of:=IF(ISERR([対戦表.F29]);&quot;&quot;;IF(ISBLANK([対戦表.F29]);&quot;&quot;;[対戦表.F29]))" office:value-type="string" office:string-value="Yoshihama0901" calcext:value-type="string">
            <text:p>Yoshihama0901</text:p>
          </table:table-cell>
          <table:table-cell table:formula="of:=IF(ISERR([対戦表.G29]);&quot;&quot;;IF(ISBLANK([対戦表.G29]);&quot;&quot;;[対戦表.G29]))" office:value-type="string" office:string-value="koy-tak" calcext:value-type="string">
            <text:p>koy-tak</text:p>
          </table:table-cell>
        </table:table-row>
        <table:table-row table:style-name="ro3">
          <table:table-cell table:formula="of:=IF(ISERR([対戦表.F30]);&quot;&quot;;IF(ISBLANK([対戦表.F30]);&quot;&quot;;[対戦表.F30]))" office:value-type="string" office:string-value="Yoshihama0901" calcext:value-type="string">
            <text:p>Yoshihama0901</text:p>
          </table:table-cell>
          <table:table-cell table:formula="of:=IF(ISERR([対戦表.G30]);&quot;&quot;;IF(ISBLANK([対戦表.G30]);&quot;&quot;;[対戦表.G30]))" office:value-type="string" office:string-value="BolaDeArroz" calcext:value-type="string">
            <text:p>BolaDeArroz</text:p>
          </table:table-cell>
        </table:table-row>
        <table:table-row table:style-name="ro3">
          <table:table-cell table:formula="of:=IF(ISERR([対戦表.F31]);&quot;&quot;;IF(ISBLANK([対戦表.F31]);&quot;&quot;;[対戦表.F31]))" office:value-type="string" office:string-value="Yoshihama0901" calcext:value-type="string">
            <text:p>Yoshihama0901</text:p>
          </table:table-cell>
          <table:table-cell table:formula="of:=IF(ISERR([対戦表.G31]);&quot;&quot;;IF(ISBLANK([対戦表.G31]);&quot;&quot;;[対戦表.G31]))" office:value-type="string" office:string-value="kishikishi" calcext:value-type="string">
            <text:p>kishikishi</text:p>
          </table:table-cell>
        </table:table-row>
        <table:table-row table:style-name="ro3">
          <table:table-cell table:formula="of:=IF(ISERR([対戦表.F32]);&quot;&quot;;IF(ISBLANK([対戦表.F32]);&quot;&quot;;[対戦表.F32]))" office:value-type="string" office:string-value="Yoshihama0901" calcext:value-type="string">
            <text:p>Yoshihama0901</text:p>
          </table:table-cell>
          <table:table-cell table:formula="of:=IF(ISERR([対戦表.G32]);&quot;&quot;;IF(ISBLANK([対戦表.G32]);&quot;&quot;;[対戦表.G32]))" office:value-type="string" office:string-value="OKbear" calcext:value-type="string">
            <text:p>OKbear</text:p>
          </table:table-cell>
        </table:table-row>
        <table:table-row table:style-name="ro3">
          <table:table-cell table:formula="of:=IF(ISERR([対戦表.F33]);&quot;&quot;;IF(ISBLANK([対戦表.F33]);&quot;&quot;;[対戦表.F33]))" office:value-type="string" office:string-value="Yoshihama0901" calcext:value-type="string">
            <text:p>Yoshihama0901</text:p>
          </table:table-cell>
          <table:table-cell table:formula="of:=IF(ISERR([対戦表.G33]);&quot;&quot;;IF(ISBLANK([対戦表.G33]);&quot;&quot;;[対戦表.G33]))" office:value-type="string" office:string-value="TeamRabbit" calcext:value-type="string">
            <text:p>TeamRabbit</text:p>
          </table:table-cell>
        </table:table-row>
        <table:table-row table:style-name="ro3">
          <table:table-cell table:formula="of:=IF(ISERR([対戦表.F34]);&quot;&quot;;IF(ISBLANK([対戦表.F34]);&quot;&quot;;[対戦表.F34]))" office:value-type="string" office:string-value="Yoshihama0901" calcext:value-type="string">
            <text:p>Yoshihama0901</text:p>
          </table:table-cell>
          <table:table-cell table:formula="of:=IF(ISERR([対戦表.G34]);&quot;&quot;;IF(ISBLANK([対戦表.G34]);&quot;&quot;;[対戦表.G34]))" office:value-type="string" office:string-value="yukiimai" calcext:value-type="string">
            <text:p>yukiimai</text:p>
          </table:table-cell>
        </table:table-row>
        <table:table-row table:style-name="ro3">
          <table:table-cell table:formula="of:=IF(ISERR([対戦表.F35]);&quot;&quot;;IF(ISBLANK([対戦表.F35]);&quot;&quot;;[対戦表.F35]))" office:value-type="string" office:string-value="Yoshihama0901" calcext:value-type="string">
            <text:p>Yoshihama0901</text:p>
          </table:table-cell>
          <table:table-cell table:formula="of:=IF(ISERR([対戦表.G35]);&quot;&quot;;IF(ISBLANK([対戦表.G35]);&quot;&quot;;[対戦表.G35]))" office:value-type="string" office:string-value="NguyenDuyhinh" calcext:value-type="string">
            <text:p>NguyenDuyhinh</text:p>
          </table:table-cell>
        </table:table-row>
        <table:table-row table:style-name="ro3">
          <table:table-cell table:formula="of:=IF(ISERR([対戦表.F36]);&quot;&quot;;IF(ISBLANK([対戦表.F36]);&quot;&quot;;[対戦表.F36]))" office:value-type="string" office:string-value="koy-tak" calcext:value-type="string">
            <text:p>koy-tak</text:p>
          </table:table-cell>
          <table:table-cell table:formula="of:=IF(ISERR([対戦表.G36]);&quot;&quot;;IF(ISBLANK([対戦表.G36]);&quot;&quot;;[対戦表.G36]))" office:value-type="string" office:string-value="BolaDeArroz" calcext:value-type="string">
            <text:p>BolaDeArroz</text:p>
          </table:table-cell>
        </table:table-row>
        <table:table-row table:style-name="ro3">
          <table:table-cell table:formula="of:=IF(ISERR([対戦表.F37]);&quot;&quot;;IF(ISBLANK([対戦表.F37]);&quot;&quot;;[対戦表.F37]))" office:value-type="string" office:string-value="koy-tak" calcext:value-type="string">
            <text:p>koy-tak</text:p>
          </table:table-cell>
          <table:table-cell table:formula="of:=IF(ISERR([対戦表.G37]);&quot;&quot;;IF(ISBLANK([対戦表.G37]);&quot;&quot;;[対戦表.G37]))" office:value-type="string" office:string-value="kishikishi" calcext:value-type="string">
            <text:p>kishikishi</text:p>
          </table:table-cell>
        </table:table-row>
        <table:table-row table:style-name="ro3">
          <table:table-cell table:formula="of:=IF(ISERR([対戦表.F38]);&quot;&quot;;IF(ISBLANK([対戦表.F38]);&quot;&quot;;[対戦表.F38]))" office:value-type="string" office:string-value="koy-tak" calcext:value-type="string">
            <text:p>koy-tak</text:p>
          </table:table-cell>
          <table:table-cell table:formula="of:=IF(ISERR([対戦表.G38]);&quot;&quot;;IF(ISBLANK([対戦表.G38]);&quot;&quot;;[対戦表.G38]))" office:value-type="string" office:string-value="OKbear" calcext:value-type="string">
            <text:p>OKbear</text:p>
          </table:table-cell>
        </table:table-row>
        <table:table-row table:style-name="ro3">
          <table:table-cell table:formula="of:=IF(ISERR([対戦表.F39]);&quot;&quot;;IF(ISBLANK([対戦表.F39]);&quot;&quot;;[対戦表.F39]))" office:value-type="string" office:string-value="koy-tak" calcext:value-type="string">
            <text:p>koy-tak</text:p>
          </table:table-cell>
          <table:table-cell table:formula="of:=IF(ISERR([対戦表.G39]);&quot;&quot;;IF(ISBLANK([対戦表.G39]);&quot;&quot;;[対戦表.G39]))" office:value-type="string" office:string-value="TeamRabbit" calcext:value-type="string">
            <text:p>TeamRabbit</text:p>
          </table:table-cell>
        </table:table-row>
        <table:table-row table:style-name="ro3">
          <table:table-cell table:formula="of:=IF(ISERR([対戦表.F40]);&quot;&quot;;IF(ISBLANK([対戦表.F40]);&quot;&quot;;[対戦表.F40]))" office:value-type="string" office:string-value="koy-tak" calcext:value-type="string">
            <text:p>koy-tak</text:p>
          </table:table-cell>
          <table:table-cell table:formula="of:=IF(ISERR([対戦表.G40]);&quot;&quot;;IF(ISBLANK([対戦表.G40]);&quot;&quot;;[対戦表.G40]))" office:value-type="string" office:string-value="yukiimai" calcext:value-type="string">
            <text:p>yukiimai</text:p>
          </table:table-cell>
        </table:table-row>
        <table:table-row table:style-name="ro3">
          <table:table-cell table:formula="of:=IF(ISERR([対戦表.F41]);&quot;&quot;;IF(ISBLANK([対戦表.F41]);&quot;&quot;;[対戦表.F41]))" office:value-type="string" office:string-value="koy-tak" calcext:value-type="string">
            <text:p>koy-tak</text:p>
          </table:table-cell>
          <table:table-cell table:formula="of:=IF(ISERR([対戦表.G41]);&quot;&quot;;IF(ISBLANK([対戦表.G41]);&quot;&quot;;[対戦表.G41]))" office:value-type="string" office:string-value="NguyenDuyhinh" calcext:value-type="string">
            <text:p>NguyenDuyhinh</text:p>
          </table:table-cell>
        </table:table-row>
        <table:table-row table:style-name="ro3">
          <table:table-cell table:formula="of:=IF(ISERR([対戦表.F42]);&quot;&quot;;IF(ISBLANK([対戦表.F42]);&quot;&quot;;[対戦表.F42]))" office:value-type="string" office:string-value="BolaDeArroz" calcext:value-type="string">
            <text:p>BolaDeArroz</text:p>
          </table:table-cell>
          <table:table-cell table:formula="of:=IF(ISERR([対戦表.G42]);&quot;&quot;;IF(ISBLANK([対戦表.G42]);&quot;&quot;;[対戦表.G42]))" office:value-type="string" office:string-value="kishikishi" calcext:value-type="string">
            <text:p>kishikishi</text:p>
          </table:table-cell>
        </table:table-row>
        <table:table-row table:style-name="ro3">
          <table:table-cell table:formula="of:=IF(ISERR([対戦表.F43]);&quot;&quot;;IF(ISBLANK([対戦表.F43]);&quot;&quot;;[対戦表.F43]))" office:value-type="string" office:string-value="BolaDeArroz" calcext:value-type="string">
            <text:p>BolaDeArroz</text:p>
          </table:table-cell>
          <table:table-cell table:formula="of:=IF(ISERR([対戦表.G43]);&quot;&quot;;IF(ISBLANK([対戦表.G43]);&quot;&quot;;[対戦表.G43]))" office:value-type="string" office:string-value="OKbear" calcext:value-type="string">
            <text:p>OKbear</text:p>
          </table:table-cell>
        </table:table-row>
        <table:table-row table:style-name="ro3">
          <table:table-cell table:formula="of:=IF(ISERR([対戦表.F44]);&quot;&quot;;IF(ISBLANK([対戦表.F44]);&quot;&quot;;[対戦表.F44]))" office:value-type="string" office:string-value="BolaDeArroz" calcext:value-type="string">
            <text:p>BolaDeArroz</text:p>
          </table:table-cell>
          <table:table-cell table:formula="of:=IF(ISERR([対戦表.G44]);&quot;&quot;;IF(ISBLANK([対戦表.G44]);&quot;&quot;;[対戦表.G44]))" office:value-type="string" office:string-value="TeamRabbit" calcext:value-type="string">
            <text:p>TeamRabbit</text:p>
          </table:table-cell>
        </table:table-row>
        <table:table-row table:style-name="ro3">
          <table:table-cell table:formula="of:=IF(ISERR([対戦表.F45]);&quot;&quot;;IF(ISBLANK([対戦表.F45]);&quot;&quot;;[対戦表.F45]))" office:value-type="string" office:string-value="BolaDeArroz" calcext:value-type="string">
            <text:p>BolaDeArroz</text:p>
          </table:table-cell>
          <table:table-cell table:formula="of:=IF(ISERR([対戦表.G45]);&quot;&quot;;IF(ISBLANK([対戦表.G45]);&quot;&quot;;[対戦表.G45]))" office:value-type="string" office:string-value="yukiimai" calcext:value-type="string">
            <text:p>yukiimai</text:p>
          </table:table-cell>
        </table:table-row>
        <table:table-row table:style-name="ro3">
          <table:table-cell table:formula="of:=IF(ISERR([対戦表.F46]);&quot;&quot;;IF(ISBLANK([対戦表.F46]);&quot;&quot;;[対戦表.F46]))" office:value-type="string" office:string-value="BolaDeArroz" calcext:value-type="string">
            <text:p>BolaDeArroz</text:p>
          </table:table-cell>
          <table:table-cell table:formula="of:=IF(ISERR([対戦表.G46]);&quot;&quot;;IF(ISBLANK([対戦表.G46]);&quot;&quot;;[対戦表.G46]))" office:value-type="string" office:string-value="NguyenDuyhinh" calcext:value-type="string">
            <text:p>NguyenDuyhinh</text:p>
          </table:table-cell>
        </table:table-row>
        <table:table-row table:style-name="ro3">
          <table:table-cell table:formula="of:=IF(ISERR([対戦表.F47]);&quot;&quot;;IF(ISBLANK([対戦表.F47]);&quot;&quot;;[対戦表.F47]))" office:value-type="string" office:string-value="kishikishi" calcext:value-type="string">
            <text:p>kishikishi</text:p>
          </table:table-cell>
          <table:table-cell table:formula="of:=IF(ISERR([対戦表.G47]);&quot;&quot;;IF(ISBLANK([対戦表.G47]);&quot;&quot;;[対戦表.G47]))" office:value-type="string" office:string-value="OKbear" calcext:value-type="string">
            <text:p>OKbear</text:p>
          </table:table-cell>
        </table:table-row>
        <table:table-row table:style-name="ro3">
          <table:table-cell table:formula="of:=IF(ISERR([対戦表.F48]);&quot;&quot;;IF(ISBLANK([対戦表.F48]);&quot;&quot;;[対戦表.F48]))" office:value-type="string" office:string-value="kishikishi" calcext:value-type="string">
            <text:p>kishikishi</text:p>
          </table:table-cell>
          <table:table-cell table:formula="of:=IF(ISERR([対戦表.G48]);&quot;&quot;;IF(ISBLANK([対戦表.G48]);&quot;&quot;;[対戦表.G48]))" office:value-type="string" office:string-value="TeamRabbit" calcext:value-type="string">
            <text:p>TeamRabbit</text:p>
          </table:table-cell>
        </table:table-row>
        <table:table-row table:style-name="ro3">
          <table:table-cell table:formula="of:=IF(ISERR([対戦表.F49]);&quot;&quot;;IF(ISBLANK([対戦表.F49]);&quot;&quot;;[対戦表.F49]))" office:value-type="string" office:string-value="kishikishi" calcext:value-type="string">
            <text:p>kishikishi</text:p>
          </table:table-cell>
          <table:table-cell table:formula="of:=IF(ISERR([対戦表.G49]);&quot;&quot;;IF(ISBLANK([対戦表.G49]);&quot;&quot;;[対戦表.G49]))" office:value-type="string" office:string-value="yukiimai" calcext:value-type="string">
            <text:p>yukiimai</text:p>
          </table:table-cell>
        </table:table-row>
        <table:table-row table:style-name="ro3">
          <table:table-cell table:formula="of:=IF(ISERR([対戦表.F50]);&quot;&quot;;IF(ISBLANK([対戦表.F50]);&quot;&quot;;[対戦表.F50]))" office:value-type="string" office:string-value="kishikishi" calcext:value-type="string">
            <text:p>kishikishi</text:p>
          </table:table-cell>
          <table:table-cell table:formula="of:=IF(ISERR([対戦表.G50]);&quot;&quot;;IF(ISBLANK([対戦表.G50]);&quot;&quot;;[対戦表.G50]))" office:value-type="string" office:string-value="NguyenDuyhinh" calcext:value-type="string">
            <text:p>NguyenDuyhinh</text:p>
          </table:table-cell>
        </table:table-row>
        <table:table-row table:style-name="ro3">
          <table:table-cell table:formula="of:=IF(ISERR([対戦表.F51]);&quot;&quot;;IF(ISBLANK([対戦表.F51]);&quot;&quot;;[対戦表.F51]))" office:value-type="string" office:string-value="OKbear" calcext:value-type="string">
            <text:p>OKbear</text:p>
          </table:table-cell>
          <table:table-cell table:formula="of:=IF(ISERR([対戦表.G51]);&quot;&quot;;IF(ISBLANK([対戦表.G51]);&quot;&quot;;[対戦表.G51]))" office:value-type="string" office:string-value="TeamRabbit" calcext:value-type="string">
            <text:p>TeamRabbit</text:p>
          </table:table-cell>
        </table:table-row>
        <table:table-row table:style-name="ro3">
          <table:table-cell table:formula="of:=IF(ISERR([対戦表.F52]);&quot;&quot;;IF(ISBLANK([対戦表.F52]);&quot;&quot;;[対戦表.F52]))" office:value-type="string" office:string-value="OKbear" calcext:value-type="string">
            <text:p>OKbear</text:p>
          </table:table-cell>
          <table:table-cell table:formula="of:=IF(ISERR([対戦表.G52]);&quot;&quot;;IF(ISBLANK([対戦表.G52]);&quot;&quot;;[対戦表.G52]))" office:value-type="string" office:string-value="yukiimai" calcext:value-type="string">
            <text:p>yukiimai</text:p>
          </table:table-cell>
        </table:table-row>
        <table:table-row table:style-name="ro3">
          <table:table-cell table:formula="of:=IF(ISERR([対戦表.F53]);&quot;&quot;;IF(ISBLANK([対戦表.F53]);&quot;&quot;;[対戦表.F53]))" office:value-type="string" office:string-value="OKbear" calcext:value-type="string">
            <text:p>OKbear</text:p>
          </table:table-cell>
          <table:table-cell table:formula="of:=IF(ISERR([対戦表.G53]);&quot;&quot;;IF(ISBLANK([対戦表.G53]);&quot;&quot;;[対戦表.G53]))" office:value-type="string" office:string-value="NguyenDuyhinh" calcext:value-type="string">
            <text:p>NguyenDuyhinh</text:p>
          </table:table-cell>
        </table:table-row>
        <table:table-row table:style-name="ro3">
          <table:table-cell table:formula="of:=IF(ISERR([対戦表.F54]);&quot;&quot;;IF(ISBLANK([対戦表.F54]);&quot;&quot;;[対戦表.F54]))" office:value-type="string" office:string-value="TeamRabbit" calcext:value-type="string">
            <text:p>TeamRabbit</text:p>
          </table:table-cell>
          <table:table-cell table:formula="of:=IF(ISERR([対戦表.G54]);&quot;&quot;;IF(ISBLANK([対戦表.G54]);&quot;&quot;;[対戦表.G54]))" office:value-type="string" office:string-value="yukiimai" calcext:value-type="string">
            <text:p>yukiimai</text:p>
          </table:table-cell>
        </table:table-row>
        <table:table-row table:style-name="ro3">
          <table:table-cell table:formula="of:=IF(ISERR([対戦表.F55]);&quot;&quot;;IF(ISBLANK([対戦表.F55]);&quot;&quot;;[対戦表.F55]))" office:value-type="string" office:string-value="TeamRabbit" calcext:value-type="string">
            <text:p>TeamRabbit</text:p>
          </table:table-cell>
          <table:table-cell table:formula="of:=IF(ISERR([対戦表.G55]);&quot;&quot;;IF(ISBLANK([対戦表.G55]);&quot;&quot;;[対戦表.G55]))" office:value-type="string" office:string-value="NguyenDuyhinh" calcext:value-type="string">
            <text:p>NguyenDuyhinh</text:p>
          </table:table-cell>
        </table:table-row>
        <table:table-row table:style-name="ro3">
          <table:table-cell table:formula="of:=IF(ISERR([対戦表.F56]);&quot;&quot;;IF(ISBLANK([対戦表.F56]);&quot;&quot;;[対戦表.F56]))" office:value-type="string" office:string-value="yukiimai" calcext:value-type="string">
            <text:p>yukiimai</text:p>
          </table:table-cell>
          <table:table-cell table:formula="of:=IF(ISERR([対戦表.G56]);&quot;&quot;;IF(ISBLANK([対戦表.G56]);&quot;&quot;;[対戦表.G56]))" office:value-type="string" office:string-value="NguyenDuyhinh" calcext:value-type="string">
            <text:p>NguyenDuyhinh</text:p>
          </table:table-cell>
        </table:table-row>
        <table:table-row table:style-name="ro3">
          <table:table-cell table:formula="of:=IF(ISERR([対戦表.F57]);&quot;&quot;;IF(ISBLANK([対戦表.F57]);&quot;&quot;;[対戦表.F57]))">
            <text:p/>
          </table:table-cell>
          <table:table-cell table:formula="of:=IF(ISERR([対戦表.G57]);&quot;&quot;;IF(ISBLANK([対戦表.G57]);&quot;&quot;;[対戦表.G57]))">
            <text:p/>
          </table:table-cell>
        </table:table-row>
        <table:table-row table:style-name="ro3">
          <table:table-cell table:formula="of:=IF(ISERR([対戦表.F58]);&quot;&quot;;IF(ISBLANK([対戦表.F58]);&quot;&quot;;[対戦表.F58]))">
            <text:p/>
          </table:table-cell>
          <table:table-cell table:formula="of:=IF(ISERR([対戦表.G58]);&quot;&quot;;IF(ISBLANK([対戦表.G58]);&quot;&quot;;[対戦表.G58]))">
            <text:p/>
          </table:table-cell>
        </table:table-row>
        <table:table-row table:style-name="ro3">
          <table:table-cell table:formula="of:=IF(ISERR([対戦表.F59]);&quot;&quot;;IF(ISBLANK([対戦表.F59]);&quot;&quot;;[対戦表.F59]))">
            <text:p/>
          </table:table-cell>
          <table:table-cell table:formula="of:=IF(ISERR([対戦表.G59]);&quot;&quot;;IF(ISBLANK([対戦表.G59]);&quot;&quot;;[対戦表.G59]))">
            <text:p/>
          </table:table-cell>
        </table:table-row>
        <table:table-row table:style-name="ro3">
          <table:table-cell table:formula="of:=IF(ISERR([対戦表.F60]);&quot;&quot;;IF(ISBLANK([対戦表.F60]);&quot;&quot;;[対戦表.F60]))">
            <text:p/>
          </table:table-cell>
          <table:table-cell table:formula="of:=IF(ISERR([対戦表.G60]);&quot;&quot;;IF(ISBLANK([対戦表.G60]);&quot;&quot;;[対戦表.G60]))">
            <text:p/>
          </table:table-cell>
        </table:table-row>
        <table:table-row table:style-name="ro3">
          <table:table-cell table:formula="of:=IF(ISERR([対戦表.F61]);&quot;&quot;;IF(ISBLANK([対戦表.F61]);&quot;&quot;;[対戦表.F61]))">
            <text:p/>
          </table:table-cell>
          <table:table-cell table:formula="of:=IF(ISERR([対戦表.G61]);&quot;&quot;;IF(ISBLANK([対戦表.G61]);&quot;&quot;;[対戦表.G61]))">
            <text:p/>
          </table:table-cell>
        </table:table-row>
        <table:table-row table:style-name="ro3">
          <table:table-cell table:formula="of:=IF(ISERR([対戦表.F62]);&quot;&quot;;IF(ISBLANK([対戦表.F62]);&quot;&quot;;[対戦表.F62]))">
            <text:p/>
          </table:table-cell>
          <table:table-cell table:formula="of:=IF(ISERR([対戦表.G62]);&quot;&quot;;IF(ISBLANK([対戦表.G62]);&quot;&quot;;[対戦表.G62]))">
            <text:p/>
          </table:table-cell>
        </table:table-row>
        <table:table-row table:style-name="ro3">
          <table:table-cell table:formula="of:=IF(ISERR([対戦表.F63]);&quot;&quot;;IF(ISBLANK([対戦表.F63]);&quot;&quot;;[対戦表.F63]))">
            <text:p/>
          </table:table-cell>
          <table:table-cell table:formula="of:=IF(ISERR([対戦表.G63]);&quot;&quot;;IF(ISBLANK([対戦表.G63]);&quot;&quot;;[対戦表.G63]))">
            <text:p/>
          </table:table-cell>
        </table:table-row>
        <table:table-row table:style-name="ro3">
          <table:table-cell table:formula="of:=IF(ISERR([対戦表.F64]);&quot;&quot;;IF(ISBLANK([対戦表.F64]);&quot;&quot;;[対戦表.F64]))">
            <text:p/>
          </table:table-cell>
          <table:table-cell table:formula="of:=IF(ISERR([対戦表.G64]);&quot;&quot;;IF(ISBLANK([対戦表.G64]);&quot;&quot;;[対戦表.G64]))">
            <text:p/>
          </table:table-cell>
        </table:table-row>
        <table:table-row table:style-name="ro3">
          <table:table-cell table:formula="of:=IF(ISERR([対戦表.F65]);&quot;&quot;;IF(ISBLANK([対戦表.F65]);&quot;&quot;;[対戦表.F65]))">
            <text:p/>
          </table:table-cell>
          <table:table-cell table:formula="of:=IF(ISERR([対戦表.G65]);&quot;&quot;;IF(ISBLANK([対戦表.G65]);&quot;&quot;;[対戦表.G65]))">
            <text:p/>
          </table:table-cell>
        </table:table-row>
        <table:table-row table:style-name="ro3">
          <table:table-cell table:formula="of:=IF(ISERR([対戦表.F66]);&quot;&quot;;IF(ISBLANK([対戦表.F66]);&quot;&quot;;[対戦表.F66]))">
            <text:p/>
          </table:table-cell>
          <table:table-cell table:formula="of:=IF(ISERR([対戦表.G66]);&quot;&quot;;IF(ISBLANK([対戦表.G66]);&quot;&quot;;[対戦表.G66]))">
            <text:p/>
          </table:table-cell>
        </table:table-row>
        <table:table-row table:style-name="ro3">
          <table:table-cell table:formula="of:=IF(ISERR([対戦表.F67]);&quot;&quot;;IF(ISBLANK([対戦表.F67]);&quot;&quot;;[対戦表.F67]))">
            <text:p/>
          </table:table-cell>
          <table:table-cell table:formula="of:=IF(ISERR([対戦表.G67]);&quot;&quot;;IF(ISBLANK([対戦表.G67]);&quot;&quot;;[対戦表.G67]))">
            <text:p/>
          </table:table-cell>
        </table:table-row>
        <table:table-row table:style-name="ro3">
          <table:table-cell table:formula="of:=IF(ISERR([対戦表.F68]);&quot;&quot;;IF(ISBLANK([対戦表.F68]);&quot;&quot;;[対戦表.F68]))">
            <text:p/>
          </table:table-cell>
          <table:table-cell table:formula="of:=IF(ISERR([対戦表.G68]);&quot;&quot;;IF(ISBLANK([対戦表.G68]);&quot;&quot;;[対戦表.G68]))">
            <text:p/>
          </table:table-cell>
        </table:table-row>
        <table:table-row table:style-name="ro3">
          <table:table-cell table:formula="of:=IF(ISERR([対戦表.F69]);&quot;&quot;;IF(ISBLANK([対戦表.F69]);&quot;&quot;;[対戦表.F69]))">
            <text:p/>
          </table:table-cell>
          <table:table-cell table:formula="of:=IF(ISERR([対戦表.G69]);&quot;&quot;;IF(ISBLANK([対戦表.G69]);&quot;&quot;;[対戦表.G69]))">
            <text:p/>
          </table:table-cell>
        </table:table-row>
        <table:table-row table:style-name="ro3">
          <table:table-cell table:formula="of:=IF(ISERR([対戦表.F70]);&quot;&quot;;IF(ISBLANK([対戦表.F70]);&quot;&quot;;[対戦表.F70]))">
            <text:p/>
          </table:table-cell>
          <table:table-cell table:formula="of:=IF(ISERR([対戦表.G70]);&quot;&quot;;IF(ISBLANK([対戦表.G70]);&quot;&quot;;[対戦表.G70]))">
            <text:p/>
          </table:table-cell>
        </table:table-row>
        <table:table-row table:style-name="ro3">
          <table:table-cell table:formula="of:=IF(ISERR([対戦表.F71]);&quot;&quot;;IF(ISBLANK([対戦表.F71]);&quot;&quot;;[対戦表.F71]))">
            <text:p/>
          </table:table-cell>
          <table:table-cell table:formula="of:=IF(ISERR([対戦表.G71]);&quot;&quot;;IF(ISBLANK([対戦表.G71]);&quot;&quot;;[対戦表.G71]))">
            <text:p/>
          </table:table-cell>
        </table:table-row>
        <table:table-row table:style-name="ro3">
          <table:table-cell table:formula="of:=IF(ISERR([対戦表.F72]);&quot;&quot;;IF(ISBLANK([対戦表.F72]);&quot;&quot;;[対戦表.F72]))">
            <text:p/>
          </table:table-cell>
          <table:table-cell table:formula="of:=IF(ISERR([対戦表.G72]);&quot;&quot;;IF(ISBLANK([対戦表.G72]);&quot;&quot;;[対戦表.G72]))">
            <text:p/>
          </table:table-cell>
        </table:table-row>
        <table:table-row table:style-name="ro3">
          <table:table-cell table:formula="of:=IF(ISERR([対戦表.F73]);&quot;&quot;;IF(ISBLANK([対戦表.F73]);&quot;&quot;;[対戦表.F73]))">
            <text:p/>
          </table:table-cell>
          <table:table-cell table:formula="of:=IF(ISERR([対戦表.G73]);&quot;&quot;;IF(ISBLANK([対戦表.G73]);&quot;&quot;;[対戦表.G73]))">
            <text:p/>
          </table:table-cell>
        </table:table-row>
        <table:table-row table:style-name="ro3">
          <table:table-cell table:formula="of:=IF(ISERR([対戦表.F74]);&quot;&quot;;IF(ISBLANK([対戦表.F74]);&quot;&quot;;[対戦表.F74]))">
            <text:p/>
          </table:table-cell>
          <table:table-cell table:formula="of:=IF(ISERR([対戦表.G74]);&quot;&quot;;IF(ISBLANK([対戦表.G74]);&quot;&quot;;[対戦表.G74]))">
            <text:p/>
          </table:table-cell>
        </table:table-row>
        <table:table-row table:style-name="ro3">
          <table:table-cell table:formula="of:=IF(ISERR([対戦表.F75]);&quot;&quot;;IF(ISBLANK([対戦表.F75]);&quot;&quot;;[対戦表.F75]))">
            <text:p/>
          </table:table-cell>
          <table:table-cell table:formula="of:=IF(ISERR([対戦表.G75]);&quot;&quot;;IF(ISBLANK([対戦表.G75]);&quot;&quot;;[対戦表.G75]))">
            <text:p/>
          </table:table-cell>
        </table:table-row>
        <table:table-row table:style-name="ro3">
          <table:table-cell table:formula="of:=IF(ISERR([対戦表.F76]);&quot;&quot;;IF(ISBLANK([対戦表.F76]);&quot;&quot;;[対戦表.F76]))">
            <text:p/>
          </table:table-cell>
          <table:table-cell table:formula="of:=IF(ISERR([対戦表.G76]);&quot;&quot;;IF(ISBLANK([対戦表.G76]);&quot;&quot;;[対戦表.G76]))">
            <text:p/>
          </table:table-cell>
        </table:table-row>
        <table:table-row table:style-name="ro3">
          <table:table-cell table:formula="of:=IF(ISERR([対戦表.F77]);&quot;&quot;;IF(ISBLANK([対戦表.F77]);&quot;&quot;;[対戦表.F77]))">
            <text:p/>
          </table:table-cell>
          <table:table-cell table:formula="of:=IF(ISERR([対戦表.G77]);&quot;&quot;;IF(ISBLANK([対戦表.G77]);&quot;&quot;;[対戦表.G77]))">
            <text:p/>
          </table:table-cell>
        </table:table-row>
        <table:table-row table:style-name="ro3">
          <table:table-cell table:formula="of:=IF(ISERR([対戦表.F78]);&quot;&quot;;IF(ISBLANK([対戦表.F78]);&quot;&quot;;[対戦表.F78]))">
            <text:p/>
          </table:table-cell>
          <table:table-cell table:formula="of:=IF(ISERR([対戦表.G78]);&quot;&quot;;IF(ISBLANK([対戦表.G78]);&quot;&quot;;[対戦表.G78]))">
            <text:p/>
          </table:table-cell>
        </table:table-row>
        <table:table-row table:style-name="ro3">
          <table:table-cell table:formula="of:=IF(ISERR([対戦表.F79]);&quot;&quot;;IF(ISBLANK([対戦表.F79]);&quot;&quot;;[対戦表.F79]))">
            <text:p/>
          </table:table-cell>
          <table:table-cell table:formula="of:=IF(ISERR([対戦表.G79]);&quot;&quot;;IF(ISBLANK([対戦表.G79]);&quot;&quot;;[対戦表.G79]))">
            <text:p/>
          </table:table-cell>
        </table:table-row>
        <table:table-row table:style-name="ro3">
          <table:table-cell table:formula="of:=IF(ISERR([対戦表.F80]);&quot;&quot;;IF(ISBLANK([対戦表.F80]);&quot;&quot;;[対戦表.F80]))">
            <text:p/>
          </table:table-cell>
          <table:table-cell table:formula="of:=IF(ISERR([対戦表.G80]);&quot;&quot;;IF(ISBLANK([対戦表.G80]);&quot;&quot;;[対戦表.G80]))">
            <text:p/>
          </table:table-cell>
        </table:table-row>
        <table:table-row table:style-name="ro3">
          <table:table-cell table:formula="of:=IF(ISERR([対戦表.F81]);&quot;&quot;;IF(ISBLANK([対戦表.F81]);&quot;&quot;;[対戦表.F81]))">
            <text:p/>
          </table:table-cell>
          <table:table-cell table:formula="of:=IF(ISERR([対戦表.G81]);&quot;&quot;;IF(ISBLANK([対戦表.G81]);&quot;&quot;;[対戦表.G81]))">
            <text:p/>
          </table:table-cell>
        </table:table-row>
        <table:table-row table:style-name="ro3">
          <table:table-cell table:formula="of:=IF(ISERR([対戦表.F82]);&quot;&quot;;IF(ISBLANK([対戦表.F82]);&quot;&quot;;[対戦表.F82]))">
            <text:p/>
          </table:table-cell>
          <table:table-cell table:formula="of:=IF(ISERR([対戦表.G82]);&quot;&quot;;IF(ISBLANK([対戦表.G82]);&quot;&quot;;[対戦表.G82]))">
            <text:p/>
          </table:table-cell>
        </table:table-row>
        <table:table-row table:style-name="ro3">
          <table:table-cell table:formula="of:=IF(ISERR([対戦表.F83]);&quot;&quot;;IF(ISBLANK([対戦表.F83]);&quot;&quot;;[対戦表.F83]))">
            <text:p/>
          </table:table-cell>
          <table:table-cell table:formula="of:=IF(ISERR([対戦表.G83]);&quot;&quot;;IF(ISBLANK([対戦表.G83]);&quot;&quot;;[対戦表.G83]))">
            <text:p/>
          </table:table-cell>
        </table:table-row>
        <table:table-row table:style-name="ro3">
          <table:table-cell table:formula="of:=IF(ISERR([対戦表.F84]);&quot;&quot;;IF(ISBLANK([対戦表.F84]);&quot;&quot;;[対戦表.F84]))">
            <text:p/>
          </table:table-cell>
          <table:table-cell table:formula="of:=IF(ISERR([対戦表.G84]);&quot;&quot;;IF(ISBLANK([対戦表.G84]);&quot;&quot;;[対戦表.G84]))">
            <text:p/>
          </table:table-cell>
        </table:table-row>
        <table:table-row table:style-name="ro3">
          <table:table-cell table:formula="of:=IF(ISERR([対戦表.F85]);&quot;&quot;;IF(ISBLANK([対戦表.F85]);&quot;&quot;;[対戦表.F85]))">
            <text:p/>
          </table:table-cell>
          <table:table-cell table:formula="of:=IF(ISERR([対戦表.G85]);&quot;&quot;;IF(ISBLANK([対戦表.G85]);&quot;&quot;;[対戦表.G85]))">
            <text:p/>
          </table:table-cell>
        </table:table-row>
        <table:table-row table:style-name="ro3">
          <table:table-cell table:formula="of:=IF(ISERR([対戦表.F86]);&quot;&quot;;IF(ISBLANK([対戦表.F86]);&quot;&quot;;[対戦表.F86]))">
            <text:p/>
          </table:table-cell>
          <table:table-cell table:formula="of:=IF(ISERR([対戦表.G86]);&quot;&quot;;IF(ISBLANK([対戦表.G86]);&quot;&quot;;[対戦表.G86]))">
            <text:p/>
          </table:table-cell>
        </table:table-row>
        <table:table-row table:style-name="ro3">
          <table:table-cell table:formula="of:=IF(ISERR([対戦表.F87]);&quot;&quot;;IF(ISBLANK([対戦表.F87]);&quot;&quot;;[対戦表.F87]))">
            <text:p/>
          </table:table-cell>
          <table:table-cell table:formula="of:=IF(ISERR([対戦表.G87]);&quot;&quot;;IF(ISBLANK([対戦表.G87]);&quot;&quot;;[対戦表.G87]))">
            <text:p/>
          </table:table-cell>
        </table:table-row>
        <table:table-row table:style-name="ro3">
          <table:table-cell table:formula="of:=IF(ISERR([対戦表.F88]);&quot;&quot;;IF(ISBLANK([対戦表.F88]);&quot;&quot;;[対戦表.F88]))">
            <text:p/>
          </table:table-cell>
          <table:table-cell table:formula="of:=IF(ISERR([対戦表.G88]);&quot;&quot;;IF(ISBLANK([対戦表.G88]);&quot;&quot;;[対戦表.G88]))">
            <text:p/>
          </table:table-cell>
        </table:table-row>
        <table:table-row table:style-name="ro3">
          <table:table-cell table:formula="of:=IF(ISERR([対戦表.F89]);&quot;&quot;;IF(ISBLANK([対戦表.F89]);&quot;&quot;;[対戦表.F89]))">
            <text:p/>
          </table:table-cell>
          <table:table-cell table:formula="of:=IF(ISERR([対戦表.G89]);&quot;&quot;;IF(ISBLANK([対戦表.G89]);&quot;&quot;;[対戦表.G89]))">
            <text:p/>
          </table:table-cell>
        </table:table-row>
        <table:table-row table:style-name="ro3">
          <table:table-cell table:formula="of:=IF(ISERR([対戦表.F90]);&quot;&quot;;IF(ISBLANK([対戦表.F90]);&quot;&quot;;[対戦表.F90]))">
            <text:p/>
          </table:table-cell>
          <table:table-cell table:formula="of:=IF(ISERR([対戦表.G90]);&quot;&quot;;IF(ISBLANK([対戦表.G90]);&quot;&quot;;[対戦表.G90]))">
            <text:p/>
          </table:table-cell>
        </table:table-row>
        <table:table-row table:style-name="ro3">
          <table:table-cell table:formula="of:=IF(ISERR([対戦表.F91]);&quot;&quot;;IF(ISBLANK([対戦表.F91]);&quot;&quot;;[対戦表.F91]))">
            <text:p/>
          </table:table-cell>
          <table:table-cell table:formula="of:=IF(ISERR([対戦表.G91]);&quot;&quot;;IF(ISBLANK([対戦表.G91]);&quot;&quot;;[対戦表.G91]))">
            <text:p/>
          </table:table-cell>
        </table:table-row>
        <table:table-row table:style-name="ro3">
          <table:table-cell table:formula="of:=IF(ISERR([対戦表.F92]);&quot;&quot;;IF(ISBLANK([対戦表.F92]);&quot;&quot;;[対戦表.F92]))">
            <text:p/>
          </table:table-cell>
          <table:table-cell table:formula="of:=IF(ISERR([対戦表.G92]);&quot;&quot;;IF(ISBLANK([対戦表.G92]);&quot;&quot;;[対戦表.G92]))">
            <text:p/>
          </table:table-cell>
        </table:table-row>
        <table:table-row table:style-name="ro3">
          <table:table-cell table:formula="of:=IF(ISERR([対戦表.F93]);&quot;&quot;;IF(ISBLANK([対戦表.F93]);&quot;&quot;;[対戦表.F93]))">
            <text:p/>
          </table:table-cell>
          <table:table-cell table:formula="of:=IF(ISERR([対戦表.G93]);&quot;&quot;;IF(ISBLANK([対戦表.G93]);&quot;&quot;;[対戦表.G93]))">
            <text:p/>
          </table:table-cell>
        </table:table-row>
        <table:table-row table:style-name="ro3">
          <table:table-cell table:formula="of:=IF(ISERR([対戦表.F94]);&quot;&quot;;IF(ISBLANK([対戦表.F94]);&quot;&quot;;[対戦表.F94]))">
            <text:p/>
          </table:table-cell>
          <table:table-cell table:formula="of:=IF(ISERR([対戦表.G94]);&quot;&quot;;IF(ISBLANK([対戦表.G94]);&quot;&quot;;[対戦表.G94]))">
            <text:p/>
          </table:table-cell>
        </table:table-row>
        <table:table-row table:style-name="ro3">
          <table:table-cell table:formula="of:=IF(ISERR([対戦表.F95]);&quot;&quot;;IF(ISBLANK([対戦表.F95]);&quot;&quot;;[対戦表.F95]))">
            <text:p/>
          </table:table-cell>
          <table:table-cell table:formula="of:=IF(ISERR([対戦表.G95]);&quot;&quot;;IF(ISBLANK([対戦表.G95]);&quot;&quot;;[対戦表.G95]))">
            <text:p/>
          </table:table-cell>
        </table:table-row>
        <table:table-row table:style-name="ro3">
          <table:table-cell table:formula="of:=IF(ISERR([対戦表.F96]);&quot;&quot;;IF(ISBLANK([対戦表.F96]);&quot;&quot;;[対戦表.F96]))">
            <text:p/>
          </table:table-cell>
          <table:table-cell table:formula="of:=IF(ISERR([対戦表.G96]);&quot;&quot;;IF(ISBLANK([対戦表.G96]);&quot;&quot;;[対戦表.G96]))">
            <text:p/>
          </table:table-cell>
        </table:table-row>
        <table:table-row table:style-name="ro3">
          <table:table-cell table:formula="of:=IF(ISERR([対戦表.F97]);&quot;&quot;;IF(ISBLANK([対戦表.F97]);&quot;&quot;;[対戦表.F97]))">
            <text:p/>
          </table:table-cell>
          <table:table-cell table:formula="of:=IF(ISERR([対戦表.G97]);&quot;&quot;;IF(ISBLANK([対戦表.G97]);&quot;&quot;;[対戦表.G97]))">
            <text:p/>
          </table:table-cell>
        </table:table-row>
        <table:table-row table:style-name="ro3">
          <table:table-cell table:formula="of:=IF(ISERR([対戦表.F98]);&quot;&quot;;IF(ISBLANK([対戦表.F98]);&quot;&quot;;[対戦表.F98]))">
            <text:p/>
          </table:table-cell>
          <table:table-cell table:formula="of:=IF(ISERR([対戦表.G98]);&quot;&quot;;IF(ISBLANK([対戦表.G98]);&quot;&quot;;[対戦表.G98]))">
            <text:p/>
          </table:table-cell>
        </table:table-row>
        <table:table-row table:style-name="ro3">
          <table:table-cell table:formula="of:=IF(ISERR([対戦表.F99]);&quot;&quot;;IF(ISBLANK([対戦表.F99]);&quot;&quot;;[対戦表.F99]))">
            <text:p/>
          </table:table-cell>
          <table:table-cell table:formula="of:=IF(ISERR([対戦表.G99]);&quot;&quot;;IF(ISBLANK([対戦表.G99]);&quot;&quot;;[対戦表.G99]))">
            <text:p/>
          </table:table-cell>
        </table:table-row>
        <table:table-row table:style-name="ro3">
          <table:table-cell table:formula="of:=IF(ISERR([対戦表.F100]);&quot;&quot;;IF(ISBLANK([対戦表.F100]);&quot;&quot;;[対戦表.F100]))">
            <text:p/>
          </table:table-cell>
          <table:table-cell table:formula="of:=IF(ISERR([対戦表.G100]);&quot;&quot;;IF(ISBLANK([対戦表.G100]);&quot;&quot;;[対戦表.G100]))">
            <text:p/>
          </table:table-cell>
        </table:table-row>
        <table:table-row table:style-name="ro3">
          <table:table-cell table:formula="of:=IF(ISERR([対戦表.F101]);&quot;&quot;;IF(ISBLANK([対戦表.F101]);&quot;&quot;;[対戦表.F101]))">
            <text:p/>
          </table:table-cell>
          <table:table-cell table:formula="of:=IF(ISERR([対戦表.G101]);&quot;&quot;;IF(ISBLANK([対戦表.G101]);&quot;&quot;;[対戦表.G101]))">
            <text:p/>
          </table:table-cell>
        </table:table-row>
        <table:table-row table:style-name="ro3">
          <table:table-cell table:formula="of:=IF(ISERR([対戦表.F102]);&quot;&quot;;IF(ISBLANK([対戦表.F102]);&quot;&quot;;[対戦表.F102]))">
            <text:p/>
          </table:table-cell>
          <table:table-cell table:formula="of:=IF(ISERR([対戦表.G102]);&quot;&quot;;IF(ISBLANK([対戦表.G102]);&quot;&quot;;[対戦表.G102]))">
            <text:p/>
          </table:table-cell>
        </table:table-row>
        <table:table-row table:style-name="ro3">
          <table:table-cell table:formula="of:=IF(ISERR([対戦表.F103]);&quot;&quot;;IF(ISBLANK([対戦表.F103]);&quot;&quot;;[対戦表.F103]))">
            <text:p/>
          </table:table-cell>
          <table:table-cell table:formula="of:=IF(ISERR([対戦表.G103]);&quot;&quot;;IF(ISBLANK([対戦表.G103]);&quot;&quot;;[対戦表.G103]))">
            <text:p/>
          </table:table-cell>
        </table:table-row>
        <table:table-row table:style-name="ro3">
          <table:table-cell table:formula="of:=IF(ISERR([対戦表.F104]);&quot;&quot;;IF(ISBLANK([対戦表.F104]);&quot;&quot;;[対戦表.F104]))">
            <text:p/>
          </table:table-cell>
          <table:table-cell table:formula="of:=IF(ISERR([対戦表.G104]);&quot;&quot;;IF(ISBLANK([対戦表.G104]);&quot;&quot;;[対戦表.G104]))">
            <text:p/>
          </table:table-cell>
        </table:table-row>
        <table:table-row table:style-name="ro3">
          <table:table-cell table:formula="of:=IF(ISERR([対戦表.F105]);&quot;&quot;;IF(ISBLANK([対戦表.F105]);&quot;&quot;;[対戦表.F105]))">
            <text:p/>
          </table:table-cell>
          <table:table-cell table:formula="of:=IF(ISERR([対戦表.G105]);&quot;&quot;;IF(ISBLANK([対戦表.G105]);&quot;&quot;;[対戦表.G105]))">
            <text:p/>
          </table:table-cell>
        </table:table-row>
        <table:table-row table:style-name="ro3">
          <table:table-cell table:formula="of:=IF(ISERR([対戦表.F106]);&quot;&quot;;IF(ISBLANK([対戦表.F106]);&quot;&quot;;[対戦表.F106]))">
            <text:p/>
          </table:table-cell>
          <table:table-cell table:formula="of:=IF(ISERR([対戦表.G106]);&quot;&quot;;IF(ISBLANK([対戦表.G106]);&quot;&quot;;[対戦表.G106]))">
            <text:p/>
          </table:table-cell>
        </table:table-row>
        <table:table-row table:style-name="ro3">
          <table:table-cell table:formula="of:=IF(ISERR([対戦表.F107]);&quot;&quot;;IF(ISBLANK([対戦表.F107]);&quot;&quot;;[対戦表.F107]))">
            <text:p/>
          </table:table-cell>
          <table:table-cell table:formula="of:=IF(ISERR([対戦表.G107]);&quot;&quot;;IF(ISBLANK([対戦表.G107]);&quot;&quot;;[対戦表.G107]))">
            <text:p/>
          </table:table-cell>
        </table:table-row>
        <table:table-row table:style-name="ro3">
          <table:table-cell table:formula="of:=IF(ISERR([対戦表.F108]);&quot;&quot;;IF(ISBLANK([対戦表.F108]);&quot;&quot;;[対戦表.F108]))">
            <text:p/>
          </table:table-cell>
          <table:table-cell table:formula="of:=IF(ISERR([対戦表.G108]);&quot;&quot;;IF(ISBLANK([対戦表.G108]);&quot;&quot;;[対戦表.G108]))">
            <text:p/>
          </table:table-cell>
        </table:table-row>
        <table:table-row table:style-name="ro3">
          <table:table-cell table:formula="of:=IF(ISERR([対戦表.F109]);&quot;&quot;;IF(ISBLANK([対戦表.F109]);&quot;&quot;;[対戦表.F109]))">
            <text:p/>
          </table:table-cell>
          <table:table-cell table:formula="of:=IF(ISERR([対戦表.G109]);&quot;&quot;;IF(ISBLANK([対戦表.G109]);&quot;&quot;;[対戦表.G109]))">
            <text:p/>
          </table:table-cell>
        </table:table-row>
        <table:table-row table:style-name="ro3">
          <table:table-cell table:formula="of:=IF(ISERR([対戦表.F110]);&quot;&quot;;IF(ISBLANK([対戦表.F110]);&quot;&quot;;[対戦表.F110]))">
            <text:p/>
          </table:table-cell>
          <table:table-cell table:formula="of:=IF(ISERR([対戦表.G110]);&quot;&quot;;IF(ISBLANK([対戦表.G110]);&quot;&quot;;[対戦表.G110]))">
            <text:p/>
          </table:table-cell>
        </table:table-row>
        <table:table-row table:style-name="ro3">
          <table:table-cell table:formula="of:=IF(ISERR([対戦表.F111]);&quot;&quot;;IF(ISBLANK([対戦表.F111]);&quot;&quot;;[対戦表.F111]))">
            <text:p/>
          </table:table-cell>
          <table:table-cell table:formula="of:=IF(ISERR([対戦表.G111]);&quot;&quot;;IF(ISBLANK([対戦表.G111]);&quot;&quot;;[対戦表.G111]))">
            <text:p/>
          </table:table-cell>
        </table:table-row>
        <table:table-row table:style-name="ro3">
          <table:table-cell table:formula="of:=IF(ISERR([対戦表.F112]);&quot;&quot;;IF(ISBLANK([対戦表.F112]);&quot;&quot;;[対戦表.F112]))">
            <text:p/>
          </table:table-cell>
          <table:table-cell table:formula="of:=IF(ISERR([対戦表.G112]);&quot;&quot;;IF(ISBLANK([対戦表.G112]);&quot;&quot;;[対戦表.G112]))">
            <text:p/>
          </table:table-cell>
        </table:table-row>
        <table:table-row table:style-name="ro3">
          <table:table-cell table:formula="of:=IF(ISERR([対戦表.F113]);&quot;&quot;;IF(ISBLANK([対戦表.F113]);&quot;&quot;;[対戦表.F113]))">
            <text:p/>
          </table:table-cell>
          <table:table-cell table:formula="of:=IF(ISERR([対戦表.G113]);&quot;&quot;;IF(ISBLANK([対戦表.G113]);&quot;&quot;;[対戦表.G113]))">
            <text:p/>
          </table:table-cell>
        </table:table-row>
        <table:table-row table:style-name="ro3">
          <table:table-cell table:formula="of:=IF(ISERR([対戦表.F114]);&quot;&quot;;IF(ISBLANK([対戦表.F114]);&quot;&quot;;[対戦表.F114]))">
            <text:p/>
          </table:table-cell>
          <table:table-cell table:formula="of:=IF(ISERR([対戦表.G114]);&quot;&quot;;IF(ISBLANK([対戦表.G114]);&quot;&quot;;[対戦表.G114]))">
            <text:p/>
          </table:table-cell>
        </table:table-row>
        <table:table-row table:style-name="ro3">
          <table:table-cell table:formula="of:=IF(ISERR([対戦表.F115]);&quot;&quot;;IF(ISBLANK([対戦表.F115]);&quot;&quot;;[対戦表.F115]))">
            <text:p/>
          </table:table-cell>
          <table:table-cell table:formula="of:=IF(ISERR([対戦表.G115]);&quot;&quot;;IF(ISBLANK([対戦表.G115]);&quot;&quot;;[対戦表.G115]))">
            <text:p/>
          </table:table-cell>
        </table:table-row>
        <table:table-row table:style-name="ro3">
          <table:table-cell table:formula="of:=IF(ISERR([対戦表.F116]);&quot;&quot;;IF(ISBLANK([対戦表.F116]);&quot;&quot;;[対戦表.F116]))">
            <text:p/>
          </table:table-cell>
          <table:table-cell table:formula="of:=IF(ISERR([対戦表.G116]);&quot;&quot;;IF(ISBLANK([対戦表.G116]);&quot;&quot;;[対戦表.G116]))">
            <text:p/>
          </table:table-cell>
        </table:table-row>
        <table:table-row table:style-name="ro3">
          <table:table-cell table:formula="of:=IF(ISERR([対戦表.F117]);&quot;&quot;;IF(ISBLANK([対戦表.F117]);&quot;&quot;;[対戦表.F117]))">
            <text:p/>
          </table:table-cell>
          <table:table-cell table:formula="of:=IF(ISERR([対戦表.G117]);&quot;&quot;;IF(ISBLANK([対戦表.G117]);&quot;&quot;;[対戦表.G117]))">
            <text:p/>
          </table:table-cell>
        </table:table-row>
        <table:table-row table:style-name="ro3">
          <table:table-cell table:formula="of:=IF(ISERR([対戦表.F118]);&quot;&quot;;IF(ISBLANK([対戦表.F118]);&quot;&quot;;[対戦表.F118]))">
            <text:p/>
          </table:table-cell>
          <table:table-cell table:formula="of:=IF(ISERR([対戦表.G118]);&quot;&quot;;IF(ISBLANK([対戦表.G118]);&quot;&quot;;[対戦表.G118]))">
            <text:p/>
          </table:table-cell>
        </table:table-row>
        <table:table-row table:style-name="ro3">
          <table:table-cell table:formula="of:=IF(ISERR([対戦表.F119]);&quot;&quot;;IF(ISBLANK([対戦表.F119]);&quot;&quot;;[対戦表.F119]))">
            <text:p/>
          </table:table-cell>
          <table:table-cell table:formula="of:=IF(ISERR([対戦表.G119]);&quot;&quot;;IF(ISBLANK([対戦表.G119]);&quot;&quot;;[対戦表.G119]))">
            <text:p/>
          </table:table-cell>
        </table:table-row>
        <table:table-row table:style-name="ro3">
          <table:table-cell table:formula="of:=IF(ISERR([対戦表.F120]);&quot;&quot;;IF(ISBLANK([対戦表.F120]);&quot;&quot;;[対戦表.F120]))">
            <text:p/>
          </table:table-cell>
          <table:table-cell table:formula="of:=IF(ISERR([対戦表.G120]);&quot;&quot;;IF(ISBLANK([対戦表.G120]);&quot;&quot;;[対戦表.G120]))">
            <text:p/>
          </table:table-cell>
        </table:table-row>
        <table:table-row table:style-name="ro3">
          <table:table-cell table:formula="of:=IF(ISERR([対戦表.F121]);&quot;&quot;;IF(ISBLANK([対戦表.F121]);&quot;&quot;;[対戦表.F121]))">
            <text:p/>
          </table:table-cell>
          <table:table-cell table:formula="of:=IF(ISERR([対戦表.G121]);&quot;&quot;;IF(ISBLANK([対戦表.G121]);&quot;&quot;;[対戦表.G121]))">
            <text:p/>
          </table:table-cell>
        </table:table-row>
        <table:table-row table:style-name="ro3">
          <table:table-cell table:formula="of:=IF(ISERR([対戦表.F122]);&quot;&quot;;IF(ISBLANK([対戦表.F122]);&quot;&quot;;[対戦表.F122]))">
            <text:p/>
          </table:table-cell>
          <table:table-cell table:formula="of:=IF(ISERR([対戦表.G122]);&quot;&quot;;IF(ISBLANK([対戦表.G122]);&quot;&quot;;[対戦表.G122]))">
            <text:p/>
          </table:table-cell>
        </table:table-row>
        <table:table-row table:style-name="ro3">
          <table:table-cell table:formula="of:=IF(ISERR([対戦表.F123]);&quot;&quot;;IF(ISBLANK([対戦表.F123]);&quot;&quot;;[対戦表.F123]))">
            <text:p/>
          </table:table-cell>
          <table:table-cell table:formula="of:=IF(ISERR([対戦表.G123]);&quot;&quot;;IF(ISBLANK([対戦表.G123]);&quot;&quot;;[対戦表.G123]))">
            <text:p/>
          </table:table-cell>
        </table:table-row>
        <table:table-row table:style-name="ro3">
          <table:table-cell table:formula="of:=IF(ISERR([対戦表.F124]);&quot;&quot;;IF(ISBLANK([対戦表.F124]);&quot;&quot;;[対戦表.F124]))">
            <text:p/>
          </table:table-cell>
          <table:table-cell table:formula="of:=IF(ISERR([対戦表.G124]);&quot;&quot;;IF(ISBLANK([対戦表.G124]);&quot;&quot;;[対戦表.G124]))">
            <text:p/>
          </table:table-cell>
        </table:table-row>
        <table:table-row table:style-name="ro3">
          <table:table-cell table:formula="of:=IF(ISERR([対戦表.F125]);&quot;&quot;;IF(ISBLANK([対戦表.F125]);&quot;&quot;;[対戦表.F125]))">
            <text:p/>
          </table:table-cell>
          <table:table-cell table:formula="of:=IF(ISERR([対戦表.G125]);&quot;&quot;;IF(ISBLANK([対戦表.G125]);&quot;&quot;;[対戦表.G125])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style:diagonal-tl-br="0.06pt solid 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9">0000/00/00</text:date>, <text:time style:data-style-name="N2" text:time-value="23:44:23.341524323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23:02:31.890250357</meta:creation-date>
    <dc:date>2019-08-19T23:45:36.525495289</dc:date>
    <meta:editing-duration>PT40M38S</meta:editing-duration>
    <meta:editing-cycles>9</meta:editing-cycles>
    <meta:generator>LibreOffice/5.1.6.2$Linux_X86_64 LibreOffice_project/10m0$Build-2</meta:generator>
    <meta:document-statistic meta:table-count="4" meta:cell-count="967" meta:object-count="1"/>
  </office:meta>
</office:document-meta>
</file>